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drugs">
        <table:table-row>
          <table:table-cell office:value-type="string">
            <text:p>BuSpar</text:p>
          </table:table-cell>
          <table:table-cell office:value-type="string">
            <text:p>Anxiety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etaminophen / hydrocodone</text:p>
          </table:table-cell>
          <table:table-cell office:value-type="string">
            <text:p>Pai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viane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Inderal</text:p>
          </table:table-cell>
          <table:table-cell office:value-type="string">
            <text:p>Migraine Prevention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Promethazine</text:p>
          </table:table-cell>
          <table:table-cell office:value-type="string">
            <text:p>Nausea/Vomiting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ioconazole</text:p>
          </table:table-cell>
          <table:table-cell office:value-type="string">
            <text:p>Vaginal Yeast Infec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Orthovisc</text:p>
          </table:table-cell>
          <table:table-cell office:value-type="string">
            <text:p>Osteoarthrit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Implanon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arezine</text:p>
          </table:table-cell>
          <table:table-cell office:value-type="string">
            <text:p>Motion Sicknes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evonorgestrel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ripiprazole</text:p>
          </table:table-cell>
          <table:table-cell office:value-type="string">
            <text:p>Bipolar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inoxidil</text:p>
          </table:table-cell>
          <table:table-cell office:value-type="string">
            <text:p>High Blood Pressur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Humira</text:p>
          </table:table-cell>
          <table:table-cell office:value-type="string">
            <text:p>Psoriatic Arthrit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Insulin inhalation, rapid acting</text:p>
          </table:table-cell>
          <table:table-cell office:value-type="string">
            <text:p>Diabetes, Type 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etaminophen / hydrocodone</text:p>
          </table:table-cell>
          <table:table-cell office:value-type="string">
            <text:p>Pain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Phenazopyridine</text:p>
          </table:table-cell>
          <table:table-cell office:value-type="string">
            <text:p>Interstitial Cystit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evonorgestrel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lonidine</text:p>
          </table:table-cell>
          <table:table-cell office:value-type="string">
            <text:p>ADHD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thinyl estradiol / norgestimate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Nicoderm CQ</text:p>
          </table:table-cell>
          <table:table-cell office:value-type="string">
            <text:p>Smoking Cessa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evonorgestrel</text:p>
          </table:table-cell>
          <table:table-cell office:value-type="string">
            <text:p>Emergency Contracep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elecoxib</text:p>
          </table:table-cell>
          <table:table-cell office:value-type="string">
            <text:p>Osteoarthrit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elviq</text:p>
          </table:table-cell>
          <table:table-cell office:value-type="string">
            <text:p>Weight Los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Seroquel</text:p>
          </table:table-cell>
          <table:table-cell office:value-type="string">
            <text:p>Schizoaffective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mbien</text:p>
          </table:table-cell>
          <table:table-cell office:value-type="string">
            <text:p>Insomni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Nuvigil</text:p>
          </table:table-cell>
          <table:table-cell office:value-type="string">
            <text:p>Narcolepsy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hantix</text:p>
          </table:table-cell>
          <table:table-cell office:value-type="string">
            <text:p>Smoking Cessation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Microgestin Fe 1 / 20</text:p>
          </table:table-cell>
          <table:table-cell office:value-type="string">
            <text:p>Acn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Klonopin</text:p>
          </table:table-cell>
          <table:table-cell office:value-type="string">
            <text:p>Bipolar Disorde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Ciprofloxacin</text:p>
          </table:table-cell>
          <table:table-cell office:value-type="string">
            <text:p>Urinary Tract Infection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Trazodone</text:p>
          </table:table-cell>
          <table:table-cell office:value-type="string">
            <text:p>Insomni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nteraGam</text:p>
          </table:table-cell>
          <table:table-cell office:value-type="string">
            <text:p>Irritable Bowel Syndrome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Aripiprazole</text:p>
          </table:table-cell>
          <table:table-cell office:value-type="string">
            <text:p>Bipolar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yclosporine</text:p>
          </table:table-cell>
          <table:table-cell office:value-type="string">
            <text:p>Keratoconjunctivitis Sicc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Oxybutynin</text:p>
          </table:table-cell>
          <table:table-cell office:value-type="string">
            <text:p>Hyperhidros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urasidone</text:p>
          </table:table-cell>
          <table:table-cell office:value-type="string">
            <text:p>Bipolar Disorde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Clonazepam</text:p>
          </table:table-cell>
          <table:table-cell office:value-type="string">
            <text:p>Panic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iclopirox</text:p>
          </table:table-cell>
          <table:table-cell office:value-type="string">
            <text:p>Onychomycosis, Fingernai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Sodium oxybate</text:p>
          </table:table-cell>
          <table:table-cell office:value-type="string">
            <text:p>Narcolepsy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amotrigine</text:p>
          </table:table-cell>
          <table:table-cell office:value-type="string">
            <text:p>Bipolar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lisovi Fe 1 / 20</text:p>
          </table:table-cell>
          <table:table-cell office:value-type="string">
            <text:p>Birth Control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Ivermectin</text:p>
          </table:table-cell>
          <table:table-cell office:value-type="string">
            <text:p>Rosace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Suprep Bowel Prep Kit</text:p>
          </table:table-cell>
          <table:table-cell office:value-type="string">
            <text:p>Bowel Prepara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ovantik</text:p>
          </table:table-cell>
          <table:table-cell office:value-type="string">
            <text:p>Constipation, Drug Induced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Lorcaserin</text:p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tos</text:p>
          </table:table-cell>
          <table:table-cell office:value-type="string">
            <text:p>Diabetes, Type 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uloxetine</text:p>
          </table:table-cell>
          <table:table-cell office:value-type="string">
            <text:p>Pai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NuvaRing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scitalopram</text:p>
          </table:table-cell>
          <table:table-cell office:value-type="string">
            <text:p>Depress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esamorelin</text:p>
          </table:table-cell>
          <table:table-cell office:value-type="string">
            <text:p>Lipodystrophy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ampral</text:p>
          </table:table-cell>
          <table:table-cell office:value-type="string">
            <text:p>Alcohol Dependence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Gabapentin</text:p>
          </table:table-cell>
          <table:table-cell office:value-type="string">
            <text:p>Bipolar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evonorgestrel</text:p>
          </table:table-cell>
          <table:table-cell office:value-type="string">
            <text:p>Emergency Contracep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ubra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lan B One-Step</text:p>
          </table:table-cell>
          <table:table-cell office:value-type="string">
            <text:p>Emergency Contraception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Ethinyl estradiol / etonogestrel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icrogestin Fe 1.5 / 30</text:p>
          </table:table-cell>
          <table:table-cell office:value-type="string">
            <text:p>Birth Control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Wellbutrin</text:p>
          </table:table-cell>
          <table:table-cell office:value-type="string">
            <text:p>Major Depressive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lonazepam</text:p>
          </table:table-cell>
          <table:table-cell office:value-type="string">
            <text:p>Anxiety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enzoyl peroxide / clindamycin</text:p>
          </table:table-cell>
          <table:table-cell office:value-type="string">
            <text:p>Acne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Etonogestrel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iconazole</text:p>
          </table:table-cell>
          <table:table-cell office:value-type="string">
            <text:p>Vaginal Yeast Infec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Nitrofurantoin</text:p>
          </table:table-cell>
          <table:table-cell office:value-type="string">
            <text:p>Bladder Infec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tonogestrel</text:p>
          </table:table-cell>
          <table:table-cell office:value-type="string">
            <text:p>Birth Control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Ortho Tri-Cyclen Lo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amsulosin</text:p>
          </table:table-cell>
          <table:table-cell office:value-type="string">
            <text:p>Benign Prostatic Hyperplasi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ofacitinib</text:p>
          </table:table-cell>
          <table:table-cell office:value-type="string">
            <text:p>Rheumatoid Arthrit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ryselle</text:p>
          </table:table-cell>
          <table:table-cell office:value-type="string">
            <text:p>Endometrios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mphetamine / dextroamphetamine</text:p>
          </table:table-cell>
          <table:table-cell office:value-type="string">
            <text:p>ADHD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lindamycin</text:p>
          </table:table-cell>
          <table:table-cell office:value-type="string">
            <text:p>Acn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ramipexole</text:p>
          </table:table-cell>
          <table:table-cell office:value-type="string">
            <text:p>Restless Legs Syndrom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Skyla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astacaft</text:p>
          </table:table-cell>
          <table:table-cell office:value-type="string">
            <text:p>Conjunctivitis, Allergic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ffexor XR</text:p>
          </table:table-cell>
          <table:table-cell office:value-type="string">
            <text:p>Anxiety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Nifedipine</text:p>
          </table:table-cell>
          <table:table-cell office:value-type="string">
            <text:p>Raynaud's Syndrom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urasidone</text:p>
          </table:table-cell>
          <table:table-cell office:value-type="string">
            <text:p>Schizophreni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frezza</text:p>
          </table:table-cell>
          <table:table-cell office:value-type="string">
            <text:p>Diabetes, Type 1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Zoloft</text:p>
          </table:table-cell>
          <table:table-cell office:value-type="string">
            <text:p>Depress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Ziprasidone</text:p>
          </table:table-cell>
          <table:table-cell office:value-type="string">
            <text:p>Schizophreni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actrim</text:p>
          </table:table-cell>
          <table:table-cell office:value-type="string">
            <text:p>Kidney Infection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thinyl estradiol / norethindrone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Sertraline</text:p>
          </table:table-cell>
          <table:table-cell office:value-type="string">
            <text:p>Major Depressive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luminum chloride hexahydrate</text:p>
          </table:table-cell>
          <table:table-cell office:value-type="string">
            <text:p>Hyperhidros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ffexor XR</text:p>
          </table:table-cell>
          <table:table-cell office:value-type="string">
            <text:p>Depress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araGard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regabalin</text:p>
          </table:table-cell>
          <table:table-cell office:value-type="string">
            <text:p>Generalized Anxiety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thinyl estradiol / levonorgestrel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Ultram</text:p>
          </table:table-cell>
          <table:table-cell office:value-type="string">
            <text:p>Pai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hentermine</text:p>
          </table:table-cell>
          <table:table-cell office:value-type="string">
            <text:p>Obesity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Venlafaxine</text:p>
          </table:table-cell>
          <table:table-cell office:value-type="string">
            <text:p>Depress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ampral</text:p>
          </table:table-cell>
          <table:table-cell office:value-type="string">
            <text:p>Alcohol Dependenc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Venlafaxine</text:p>
          </table:table-cell>
          <table:table-cell office:value-type="string">
            <text:p>Depress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evonorgestrel</text:p>
          </table:table-cell>
          <table:table-cell office:value-type="string">
            <text:p>Emergency Contracep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Spar</text:p>
          </table:table-cell>
          <table:table-cell office:value-type="string">
            <text:p>Anxiety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etaminophen / hydrocodone</text:p>
          </table:table-cell>
          <table:table-cell office:value-type="string">
            <text:p>Pain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Oxycodone</text:p>
          </table:table-cell>
          <table:table-cell office:value-type="string">
            <text:p>Birth Control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Nexplanon</text:p>
          </table:table-cell>
          <table:table-cell office:value-type="string">
            <text:p>Migraine Preven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propion</text:p>
          </table:table-cell>
          <table:table-cell office:value-type="string">
            <text:p>Nausea/Vomiting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risdelle</text:p>
          </table:table-cell>
          <table:table-cell office:value-type="string">
            <text:p>Vaginal Yeast Infec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propion</text:p>
          </table:table-cell>
          <table:table-cell office:value-type="string">
            <text:p>Osteoarthrit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eyaz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o Loestrin Fe</text:p>
          </table:table-cell>
          <table:table-cell office:value-type="string">
            <text:p>Motion Sicknes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thinyl estradiol / norgestimate</text:p>
          </table:table-cell>
          <table:table-cell office:value-type="string">
            <text:p>Birth Control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Yasmin</text:p>
          </table:table-cell>
          <table:table-cell office:value-type="string">
            <text:p>Bipolar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propion</text:p>
          </table:table-cell>
          <table:table-cell office:value-type="string">
            <text:p>High Blood Pressur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Zoloft</text:p>
          </table:table-cell>
          <table:table-cell office:value-type="string">
            <text:p>Psoriatic Arthrit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Nucynta ER</text:p>
          </table:table-cell>
          <table:table-cell office:value-type="string">
            <text:p>Diabetes, Type 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rozac</text:p>
          </table:table-cell>
          <table:table-cell office:value-type="string">
            <text:p>Pai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Spar</text:p>
          </table:table-cell>
          <table:table-cell office:value-type="string">
            <text:p>Interstitial Cystit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Kariva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scitalopram</text:p>
          </table:table-cell>
          <table:table-cell office:value-type="string">
            <text:p>ADHD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icrogestin Fe 1 / 20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iraglutide</text:p>
          </table:table-cell>
          <table:table-cell office:value-type="string">
            <text:p>Smoking Cessa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Sutent</text:p>
          </table:table-cell>
          <table:table-cell office:value-type="string">
            <text:p>Emergency Contracep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thinyl estradiol / norethindrone</text:p>
          </table:table-cell>
          <table:table-cell office:value-type="string">
            <text:p>Osteoarthrit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ramadol</text:p>
          </table:table-cell>
          <table:table-cell office:value-type="string">
            <text:p>Major Depressive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ylenol with Codeine #3</text:p>
          </table:table-cell>
          <table:table-cell office:value-type="string">
            <text:p>Migraine Preven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Spar</text:p>
          </table:table-cell>
          <table:table-cell office:value-type="string">
            <text:p>Bipolar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agnesium citrate</text:p>
          </table:table-cell>
          <table:table-cell office:value-type="string">
            <text:p>Migraine Preven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ioconazole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epo-Provera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rospirenone / ethinyl estradiol</text:p>
          </table:table-cell>
          <table:table-cell office:value-type="string">
            <text:p>Postmenopausal Symptom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Safyral</text:p>
          </table:table-cell>
          <table:table-cell office:value-type="string">
            <text:p>Depress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evonorgestrel</text:p>
          </table:table-cell>
          <table:table-cell office:value-type="string">
            <text:p>Bacterial Skin Infec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ffexor XR</text:p>
          </table:table-cell>
          <table:table-cell office:value-type="string">
            <text:p>Weight Los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esyrel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Glyburide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scitalopram</text:p>
          </table:table-cell>
          <table:table-cell office:value-type="string">
            <text:p>ibromyalgi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ldesleukin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Zoloft</text:p>
          </table:table-cell>
          <table:table-cell office:value-type="string">
            <text:p>Cough and Nasal Conges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esvenlafaxine</text:p>
          </table:table-cell>
          <table:table-cell office:value-type="string">
            <text:p>Pai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evonorgestrel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rospirenone / ethinyl estradiol</text:p>
          </table:table-cell>
          <table:table-cell office:value-type="string">
            <text:p>Depression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Phentermine / topiramate</text:p>
          </table:table-cell>
          <table:table-cell office:value-type="string">
            <text:p>Hot Flashe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ristiq</text:p>
          </table:table-cell>
          <table:table-cell office:value-type="string">
            <text:p>Smoking Cessa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urasidone</text:p>
          </table:table-cell>
          <table:table-cell office:value-type="string">
            <text:p>Acn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iconazole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amprosate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Spironolactone</text:p>
          </table:table-cell>
          <table:table-cell office:value-type="string">
            <text:p>Acn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oxylamine / pyridoxine</text:p>
          </table:table-cell>
          <table:table-cell office:value-type="string">
            <text:p>ADHD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emerol</text:p>
          </table:table-cell>
          <table:table-cell office:value-type="string">
            <text:p>Depress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Vyvanse</text:p>
          </table:table-cell>
          <table:table-cell office:value-type="string">
            <text:p>Diabetic Peripheral Neuropathy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epo-Provera</text:p>
          </table:table-cell>
          <table:table-cell office:value-type="string">
            <text:p>Major Depressive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Sovaldi</text:p>
          </table:table-cell>
          <table:table-cell office:value-type="string">
            <text:p>Anxiety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Sertraline</text:p>
          </table:table-cell>
          <table:table-cell office:value-type="string">
            <text:p>Birth Control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Motrin IB</text:p>
          </table:table-cell>
          <table:table-cell office:value-type="string">
            <text:p>Depression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Valacyclovir</text:p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prenorphine / naloxone</text:p>
          </table:table-cell>
          <table:table-cell office:value-type="string">
            <text:p>Diabetes, Type 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etoprolol</text:p>
          </table:table-cell>
          <table:table-cell office:value-type="string">
            <text:p>Renal Cell Carcinom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ristiq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ontelukast</text:p>
          </table:table-cell>
          <table:table-cell office:value-type="string">
            <text:p>Pai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extromethorphan</text:p>
          </table:table-cell>
          <table:table-cell office:value-type="string">
            <text:p>Pai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evitra</text:p>
          </table:table-cell>
          <table:table-cell office:value-type="string">
            <text:p>Panic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Restoril</text:p>
          </table:table-cell>
          <table:table-cell office:value-type="string">
            <text:p>Constipa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zathioprine</text:p>
          </table:table-cell>
          <table:table-cell office:value-type="string">
            <text:p>Vaginal Yeast Infec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dapalene / benzoyl peroxide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inzess</text:p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evetiracetam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Ziana</text:p>
          </table:table-cell>
          <table:table-cell office:value-type="string">
            <text:p>Emergency Contracep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Suboxone</text:p>
          </table:table-cell>
          <table:table-cell office:value-type="string">
            <text:p>Opiate Dependenc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Nexplanon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inidazole</text:p>
          </table:table-cell>
          <table:table-cell office:value-type="string">
            <text:p>Bacterial Vaginit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iazepam</text:p>
          </table:table-cell>
          <table:table-cell office:value-type="string">
            <text:p>Not Listed / Oth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Spironolactone</text:p>
          </table:table-cell>
          <table:table-cell office:value-type="string">
            <text:p>Acn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Quetiapine</text:p>
          </table:table-cell>
          <table:table-cell office:value-type="string">
            <text:p>Bipolar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etaminophen / butalbital / caffeine</text:p>
          </table:table-cell>
          <table:table-cell office:value-type="string">
            <text:p>Headach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thinyl estradiol / norethindrone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stradiol</text:p>
          </table:table-cell>
          <table:table-cell office:value-type="string">
            <text:p>Postmenopausal Symptom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Gabapentin</text:p>
          </table:table-cell>
          <table:table-cell office:value-type="string">
            <text:p>ibromyalgi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araGard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ropofol</text:p>
          </table:table-cell>
          <table:table-cell office:value-type="string">
            <text:p>Anesthesi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epo-Provera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ropranolol</text:p>
          </table:table-cell>
          <table:table-cell office:value-type="string">
            <text:p>mance Anxiety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dapalene / benzoyl peroxide</text:p>
          </table:table-cell>
          <table:table-cell office:value-type="string">
            <text:p>Acn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Yaz</text:p>
          </table:table-cell>
          <table:table-cell office:value-type="string">
            <text:p>Menstrual Disorder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evofloxacin</text:p>
          </table:table-cell>
          <table:table-cell office:value-type="string">
            <text:p>Pneumoni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Vilazodone</text:p>
          </table:table-cell>
          <table:table-cell office:value-type="string">
            <text:p>Depress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ccutane</text:p>
          </table:table-cell>
          <table:table-cell office:value-type="string">
            <text:p>Acn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upropion</text:p>
          </table:table-cell>
          <table:table-cell office:value-type="string">
            <text:p>Depress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Nalbuphine</text:p>
          </table:table-cell>
          <table:table-cell office:value-type="string">
            <text:p>Pai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exapro</text:p>
          </table:table-cell>
          <table:table-cell office:value-type="string">
            <text:p>Depress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Quetiapine</text:p>
          </table:table-cell>
          <table:table-cell office:value-type="string">
            <text:p>Generalized Anxiety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iraLax</text:p>
          </table:table-cell>
          <table:table-cell office:value-type="string">
            <text:p>Constipation, Acut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lonazepam</text:p>
          </table:table-cell>
          <table:table-cell office:value-type="string">
            <text:p>Anxiety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henobarbital</text:p>
          </table:table-cell>
          <table:table-cell office:value-type="string">
            <text:p>Seizure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evonorgestrel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ri-Sprintec</text:p>
          </table:table-cell>
          <table:table-cell office:value-type="string">
            <text:p>0&lt;/span&gt; users found this comm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etronidazole</text:p>
          </table:table-cell>
          <table:table-cell office:value-type="string">
            <text:p>Rosace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ramadol</text:p>
          </table:table-cell>
          <table:table-cell office:value-type="string">
            <text:p>Chronic Pai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etoprolol</text:p>
          </table:table-cell>
          <table:table-cell office:value-type="string">
            <text:p>Benign Essential Trem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Imiquimod</text:p>
          </table:table-cell>
          <table:table-cell office:value-type="string">
            <text:p>Human Papilloma Viru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affeine</text:p>
          </table:table-cell>
          <table:table-cell office:value-type="string">
            <text:p>Hypersomni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evonorgestrel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tonogestrel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isinopril</text:p>
          </table:table-cell>
          <table:table-cell office:value-type="string">
            <text:p>Diabetic Kidney Diseas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enzonatate</text:p>
          </table:table-cell>
          <table:table-cell office:value-type="string">
            <text:p>Cough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iazepam</text:p>
          </table:table-cell>
          <table:table-cell office:value-type="string">
            <text:p>Meniere's Diseas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yr Saline Nasal</text:p>
          </table:table-cell>
          <table:table-cell office:value-type="string">
            <text:p>Nasal Conges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Venlafaxine</text:p>
          </table:table-cell>
          <table:table-cell office:value-type="string">
            <text:p>Depress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larithromycin</text:p>
          </table:table-cell>
          <table:table-cell office:value-type="string">
            <text:p>Pneumoni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nbrel</text:p>
          </table:table-cell>
          <table:table-cell office:value-type="string">
            <text:p>Psoriatic Arthrit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thinyl estradiol / norethindrone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olyethylene glycol 3350 with electrolyt</text:p>
          </table:table-cell>
          <table:table-cell office:value-type="string">
            <text:p>Bowel Prepara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Implanon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Gabapentin</text:p>
          </table:table-cell>
          <table:table-cell office:value-type="string">
            <text:p>Pai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icrogestin Fe 1 / 20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Restasis</text:p>
          </table:table-cell>
          <table:table-cell office:value-type="string">
            <text:p>Keratoconjunctivitis Sicc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elviq</text:p>
          </table:table-cell>
          <table:table-cell office:value-type="string">
            <text:p>Weight Los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ioconazole</text:p>
          </table:table-cell>
          <table:table-cell office:value-type="string">
            <text:p>Vaginal Yeast Infec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Symbyax</text:p>
          </table:table-cell>
          <table:table-cell office:value-type="string">
            <text:p>Bipolar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Zoloft</text:p>
          </table:table-cell>
          <table:table-cell office:value-type="string">
            <text:p>Depress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Zoloft</text:p>
          </table:table-cell>
          <table:table-cell office:value-type="string">
            <text:p>Obsessive Compulsive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Vilazodone</text:p>
          </table:table-cell>
          <table:table-cell office:value-type="string">
            <text:p>Major Depressive Disord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retinoin</text:p>
          </table:table-cell>
          <table:table-cell office:value-type="string">
            <text:p>Acn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Gleevec</text:p>
          </table:table-cell>
          <table:table-cell office:value-type="string">
            <text:p>Chronic Myelogenous Leukemi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esvenlafaxine</text:p>
          </table:table-cell>
          <table:table-cell office:value-type="string">
            <text:p>Depress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Nexplanon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Ropinirole</text:p>
          </table:table-cell>
          <table:table-cell office:value-type="string">
            <text:p>Restless Legs Syndrom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viane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epo-Provera</text:p>
          </table:table-cell>
          <table:table-cell office:value-type="string">
            <text:p>Endometrios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Gabapentin</text:p>
          </table:table-cell>
          <table:table-cell office:value-type="string">
            <text:p>Anxiety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Ethinyl estradiol / levonorgestrel</text:p>
          </table:table-cell>
          <table:table-cell office:value-type="string">
            <text:p>Birth Control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Ethinyl estradiol / etonogestrel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lomiphene</text:p>
          </table:table-cell>
          <table:table-cell office:value-type="string">
            <text:p>emale Infertility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lotrimazole</text:p>
          </table:table-cell>
          <table:table-cell office:value-type="string">
            <text:p>Oral Thrush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opiramate</text:p>
          </table:table-cell>
          <table:table-cell office:value-type="string">
            <text:p>Migraine Preven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tonogestrel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mbien</text:p>
          </table:table-cell>
          <table:table-cell office:value-type="string">
            <text:p>Insomni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Vyvanse</text:p>
          </table:table-cell>
          <table:table-cell office:value-type="string">
            <text:p>ADHD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Fluorouracil</text:p>
          </table:table-cell>
          <table:table-cell office:value-type="string">
            <text:p>Actinic Keratos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Genvoya</text:p>
          </table:table-cell>
          <table:table-cell office:value-type="string">
            <text:p>HIV Infec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ramadol</text:p>
          </table:table-cell>
          <table:table-cell office:value-type="string">
            <text:p>Pain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Tessalon Perles</text:p>
          </table:table-cell>
          <table:table-cell office:value-type="string">
            <text:p>Cough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senapine</text:p>
          </table:table-cell>
          <table:table-cell office:value-type="string">
            <text:p>Bipolar Disorde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Gabapentin</text:p>
          </table:table-cell>
          <table:table-cell office:value-type="string">
            <text:p>Anxiety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dipex-P</text:p>
          </table:table-cell>
          <table:table-cell office:value-type="string">
            <text:p>Weight Los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thinyl estradiol / levonorgestrel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Suprep Bowel Prep Kit</text:p>
          </table:table-cell>
          <table:table-cell office:value-type="string">
            <text:p>Bowel Prepara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renatal Plus</text:p>
          </table:table-cell>
          <table:table-cell office:value-type="string">
            <text:p>Vitamin/Mineral Supplementatio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Keflex</text:p>
          </table:table-cell>
          <table:table-cell office:value-type="string">
            <text:p>Bacterial Infec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Vitamin D2</text:p>
          </table:table-cell>
          <table:table-cell office:value-type="string">
            <text:p>Vitamin D Deficiency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Flexeril</text:p>
          </table:table-cell>
          <table:table-cell office:value-type="string">
            <text:p>Sciatic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Viibryd</text:p>
          </table:table-cell>
          <table:table-cell office:value-type="string">
            <text:p>Depress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ysteda</text:p>
          </table:table-cell>
          <table:table-cell office:value-type="string">
            <text:p>Menstrual Disorder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Topiramate</text:p>
          </table:table-cell>
          <table:table-cell office:value-type="string">
            <text:p>Migraine Prevention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Omnicef</text:p>
          </table:table-cell>
          <table:table-cell office:value-type="string">
            <text:p>Otitis Medi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ugmentin</text:p>
          </table:table-cell>
          <table:table-cell office:value-type="string">
            <text:p>Skin or Soft Tissue Infec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entasa</text:p>
          </table:table-cell>
          <table:table-cell office:value-type="string">
            <text:p>Crohn's Disease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Zofran</text:p>
          </table:table-cell>
          <table:table-cell office:value-type="string">
            <text:p>Nausea/Vomiting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Kapidex</text:p>
          </table:table-cell>
          <table:table-cell office:value-type="string">
            <text:p>GERD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Serzone</text:p>
          </table:table-cell>
          <table:table-cell office:value-type="string">
            <text:p>Depress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thinyl estradiol / norgestimate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Zoloft</text:p>
          </table:table-cell>
          <table:table-cell office:value-type="string">
            <text:p>Depression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Hyoscyamine / methenamine / methylene bl</text:p>
          </table:table-cell>
          <table:table-cell office:value-type="string">
            <text:p>Urinary Tract Infec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iphenhydramine</text:p>
          </table:table-cell>
          <table:table-cell office:value-type="string">
            <text:p>Insomnia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inocycline</text:p>
          </table:table-cell>
          <table:table-cell office:value-type="string">
            <text:p>Rheumatoid Arthrit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onistat 3-Day Combination Pack</text:p>
          </table:table-cell>
          <table:table-cell office:value-type="string">
            <text:p>Vaginal Yeast Infec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itocin</text:p>
          </table:table-cell>
          <table:table-cell office:value-type="string">
            <text:p>Labor Induc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evonorgestrel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yridostigmine</text:p>
          </table:table-cell>
          <table:table-cell office:value-type="string">
            <text:p>Myasthenia Grav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Naprosyn</text:p>
          </table:table-cell>
          <table:table-cell office:value-type="string">
            <text:p>Back Pai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locon</text:p>
          </table:table-cell>
          <table:table-cell office:value-type="string">
            <text:p>Psorias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lindamycin</text:p>
          </table:table-cell>
          <table:table-cell office:value-type="string">
            <text:p>Skin or Soft Tissue Infection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Pazopanib</text:p>
          </table:table-cell>
          <table:table-cell office:value-type="string">
            <text:p>Soft Tissue Sarcoma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Skyla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enosumab</text:p>
          </table:table-cell>
          <table:table-cell office:value-type="string">
            <text:p>Osteoporos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Bisacodyl</text:p>
          </table:table-cell>
          <table:table-cell office:value-type="string">
            <text:p>Constipatio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Paxil</text:p>
          </table:table-cell>
          <table:table-cell office:value-type="string">
            <text:p>Anxiety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Methotrexate</text:p>
          </table:table-cell>
          <table:table-cell office:value-type="string">
            <text:p>Psoriasi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Sprintec</text:p>
          </table:table-cell>
          <table:table-cell office:value-type="string">
            <text:p>Ovarian Cyst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tonogestrel</text:p>
          </table:table-cell>
          <table:table-cell office:value-type="string">
            <text:p>Birth Control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Ciprofloxacin</text:p>
          </table:table-cell>
          <table:table-cell office:value-type="string">
            <text:p>Kidney Infection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Levonorgestrel</text:p>
          </table:table-cell>
          <table:table-cell office:value-type="string">
            <text:p>Emergency Contraception</text:p>
          </table:table-cell>
          <table:table-cell office:value-type="string">
            <text:p>yes</text:p>
          </table:table-cell>
        </table:table-row>
      </table:table>
      <table:table table:name="invoice">
        <table:table-row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s5</text:p>
          </table:table-cell>
          <table:table-cell office:value-type="string">
            <text:p>paid</text:p>
          </table:table-cell>
          <table:table-cell office:value-type="string">
            <text:p>2017-10-27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Preston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7-02-08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Roland</text:p>
          </table:table-cell>
          <table:table-cell office:value-type="string">
            <text:p>s5</text:p>
          </table:table-cell>
          <table:table-cell office:value-type="string">
            <text:p>paid</text:p>
          </table:table-cell>
          <table:table-cell office:value-type="string">
            <text:p>2018-08-19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ldus</text:p>
          </table:table-cell>
          <table:table-cell office:value-type="string">
            <text:p>s9</text:p>
          </table:table-cell>
          <table:table-cell office:value-type="string">
            <text:p>paid</text:p>
          </table:table-cell>
          <table:table-cell office:value-type="string">
            <text:p>2018-01-1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Adrianna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6-11-28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Arthur</text:p>
          </table:table-cell>
          <table:table-cell office:value-type="string">
            <text:p>s7</text:p>
          </table:table-cell>
          <table:table-cell office:value-type="string">
            <text:p>paid</text:p>
          </table:table-cell>
          <table:table-cell office:value-type="string">
            <text:p>2019-11-17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Tess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6-10-21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Martin</text:p>
          </table:table-cell>
          <table:table-cell office:value-type="string">
            <text:p>s7</text:p>
          </table:table-cell>
          <table:table-cell office:value-type="string">
            <text:p>paid</text:p>
          </table:table-cell>
          <table:table-cell office:value-type="string">
            <text:p>2015-09-23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Kate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9-01-04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Miller</text:p>
          </table:table-cell>
          <table:table-cell office:value-type="string">
            <text:p>s9</text:p>
          </table:table-cell>
          <table:table-cell office:value-type="string">
            <text:p>unpaid</text:p>
          </table:table-cell>
          <table:table-cell office:value-type="string">
            <text:p>2018-01-02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Joyce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7-10-31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Victoria</text:p>
          </table:table-cell>
          <table:table-cell office:value-type="string">
            <text:p>s7</text:p>
          </table:table-cell>
          <table:table-cell office:value-type="string">
            <text:p>paid</text:p>
          </table:table-cell>
          <table:table-cell office:value-type="string">
            <text:p>2017-09-29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Valeria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8-10-27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Deanna</text:p>
          </table:table-cell>
          <table:table-cell office:value-type="string">
            <text:p>s9</text:p>
          </table:table-cell>
          <table:table-cell office:value-type="string">
            <text:p>paid</text:p>
          </table:table-cell>
          <table:table-cell office:value-type="string">
            <text:p>2015-11-09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Aldus</text:p>
          </table:table-cell>
          <table:table-cell office:value-type="string">
            <text:p>s9</text:p>
          </table:table-cell>
          <table:table-cell office:value-type="string">
            <text:p>paid</text:p>
          </table:table-cell>
          <table:table-cell office:value-type="string">
            <text:p>2017-07-27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Brad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6-10-23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Andrew</text:p>
          </table:table-cell>
          <table:table-cell office:value-type="string">
            <text:p>s5</text:p>
          </table:table-cell>
          <table:table-cell office:value-type="string">
            <text:p>paid</text:p>
          </table:table-cell>
          <table:table-cell office:value-type="string">
            <text:p>2017-09-01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Maximilian</text:p>
          </table:table-cell>
          <table:table-cell office:value-type="string">
            <text:p>s5</text:p>
          </table:table-cell>
          <table:table-cell office:value-type="string">
            <text:p>unpaid</text:p>
          </table:table-cell>
          <table:table-cell office:value-type="string">
            <text:p>2020-03-07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Maria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8-03-09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Chester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8-07-03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Adam</text:p>
          </table:table-cell>
          <table:table-cell office:value-type="string">
            <text:p>s9</text:p>
          </table:table-cell>
          <table:table-cell office:value-type="string">
            <text:p>paid</text:p>
          </table:table-cell>
          <table:table-cell office:value-type="string">
            <text:p>2018-01-07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Lana</text:p>
          </table:table-cell>
          <table:table-cell office:value-type="string">
            <text:p>s4</text:p>
          </table:table-cell>
          <table:table-cell office:value-type="string">
            <text:p>paid</text:p>
          </table:table-cell>
          <table:table-cell office:value-type="string">
            <text:p>2018-04-18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Owen</text:p>
          </table:table-cell>
          <table:table-cell office:value-type="string">
            <text:p>s7</text:p>
          </table:table-cell>
          <table:table-cell office:value-type="string">
            <text:p>paid</text:p>
          </table:table-cell>
          <table:table-cell office:value-type="string">
            <text:p>2019-11-02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Vanessa</text:p>
          </table:table-cell>
          <table:table-cell office:value-type="string">
            <text:p>s7</text:p>
          </table:table-cell>
          <table:table-cell office:value-type="string">
            <text:p>paid</text:p>
          </table:table-cell>
          <table:table-cell office:value-type="string">
            <text:p>2017-05-19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Connie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6-09-29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Sawyer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5-12-11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Julia</text:p>
          </table:table-cell>
          <table:table-cell office:value-type="string">
            <text:p>s9</text:p>
          </table:table-cell>
          <table:table-cell office:value-type="string">
            <text:p>paid</text:p>
          </table:table-cell>
          <table:table-cell office:value-type="string">
            <text:p>2020-02-05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Wilson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20-04-21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Isabella</text:p>
          </table:table-cell>
          <table:table-cell office:value-type="string">
            <text:p>s9</text:p>
          </table:table-cell>
          <table:table-cell office:value-type="string">
            <text:p>paid</text:p>
          </table:table-cell>
          <table:table-cell office:value-type="string">
            <text:p>2018-02-25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Kate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5-12-16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Melissa</text:p>
          </table:table-cell>
          <table:table-cell office:value-type="string">
            <text:p>s4</text:p>
          </table:table-cell>
          <table:table-cell office:value-type="string">
            <text:p>paid</text:p>
          </table:table-cell>
          <table:table-cell office:value-type="string">
            <text:p>2015-05-14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Grace</text:p>
          </table:table-cell>
          <table:table-cell office:value-type="string">
            <text:p>s7</text:p>
          </table:table-cell>
          <table:table-cell office:value-type="string">
            <text:p>paid</text:p>
          </table:table-cell>
          <table:table-cell office:value-type="string">
            <text:p>2017-12-25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Blake</text:p>
          </table:table-cell>
          <table:table-cell office:value-type="string">
            <text:p>s4</text:p>
          </table:table-cell>
          <table:table-cell office:value-type="string">
            <text:p>paid</text:p>
          </table:table-cell>
          <table:table-cell office:value-type="string">
            <text:p>2015-01-07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Cadie</text:p>
          </table:table-cell>
          <table:table-cell office:value-type="string">
            <text:p>s9</text:p>
          </table:table-cell>
          <table:table-cell office:value-type="string">
            <text:p>paid</text:p>
          </table:table-cell>
          <table:table-cell office:value-type="string">
            <text:p>2019-04-29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Lucas</text:p>
          </table:table-cell>
          <table:table-cell office:value-type="string">
            <text:p>s9</text:p>
          </table:table-cell>
          <table:table-cell office:value-type="string">
            <text:p>paid</text:p>
          </table:table-cell>
          <table:table-cell office:value-type="string">
            <text:p>2016-03-11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Freddie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8-12-06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Audrey</text:p>
          </table:table-cell>
          <table:table-cell office:value-type="string">
            <text:p>s4</text:p>
          </table:table-cell>
          <table:table-cell office:value-type="string">
            <text:p>paid</text:p>
          </table:table-cell>
          <table:table-cell office:value-type="string">
            <text:p>2015-05-05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Adison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8-10-29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Charlie</text:p>
          </table:table-cell>
          <table:table-cell office:value-type="string">
            <text:p>s7</text:p>
          </table:table-cell>
          <table:table-cell office:value-type="string">
            <text:p>paid</text:p>
          </table:table-cell>
          <table:table-cell office:value-type="string">
            <text:p>2019-10-29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Melanie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7-10-15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Camila</text:p>
          </table:table-cell>
          <table:table-cell office:value-type="string">
            <text:p>s5</text:p>
          </table:table-cell>
          <table:table-cell office:value-type="string">
            <text:p>paid</text:p>
          </table:table-cell>
          <table:table-cell office:value-type="string">
            <text:p>2018-03-22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Edith</text:p>
          </table:table-cell>
          <table:table-cell office:value-type="string">
            <text:p>s9</text:p>
          </table:table-cell>
          <table:table-cell office:value-type="string">
            <text:p>paid</text:p>
          </table:table-cell>
          <table:table-cell office:value-type="string">
            <text:p>2019-08-21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Richard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6-07-16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Cadie</text:p>
          </table:table-cell>
          <table:table-cell office:value-type="string">
            <text:p>s7</text:p>
          </table:table-cell>
          <table:table-cell office:value-type="string">
            <text:p>paid</text:p>
          </table:table-cell>
          <table:table-cell office:value-type="string">
            <text:p>2015-04-04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Alissa</text:p>
          </table:table-cell>
          <table:table-cell office:value-type="string">
            <text:p>s5</text:p>
          </table:table-cell>
          <table:table-cell office:value-type="string">
            <text:p>paid</text:p>
          </table:table-cell>
          <table:table-cell office:value-type="string">
            <text:p>2019-09-10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Roland</text:p>
          </table:table-cell>
          <table:table-cell office:value-type="string">
            <text:p>s7</text:p>
          </table:table-cell>
          <table:table-cell office:value-type="string">
            <text:p>paid</text:p>
          </table:table-cell>
          <table:table-cell office:value-type="string">
            <text:p>2016-10-13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Charlie</text:p>
          </table:table-cell>
          <table:table-cell office:value-type="string">
            <text:p>s7</text:p>
          </table:table-cell>
          <table:table-cell office:value-type="string">
            <text:p>paid</text:p>
          </table:table-cell>
          <table:table-cell office:value-type="string">
            <text:p>2018-05-09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Vincent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6-05-16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string">
            <text:p>s7</text:p>
          </table:table-cell>
          <table:table-cell office:value-type="string">
            <text:p>paid</text:p>
          </table:table-cell>
          <table:table-cell office:value-type="string">
            <text:p>2016-05-28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Ashton</text:p>
          </table:table-cell>
          <table:table-cell office:value-type="string">
            <text:p>s7</text:p>
          </table:table-cell>
          <table:table-cell office:value-type="string">
            <text:p>paid</text:p>
          </table:table-cell>
          <table:table-cell office:value-type="string">
            <text:p>2015-02-27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Max</text:p>
          </table:table-cell>
          <table:table-cell office:value-type="string">
            <text:p>s9</text:p>
          </table:table-cell>
          <table:table-cell office:value-type="string">
            <text:p>unpaid</text:p>
          </table:table-cell>
          <table:table-cell office:value-type="string">
            <text:p>2020-03-10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Tony</text:p>
          </table:table-cell>
          <table:table-cell office:value-type="string">
            <text:p>s5</text:p>
          </table:table-cell>
          <table:table-cell office:value-type="string">
            <text:p>paid</text:p>
          </table:table-cell>
          <table:table-cell office:value-type="string">
            <text:p>2016-01-16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Sienna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9-05-23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Tara</text:p>
          </table:table-cell>
          <table:table-cell office:value-type="string">
            <text:p>s4</text:p>
          </table:table-cell>
          <table:table-cell office:value-type="string">
            <text:p>paid</text:p>
          </table:table-cell>
          <table:table-cell office:value-type="string">
            <text:p>2016-03-10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John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20-03-03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Aston</text:p>
          </table:table-cell>
          <table:table-cell office:value-type="string">
            <text:p>s4</text:p>
          </table:table-cell>
          <table:table-cell office:value-type="string">
            <text:p>paid</text:p>
          </table:table-cell>
          <table:table-cell office:value-type="string">
            <text:p>2015-02-09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Evelyn</text:p>
          </table:table-cell>
          <table:table-cell office:value-type="string">
            <text:p>s7</text:p>
          </table:table-cell>
          <table:table-cell office:value-type="string">
            <text:p>paid</text:p>
          </table:table-cell>
          <table:table-cell office:value-type="string">
            <text:p>2018-08-25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Thomas</text:p>
          </table:table-cell>
          <table:table-cell office:value-type="string">
            <text:p>s5</text:p>
          </table:table-cell>
          <table:table-cell office:value-type="string">
            <text:p>paid</text:p>
          </table:table-cell>
          <table:table-cell office:value-type="string">
            <text:p>2019-01-18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Spike</text:p>
          </table:table-cell>
          <table:table-cell office:value-type="string">
            <text:p>s5</text:p>
          </table:table-cell>
          <table:table-cell office:value-type="string">
            <text:p>paid</text:p>
          </table:table-cell>
          <table:table-cell office:value-type="string">
            <text:p>2016-10-28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Ryan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7-11-19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Clark</text:p>
          </table:table-cell>
          <table:table-cell office:value-type="string">
            <text:p>s9</text:p>
          </table:table-cell>
          <table:table-cell office:value-type="string">
            <text:p>paid</text:p>
          </table:table-cell>
          <table:table-cell office:value-type="string">
            <text:p>2020-05-06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Carl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5-03-20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Alina</text:p>
          </table:table-cell>
          <table:table-cell office:value-type="string">
            <text:p>s5</text:p>
          </table:table-cell>
          <table:table-cell office:value-type="string">
            <text:p>paid</text:p>
          </table:table-cell>
          <table:table-cell office:value-type="string">
            <text:p>2016-06-17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Lilianna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7-10-25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Lucas</text:p>
          </table:table-cell>
          <table:table-cell office:value-type="string">
            <text:p>s4</text:p>
          </table:table-cell>
          <table:table-cell office:value-type="string">
            <text:p>paid</text:p>
          </table:table-cell>
          <table:table-cell office:value-type="string">
            <text:p>2017-06-28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Steven</text:p>
          </table:table-cell>
          <table:table-cell office:value-type="string">
            <text:p>s7</text:p>
          </table:table-cell>
          <table:table-cell office:value-type="string">
            <text:p>paid</text:p>
          </table:table-cell>
          <table:table-cell office:value-type="string">
            <text:p>2018-12-27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Victoria</text:p>
          </table:table-cell>
          <table:table-cell office:value-type="string">
            <text:p>s5</text:p>
          </table:table-cell>
          <table:table-cell office:value-type="string">
            <text:p>paid</text:p>
          </table:table-cell>
          <table:table-cell office:value-type="string">
            <text:p>2015-07-23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Sam</text:p>
          </table:table-cell>
          <table:table-cell office:value-type="string">
            <text:p>s9</text:p>
          </table:table-cell>
          <table:table-cell office:value-type="string">
            <text:p>paid</text:p>
          </table:table-cell>
          <table:table-cell office:value-type="string">
            <text:p>2015-12-10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Madaline</text:p>
          </table:table-cell>
          <table:table-cell office:value-type="string">
            <text:p>s4</text:p>
          </table:table-cell>
          <table:table-cell office:value-type="string">
            <text:p>paid</text:p>
          </table:table-cell>
          <table:table-cell office:value-type="string">
            <text:p>2020-03-08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Savana</text:p>
          </table:table-cell>
          <table:table-cell office:value-type="string">
            <text:p>s5</text:p>
          </table:table-cell>
          <table:table-cell office:value-type="string">
            <text:p>paid</text:p>
          </table:table-cell>
          <table:table-cell office:value-type="string">
            <text:p>2016-03-12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Victoria</text:p>
          </table:table-cell>
          <table:table-cell office:value-type="string">
            <text:p>s9</text:p>
          </table:table-cell>
          <table:table-cell office:value-type="string">
            <text:p>paid</text:p>
          </table:table-cell>
          <table:table-cell office:value-type="string">
            <text:p>2016-03-21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Haris</text:p>
          </table:table-cell>
          <table:table-cell office:value-type="string">
            <text:p>s5</text:p>
          </table:table-cell>
          <table:table-cell office:value-type="string">
            <text:p>paid</text:p>
          </table:table-cell>
          <table:table-cell office:value-type="string">
            <text:p>2015-03-03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Adrianna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5-07-14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Eddy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7-08-05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Fenton</text:p>
          </table:table-cell>
          <table:table-cell office:value-type="string">
            <text:p>s4</text:p>
          </table:table-cell>
          <table:table-cell office:value-type="string">
            <text:p>paid</text:p>
          </table:table-cell>
          <table:table-cell office:value-type="string">
            <text:p>2019-08-07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Gianna</text:p>
          </table:table-cell>
          <table:table-cell office:value-type="string">
            <text:p>s4</text:p>
          </table:table-cell>
          <table:table-cell office:value-type="string">
            <text:p>paid</text:p>
          </table:table-cell>
          <table:table-cell office:value-type="string">
            <text:p>2016-08-20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Myra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6-12-31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April</text:p>
          </table:table-cell>
          <table:table-cell office:value-type="string">
            <text:p>s9</text:p>
          </table:table-cell>
          <table:table-cell office:value-type="string">
            <text:p>paid</text:p>
          </table:table-cell>
          <table:table-cell office:value-type="string">
            <text:p>2018-01-11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Rebecca</text:p>
          </table:table-cell>
          <table:table-cell office:value-type="string">
            <text:p>s9</text:p>
          </table:table-cell>
          <table:table-cell office:value-type="string">
            <text:p>paid</text:p>
          </table:table-cell>
          <table:table-cell office:value-type="string">
            <text:p>2018-09-06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Daryl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5-05-01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Kevin</text:p>
          </table:table-cell>
          <table:table-cell office:value-type="string">
            <text:p>s7</text:p>
          </table:table-cell>
          <table:table-cell office:value-type="string">
            <text:p>paid</text:p>
          </table:table-cell>
          <table:table-cell office:value-type="string">
            <text:p>2018-09-19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Oscar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5-07-10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Jenna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7-05-18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John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9-10-11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Amy</text:p>
          </table:table-cell>
          <table:table-cell office:value-type="string">
            <text:p>s9</text:p>
          </table:table-cell>
          <table:table-cell office:value-type="string">
            <text:p>unpaid</text:p>
          </table:table-cell>
          <table:table-cell office:value-type="string">
            <text:p>2019-08-04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Elian</text:p>
          </table:table-cell>
          <table:table-cell office:value-type="string">
            <text:p>s5</text:p>
          </table:table-cell>
          <table:table-cell office:value-type="string">
            <text:p>paid</text:p>
          </table:table-cell>
          <table:table-cell office:value-type="string">
            <text:p>2016-06-04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Maximilian</text:p>
          </table:table-cell>
          <table:table-cell office:value-type="string">
            <text:p>s9</text:p>
          </table:table-cell>
          <table:table-cell office:value-type="string">
            <text:p>paid</text:p>
          </table:table-cell>
          <table:table-cell office:value-type="string">
            <text:p>2018-02-22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Chester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20-01-12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Paige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9-06-19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Catherine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7-10-11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Arthur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9-08-13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Darcy</text:p>
          </table:table-cell>
          <table:table-cell office:value-type="string">
            <text:p>s9</text:p>
          </table:table-cell>
          <table:table-cell office:value-type="string">
            <text:p>paid</text:p>
          </table:table-cell>
          <table:table-cell office:value-type="string">
            <text:p>2015-04-06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Hailey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9-02-14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Tess</text:p>
          </table:table-cell>
          <table:table-cell office:value-type="string">
            <text:p>s2</text:p>
          </table:table-cell>
          <table:table-cell office:value-type="string">
            <text:p>paid</text:p>
          </table:table-cell>
          <table:table-cell office:value-type="string">
            <text:p>2016-03-15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Lydia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8-06-15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Chester</text:p>
          </table:table-cell>
          <table:table-cell office:value-type="string">
            <text:p>s4</text:p>
          </table:table-cell>
          <table:table-cell office:value-type="string">
            <text:p>paid</text:p>
          </table:table-cell>
          <table:table-cell office:value-type="string">
            <text:p>2017-12-24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Martin</text:p>
          </table:table-cell>
          <table:table-cell office:value-type="string">
            <text:p>s5</text:p>
          </table:table-cell>
          <table:table-cell office:value-type="string">
            <text:p>paid</text:p>
          </table:table-cell>
          <table:table-cell office:value-type="string">
            <text:p>2016-12-24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Kelsey</text:p>
          </table:table-cell>
          <table:table-cell office:value-type="string">
            <text:p>s9</text:p>
          </table:table-cell>
          <table:table-cell office:value-type="string">
            <text:p>unpaid</text:p>
          </table:table-cell>
          <table:table-cell office:value-type="string">
            <text:p>2019-03-20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Brad</text:p>
          </table:table-cell>
          <table:table-cell office:value-type="string">
            <text:p>s7</text:p>
          </table:table-cell>
          <table:table-cell office:value-type="string">
            <text:p>paid</text:p>
          </table:table-cell>
          <table:table-cell office:value-type="string">
            <text:p>2017-08-12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Harold</text:p>
          </table:table-cell>
          <table:table-cell office:value-type="string">
            <text:p>s6</text:p>
          </table:table-cell>
          <table:table-cell office:value-type="string">
            <text:p>paid</text:p>
          </table:table-cell>
          <table:table-cell office:value-type="string">
            <text:p>2018-12-27</text:p>
          </table:table-cell>
        </table:table-row>
      </table:table>
      <table:table table:name="management">
        <table:table-row>
          <table:table-cell office:value-type="string">
            <text:p>s1</text:p>
          </table:table-cell>
          <table:table-cell office:value-type="string">
            <text:p>Agata</text:p>
          </table:table-cell>
          <table:table-cell office:value-type="string">
            <text:p>Andrews</text:p>
          </table:table-cell>
          <table:table-cell office:value-type="string">
            <text:p>Pharmacist</text:p>
          </table:table-cell>
          <table:table-cell office:value-type="string">
            <text:p>7768594332</text:p>
          </table:table-cell>
          <table:table-cell office:value-type="date" office:date-value="2020-05-08" table:style-name="DateCell">
            <text:p>2020-05-08</text:p>
          </table:table-cell>
          <table:table-cell office:value-type="float" office:value="26300">
            <text:p>26300</text:p>
          </table:table-cell>
        </table:table-row>
        <table:table-row>
          <table:table-cell office:value-type="string">
            <text:p>s2</text:p>
          </table:table-cell>
          <table:table-cell office:value-type="string">
            <text:p>Haris</text:p>
          </table:table-cell>
          <table:table-cell office:value-type="string">
            <text:p>Elis</text:p>
          </table:table-cell>
          <table:table-cell office:value-type="string">
            <text:p>pharmacist</text:p>
          </table:table-cell>
          <table:table-cell office:value-type="string">
            <text:p>8869785641</text:p>
          </table:table-cell>
          <table:table-cell office:value-type="date" office:date-value="2019-02-20" table:style-name="DateCell">
            <text:p>2019-02-20</text:p>
          </table:table-cell>
          <table:table-cell office:value-type="float" office:value="10200">
            <text:p>10200</text:p>
          </table:table-cell>
        </table:table-row>
        <table:table-row>
          <table:table-cell office:value-type="string">
            <text:p>s3</text:p>
          </table:table-cell>
          <table:table-cell office:value-type="string">
            <text:p>Michael</text:p>
          </table:table-cell>
          <table:table-cell office:value-type="string">
            <text:p>Mitchell</text:p>
          </table:table-cell>
          <table:table-cell office:value-type="string">
            <text:p>cashier</text:p>
          </table:table-cell>
          <table:table-cell office:value-type="string">
            <text:p>6565009873</text:p>
          </table:table-cell>
          <table:table-cell office:value-type="date" office:date-value="2017-01-14" table:style-name="DateCell">
            <text:p>2017-01-14</text:p>
          </table:table-cell>
          <table:table-cell office:value-type="float" office:value="20560">
            <text:p>20560</text:p>
          </table:table-cell>
        </table:table-row>
        <table:table-row>
          <table:table-cell office:value-type="string">
            <text:p>s4</text:p>
          </table:table-cell>
          <table:table-cell office:value-type="string">
            <text:p>Amanda</text:p>
          </table:table-cell>
          <table:table-cell office:value-type="string">
            <text:p>Jhonston</text:p>
          </table:table-cell>
          <table:table-cell office:value-type="string">
            <text:p>pharmacist</text:p>
          </table:table-cell>
          <table:table-cell office:value-type="string">
            <text:p>8890004673</text:p>
          </table:table-cell>
          <table:table-cell office:value-type="date" office:date-value="2019-07-23" table:style-name="DateCell">
            <text:p>2019-07-23</text:p>
          </table:table-cell>
          <table:table-cell office:value-type="float" office:value="7800">
            <text:p>7800</text:p>
          </table:table-cell>
        </table:table-row>
        <table:table-row>
          <table:table-cell office:value-type="string">
            <text:p>s5</text:p>
          </table:table-cell>
          <table:table-cell office:value-type="string">
            <text:p>Jack</text:p>
          </table:table-cell>
          <table:table-cell office:value-type="string">
            <text:p>Peter</text:p>
          </table:table-cell>
          <table:table-cell office:value-type="string">
            <text:p>delivery</text:p>
          </table:table-cell>
          <table:table-cell office:value-type="string">
            <text:p>9900034562</text:p>
          </table:table-cell>
          <table:table-cell office:value-type="date" office:date-value="2017-04-18" table:style-name="DateCell">
            <text:p>2017-04-18</text:p>
          </table:table-cell>
          <table:table-cell office:value-type="float" office:value="17050">
            <text:p>17050</text:p>
          </table:table-cell>
        </table:table-row>
      </table:table>
      <table:table table:name="prescription">
        <table:table-row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Orchard Avenue,chennai,Tamilnadu,India</text:p>
          </table:table-cell>
          <table:table-cell office:value-type="string">
            <text:p>461-6251-48</text:p>
          </table:table-cell>
          <table:table-cell office:value-type="string">
            <text:p>2017-10-27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Preston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string">
            <text:p>Hanover Court,chennai,Tamilnadu,India</text:p>
          </table:table-cell>
          <table:table-cell office:value-type="string">
            <text:p>364-9783-15</text:p>
          </table:table-cell>
          <table:table-cell office:value-type="string">
            <text:p>2017-02-08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Roland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Crescent Street,chennai,Tamilnadu,India</text:p>
          </table:table-cell>
          <table:table-cell office:value-type="string">
            <text:p>952-4151-58</text:p>
          </table:table-cell>
          <table:table-cell office:value-type="string">
            <text:p>2018-08-19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ldus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string">
            <text:p>Forest Street,chennai,Tamilnadu,India</text:p>
          </table:table-cell>
          <table:table-cell office:value-type="string">
            <text:p>756-4922-59</text:p>
          </table:table-cell>
          <table:table-cell office:value-type="string">
            <text:p>2018-01-1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Adrianna</text:p>
          </table:table-cell>
          <table:table-cell office:value-type="float" office:value="23">
            <text:p>23</text:p>
          </table:table-cell>
          <table:table-cell office:value-type="string">
            <text:p>Female</text:p>
          </table:table-cell>
          <table:table-cell office:value-type="string">
            <text:p>Madison Avenue,chennai,Tamilnadu,India</text:p>
          </table:table-cell>
          <table:table-cell office:value-type="string">
            <text:p>636-2430-56</text:p>
          </table:table-cell>
          <table:table-cell office:value-type="string">
            <text:p>2016-11-28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Arthur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Madison Avenue,chennai,Tamilnadu,India</text:p>
          </table:table-cell>
          <table:table-cell office:value-type="string">
            <text:p>132-2229-15</text:p>
          </table:table-cell>
          <table:table-cell office:value-type="string">
            <text:p>2019-11-17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Tess</text:p>
          </table:table-cell>
          <table:table-cell office:value-type="float" office:value="26">
            <text:p>26</text:p>
          </table:table-cell>
          <table:table-cell office:value-type="string">
            <text:p>Female</text:p>
          </table:table-cell>
          <table:table-cell office:value-type="string">
            <text:p>Route 30,chennai,Tamilnadu,India</text:p>
          </table:table-cell>
          <table:table-cell office:value-type="string">
            <text:p>660-6010-70</text:p>
          </table:table-cell>
          <table:table-cell office:value-type="string">
            <text:p>2016-10-21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Martin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string">
            <text:p>White Street,chennai,Tamilnadu,India</text:p>
          </table:table-cell>
          <table:table-cell office:value-type="string">
            <text:p>785-9635-08</text:p>
          </table:table-cell>
          <table:table-cell office:value-type="string">
            <text:p>2015-09-23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Kate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office:value-type="string">
            <text:p>Charles Street,chennai,Tamilnadu,India</text:p>
          </table:table-cell>
          <table:table-cell office:value-type="string">
            <text:p>451-3846-12</text:p>
          </table:table-cell>
          <table:table-cell office:value-type="string">
            <text:p>2019-01-04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Miller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Warren Avenue,chennai,Tamilnadu,India</text:p>
          </table:table-cell>
          <table:table-cell office:value-type="string">
            <text:p>147-1816-17</text:p>
          </table:table-cell>
          <table:table-cell office:value-type="string">
            <text:p>2018-01-02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Joyce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string">
            <text:p>Arlington Avenue,chennai,Tamilnadu,India</text:p>
          </table:table-cell>
          <table:table-cell office:value-type="string">
            <text:p>234-8728-75</text:p>
          </table:table-cell>
          <table:table-cell office:value-type="string">
            <text:p>2017-10-31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Victoria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string">
            <text:p>Front Street North,chennai,Tamilnadu,India</text:p>
          </table:table-cell>
          <table:table-cell office:value-type="string">
            <text:p>833-5312-39</text:p>
          </table:table-cell>
          <table:table-cell office:value-type="string">
            <text:p>2017-09-29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Valeria</text:p>
          </table:table-cell>
          <table:table-cell office:value-type="float" office:value="27">
            <text:p>27</text:p>
          </table:table-cell>
          <table:table-cell office:value-type="string">
            <text:p>Female</text:p>
          </table:table-cell>
          <table:table-cell office:value-type="string">
            <text:p>Front Street North,chennai,Tamilnadu,India</text:p>
          </table:table-cell>
          <table:table-cell office:value-type="string">
            <text:p>147-2665-31</text:p>
          </table:table-cell>
          <table:table-cell office:value-type="string">
            <text:p>2018-10-27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Deanna</text:p>
          </table:table-cell>
          <table:table-cell office:value-type="float" office:value="23">
            <text:p>23</text:p>
          </table:table-cell>
          <table:table-cell office:value-type="string">
            <text:p>Female</text:p>
          </table:table-cell>
          <table:table-cell office:value-type="string">
            <text:p>Heather Lane,chennai,Tamilnadu,India</text:p>
          </table:table-cell>
          <table:table-cell office:value-type="string">
            <text:p>578-8078-60</text:p>
          </table:table-cell>
          <table:table-cell office:value-type="string">
            <text:p>2015-11-09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Aldus</text:p>
          </table:table-cell>
          <table:table-cell office:value-type="float" office:value="30">
            <text:p>30</text:p>
          </table:table-cell>
          <table:table-cell office:value-type="string">
            <text:p>Male</text:p>
          </table:table-cell>
          <table:table-cell office:value-type="string">
            <text:p>Jefferson Avenue,chennai,Tamilnadu,India</text:p>
          </table:table-cell>
          <table:table-cell office:value-type="string">
            <text:p>173-3669-05</text:p>
          </table:table-cell>
          <table:table-cell office:value-type="string">
            <text:p>2017-07-27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Brad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Pleasant Street,chennai,Tamilnadu,India</text:p>
          </table:table-cell>
          <table:table-cell office:value-type="string">
            <text:p>167-5989-38</text:p>
          </table:table-cell>
          <table:table-cell office:value-type="string">
            <text:p>2016-10-23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Andrew</text:p>
          </table:table-cell>
          <table:table-cell office:value-type="float" office:value="26">
            <text:p>26</text:p>
          </table:table-cell>
          <table:table-cell office:value-type="string">
            <text:p>Male</text:p>
          </table:table-cell>
          <table:table-cell office:value-type="string">
            <text:p>Andover Court,chennai,Tamilnadu,India</text:p>
          </table:table-cell>
          <table:table-cell office:value-type="string">
            <text:p>651-3092-54</text:p>
          </table:table-cell>
          <table:table-cell office:value-type="string">
            <text:p>2017-09-01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Maximilian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string">
            <text:p>Summit Avenue,chennai,Tamilnadu,India</text:p>
          </table:table-cell>
          <table:table-cell office:value-type="string">
            <text:p>387-4983-67</text:p>
          </table:table-cell>
          <table:table-cell office:value-type="string">
            <text:p>2020-03-07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Maria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string">
            <text:p>Ann Street,chennai,Tamilnadu,India</text:p>
          </table:table-cell>
          <table:table-cell office:value-type="string">
            <text:p>858-5747-34</text:p>
          </table:table-cell>
          <table:table-cell office:value-type="string">
            <text:p>2018-03-09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Chester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Woodland Drive,chennai,Tamilnadu,India</text:p>
          </table:table-cell>
          <table:table-cell office:value-type="string">
            <text:p>003-9101-90</text:p>
          </table:table-cell>
          <table:table-cell office:value-type="string">
            <text:p>2018-07-03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Adam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string">
            <text:p>Laurel Drive,chennai,Tamilnadu,India</text:p>
          </table:table-cell>
          <table:table-cell office:value-type="string">
            <text:p>269-6814-73</text:p>
          </table:table-cell>
          <table:table-cell office:value-type="string">
            <text:p>2018-01-07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Lana</text:p>
          </table:table-cell>
          <table:table-cell office:value-type="float" office:value="28">
            <text:p>28</text:p>
          </table:table-cell>
          <table:table-cell office:value-type="string">
            <text:p>Female</text:p>
          </table:table-cell>
          <table:table-cell office:value-type="string">
            <text:p>Orchard Avenue,chennai,Tamilnadu,India</text:p>
          </table:table-cell>
          <table:table-cell office:value-type="string">
            <text:p>945-8681-69</text:p>
          </table:table-cell>
          <table:table-cell office:value-type="string">
            <text:p>2018-04-18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Owen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Franklin Avenue,chennai,Tamilnadu,India</text:p>
          </table:table-cell>
          <table:table-cell office:value-type="string">
            <text:p>977-4635-19</text:p>
          </table:table-cell>
          <table:table-cell office:value-type="string">
            <text:p>2019-11-02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Vanessa</text:p>
          </table:table-cell>
          <table:table-cell office:value-type="float" office:value="28">
            <text:p>28</text:p>
          </table:table-cell>
          <table:table-cell office:value-type="string">
            <text:p>Female</text:p>
          </table:table-cell>
          <table:table-cell office:value-type="string">
            <text:p>Clay Street,chennai,Tamilnadu,India</text:p>
          </table:table-cell>
          <table:table-cell office:value-type="string">
            <text:p>631-0646-06</text:p>
          </table:table-cell>
          <table:table-cell office:value-type="string">
            <text:p>2017-05-19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Connie</text:p>
          </table:table-cell>
          <table:table-cell office:value-type="float" office:value="28">
            <text:p>28</text:p>
          </table:table-cell>
          <table:table-cell office:value-type="string">
            <text:p>Female</text:p>
          </table:table-cell>
          <table:table-cell office:value-type="string">
            <text:p>Laurel Lane,chennai,Tamilnadu,India</text:p>
          </table:table-cell>
          <table:table-cell office:value-type="string">
            <text:p>025-5810-99</text:p>
          </table:table-cell>
          <table:table-cell office:value-type="string">
            <text:p>2016-09-29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Sawyer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Cedar Avenue,chennai,Tamilnadu,India</text:p>
          </table:table-cell>
          <table:table-cell office:value-type="string">
            <text:p>824-0782-25</text:p>
          </table:table-cell>
          <table:table-cell office:value-type="string">
            <text:p>2015-12-11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Julia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River Street,chennai,Tamilnadu,India</text:p>
          </table:table-cell>
          <table:table-cell office:value-type="string">
            <text:p>978-3708-52</text:p>
          </table:table-cell>
          <table:table-cell office:value-type="string">
            <text:p>2020-02-05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Wilson</text:p>
          </table:table-cell>
          <table:table-cell office:value-type="float" office:value="22">
            <text:p>22</text:p>
          </table:table-cell>
          <table:table-cell office:value-type="string">
            <text:p>Male</text:p>
          </table:table-cell>
          <table:table-cell office:value-type="string">
            <text:p>Charles Street,chennai,Tamilnadu,India</text:p>
          </table:table-cell>
          <table:table-cell office:value-type="string">
            <text:p>443-0469-42</text:p>
          </table:table-cell>
          <table:table-cell office:value-type="string">
            <text:p>2020-04-21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Isabella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string">
            <text:p>Franklin Court,chennai,Tamilnadu,India</text:p>
          </table:table-cell>
          <table:table-cell office:value-type="string">
            <text:p>027-9005-09</text:p>
          </table:table-cell>
          <table:table-cell office:value-type="string">
            <text:p>2018-02-25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Kate</text:p>
          </table:table-cell>
          <table:table-cell office:value-type="float" office:value="29">
            <text:p>29</text:p>
          </table:table-cell>
          <table:table-cell office:value-type="string">
            <text:p>Female</text:p>
          </table:table-cell>
          <table:table-cell office:value-type="string">
            <text:p>Laurel Drive,chennai,Tamilnadu,India</text:p>
          </table:table-cell>
          <table:table-cell office:value-type="string">
            <text:p>409238428</text:p>
          </table:table-cell>
          <table:table-cell office:value-type="string">
            <text:p>2015-12-16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Melissa</text:p>
          </table:table-cell>
          <table:table-cell office:value-type="float" office:value="29">
            <text:p>29</text:p>
          </table:table-cell>
          <table:table-cell office:value-type="string">
            <text:p>Female</text:p>
          </table:table-cell>
          <table:table-cell office:value-type="string">
            <text:p>Warren Avenue,chennai,Tamilnadu,India</text:p>
          </table:table-cell>
          <table:table-cell office:value-type="string">
            <text:p>628-7338-66</text:p>
          </table:table-cell>
          <table:table-cell office:value-type="string">
            <text:p>2015-05-14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Grace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office:value-type="string">
            <text:p>King Street,chennai,Tamilnadu,India</text:p>
          </table:table-cell>
          <table:table-cell office:value-type="string">
            <text:p>338-2004-88</text:p>
          </table:table-cell>
          <table:table-cell office:value-type="string">
            <text:p>2017-12-25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Blake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Linden Avenue,chennai,Tamilnadu,India</text:p>
          </table:table-cell>
          <table:table-cell office:value-type="string">
            <text:p>473-5347-47</text:p>
          </table:table-cell>
          <table:table-cell office:value-type="string">
            <text:p>2015-01-07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Cadie</text:p>
          </table:table-cell>
          <table:table-cell office:value-type="float" office:value="29">
            <text:p>29</text:p>
          </table:table-cell>
          <table:table-cell office:value-type="string">
            <text:p>Female</text:p>
          </table:table-cell>
          <table:table-cell office:value-type="string">
            <text:p>Hanover Court,chennai,Tamilnadu,India</text:p>
          </table:table-cell>
          <table:table-cell office:value-type="string">
            <text:p>531-4154-94</text:p>
          </table:table-cell>
          <table:table-cell office:value-type="string">
            <text:p>2019-04-29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Lucas</text:p>
          </table:table-cell>
          <table:table-cell office:value-type="float" office:value="22">
            <text:p>22</text:p>
          </table:table-cell>
          <table:table-cell office:value-type="string">
            <text:p>Male</text:p>
          </table:table-cell>
          <table:table-cell office:value-type="string">
            <text:p>Front Street North,chennai,Tamilnadu,India</text:p>
          </table:table-cell>
          <table:table-cell office:value-type="string">
            <text:p>873-6007-77</text:p>
          </table:table-cell>
          <table:table-cell office:value-type="string">
            <text:p>2016-03-11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Freddie</text:p>
          </table:table-cell>
          <table:table-cell office:value-type="float" office:value="29">
            <text:p>29</text:p>
          </table:table-cell>
          <table:table-cell office:value-type="string">
            <text:p>Male</text:p>
          </table:table-cell>
          <table:table-cell office:value-type="string">
            <text:p>Broad Street,chennai,Tamilnadu,India</text:p>
          </table:table-cell>
          <table:table-cell office:value-type="string">
            <text:p>615-8245-48</text:p>
          </table:table-cell>
          <table:table-cell office:value-type="string">
            <text:p>2018-12-06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Audrey</text:p>
          </table:table-cell>
          <table:table-cell office:value-type="float" office:value="23">
            <text:p>23</text:p>
          </table:table-cell>
          <table:table-cell office:value-type="string">
            <text:p>Female</text:p>
          </table:table-cell>
          <table:table-cell office:value-type="string">
            <text:p>Summit Avenue,chennai,Tamilnadu,India</text:p>
          </table:table-cell>
          <table:table-cell office:value-type="string">
            <text:p>878-5533-14</text:p>
          </table:table-cell>
          <table:table-cell office:value-type="string">
            <text:p>2015-05-05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Adison</text:p>
          </table:table-cell>
          <table:table-cell office:value-type="float" office:value="22">
            <text:p>22</text:p>
          </table:table-cell>
          <table:table-cell office:value-type="string">
            <text:p>Male</text:p>
          </table:table-cell>
          <table:table-cell office:value-type="string">
            <text:p>Willow Avenue,chennai,Tamilnadu,India</text:p>
          </table:table-cell>
          <table:table-cell office:value-type="string">
            <text:p>095-9171-90</text:p>
          </table:table-cell>
          <table:table-cell office:value-type="string">
            <text:p>2018-10-29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Charlie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string">
            <text:p>Front Street North,chennai,Tamilnadu,India</text:p>
          </table:table-cell>
          <table:table-cell office:value-type="string">
            <text:p>782-8873-77</text:p>
          </table:table-cell>
          <table:table-cell office:value-type="string">
            <text:p>2019-10-29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Melanie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Briarwood Drive,chennai,Tamilnadu,India</text:p>
          </table:table-cell>
          <table:table-cell office:value-type="string">
            <text:p>973-9317-00</text:p>
          </table:table-cell>
          <table:table-cell office:value-type="string">
            <text:p>2017-10-15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Camila</text:p>
          </table:table-cell>
          <table:table-cell office:value-type="float" office:value="21">
            <text:p>21</text:p>
          </table:table-cell>
          <table:table-cell office:value-type="string">
            <text:p>Female</text:p>
          </table:table-cell>
          <table:table-cell office:value-type="string">
            <text:p>Williams Street,chennai,Tamilnadu,India</text:p>
          </table:table-cell>
          <table:table-cell office:value-type="string">
            <text:p>507-2953-88</text:p>
          </table:table-cell>
          <table:table-cell office:value-type="string">
            <text:p>2018-03-22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Edith</text:p>
          </table:table-cell>
          <table:table-cell office:value-type="float" office:value="26">
            <text:p>26</text:p>
          </table:table-cell>
          <table:table-cell office:value-type="string">
            <text:p>Female</text:p>
          </table:table-cell>
          <table:table-cell office:value-type="string">
            <text:p>Madison Avenue,chennai,Tamilnadu,India</text:p>
          </table:table-cell>
          <table:table-cell office:value-type="string">
            <text:p>564-8666-76</text:p>
          </table:table-cell>
          <table:table-cell office:value-type="string">
            <text:p>2019-08-21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Richard</text:p>
          </table:table-cell>
          <table:table-cell office:value-type="float" office:value="23">
            <text:p>23</text:p>
          </table:table-cell>
          <table:table-cell office:value-type="string">
            <text:p>Male</text:p>
          </table:table-cell>
          <table:table-cell office:value-type="string">
            <text:p>Fairway Drive,chennai,Tamilnadu,India</text:p>
          </table:table-cell>
          <table:table-cell office:value-type="string">
            <text:p>857-2164-47</text:p>
          </table:table-cell>
          <table:table-cell office:value-type="string">
            <text:p>2016-07-16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Cadie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string">
            <text:p>Grand Avenue,chennai,Tamilnadu,India</text:p>
          </table:table-cell>
          <table:table-cell office:value-type="string">
            <text:p>607-8796-26</text:p>
          </table:table-cell>
          <table:table-cell office:value-type="string">
            <text:p>2015-04-04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Alissa</text:p>
          </table:table-cell>
          <table:table-cell office:value-type="float" office:value="30">
            <text:p>30</text:p>
          </table:table-cell>
          <table:table-cell office:value-type="string">
            <text:p>Female</text:p>
          </table:table-cell>
          <table:table-cell office:value-type="string">
            <text:p>Cottage Street,chennai,Tamilnadu,India</text:p>
          </table:table-cell>
          <table:table-cell office:value-type="string">
            <text:p>066-7911-01</text:p>
          </table:table-cell>
          <table:table-cell office:value-type="string">
            <text:p>2019-09-10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Roland</text:p>
          </table:table-cell>
          <table:table-cell office:value-type="float" office:value="29">
            <text:p>29</text:p>
          </table:table-cell>
          <table:table-cell office:value-type="string">
            <text:p>Male</text:p>
          </table:table-cell>
          <table:table-cell office:value-type="string">
            <text:p>Monroe Street,chennai,Tamilnadu,India</text:p>
          </table:table-cell>
          <table:table-cell office:value-type="string">
            <text:p>924-6638-72</text:p>
          </table:table-cell>
          <table:table-cell office:value-type="string">
            <text:p>2016-10-13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Charlie</text:p>
          </table:table-cell>
          <table:table-cell office:value-type="float" office:value="27">
            <text:p>27</text:p>
          </table:table-cell>
          <table:table-cell office:value-type="string">
            <text:p>Male</text:p>
          </table:table-cell>
          <table:table-cell office:value-type="string">
            <text:p>Highland Drive,chennai,Tamilnadu,India</text:p>
          </table:table-cell>
          <table:table-cell office:value-type="string">
            <text:p>850-2996-99</text:p>
          </table:table-cell>
          <table:table-cell office:value-type="string">
            <text:p>2018-05-09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Vincent</text:p>
          </table:table-cell>
          <table:table-cell office:value-type="float" office:value="24">
            <text:p>24</text:p>
          </table:table-cell>
          <table:table-cell office:value-type="string">
            <text:p>Male</text:p>
          </table:table-cell>
          <table:table-cell office:value-type="string">
            <text:p>Hanover Court,chennai,Tamilnadu,India</text:p>
          </table:table-cell>
          <table:table-cell office:value-type="string">
            <text:p>206-4799-45</text:p>
          </table:table-cell>
          <table:table-cell office:value-type="string">
            <text:p>2016-05-16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float" office:value="30">
            <text:p>30</text:p>
          </table:table-cell>
          <table:table-cell office:value-type="string">
            <text:p>Male</text:p>
          </table:table-cell>
          <table:table-cell office:value-type="string">
            <text:p>Front Street North,chennai,Tamilnadu,India</text:p>
          </table:table-cell>
          <table:table-cell office:value-type="string">
            <text:p>920-3714-86</text:p>
          </table:table-cell>
          <table:table-cell office:value-type="string">
            <text:p>2016-05-28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Ashton</text:p>
          </table:table-cell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Summit Avenue,chennai,Tamilnadu,India</text:p>
          </table:table-cell>
          <table:table-cell office:value-type="string">
            <text:p>344-9787-84</text:p>
          </table:table-cell>
          <table:table-cell office:value-type="string">
            <text:p>2015-02-27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Max</text:p>
          </table:table-cell>
          <table:table-cell office:value-type="float" office:value="30">
            <text:p>30</text:p>
          </table:table-cell>
          <table:table-cell office:value-type="string">
            <text:p>Male</text:p>
          </table:table-cell>
          <table:table-cell office:value-type="string">
            <text:p>Madison Avenue,chennai,Tamilnadu,India</text:p>
          </table:table-cell>
          <table:table-cell office:value-type="string">
            <text:p>963-2599-49</text:p>
          </table:table-cell>
          <table:table-cell office:value-type="string">
            <text:p>2020-03-10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Tony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office:value-type="string">
            <text:p>Monroe Street,chennai,Tamilnadu,India</text:p>
          </table:table-cell>
          <table:table-cell office:value-type="string">
            <text:p>173-7369-86</text:p>
          </table:table-cell>
          <table:table-cell office:value-type="string">
            <text:p>2016-01-16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Sienna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Williams Street,chennai,Tamilnadu,India</text:p>
          </table:table-cell>
          <table:table-cell office:value-type="string">
            <text:p>448-6694-82</text:p>
          </table:table-cell>
          <table:table-cell office:value-type="string">
            <text:p>2019-05-23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Tara</text:p>
          </table:table-cell>
          <table:table-cell office:value-type="float" office:value="22">
            <text:p>22</text:p>
          </table:table-cell>
          <table:table-cell office:value-type="string">
            <text:p>Female</text:p>
          </table:table-cell>
          <table:table-cell office:value-type="string">
            <text:p>Woodland Drive,chennai,Tamilnadu,India</text:p>
          </table:table-cell>
          <table:table-cell office:value-type="string">
            <text:p>875-3128-55</text:p>
          </table:table-cell>
          <table:table-cell office:value-type="string">
            <text:p>2016-03-10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John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office:value-type="string">
            <text:p>Grand Avenue,chennai,Tamilnadu,India</text:p>
          </table:table-cell>
          <table:table-cell office:value-type="string">
            <text:p>089-8249-06</text:p>
          </table:table-cell>
          <table:table-cell office:value-type="string">
            <text:p>2020-03-03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Aston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King Street,chennai,Tamilnadu,India</text:p>
          </table:table-cell>
          <table:table-cell office:value-type="string">
            <text:p>210-0423-51</text:p>
          </table:table-cell>
          <table:table-cell office:value-type="string">
            <text:p>2015-02-09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Evelyn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Front Street North,chennai,Tamilnadu,India</text:p>
          </table:table-cell>
          <table:table-cell office:value-type="string">
            <text:p>605-5578-98</text:p>
          </table:table-cell>
          <table:table-cell office:value-type="string">
            <text:p>2018-08-25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Thomas</text:p>
          </table:table-cell>
          <table:table-cell office:value-type="float" office:value="26">
            <text:p>26</text:p>
          </table:table-cell>
          <table:table-cell office:value-type="string">
            <text:p>Male</text:p>
          </table:table-cell>
          <table:table-cell office:value-type="string">
            <text:p>Williams Street,chennai,Tamilnadu,India</text:p>
          </table:table-cell>
          <table:table-cell office:value-type="string">
            <text:p>020-6047-96</text:p>
          </table:table-cell>
          <table:table-cell office:value-type="string">
            <text:p>2019-01-18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Spike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Franklin Avenue,chennai,Tamilnadu,India</text:p>
          </table:table-cell>
          <table:table-cell office:value-type="string">
            <text:p>112-8437-70</text:p>
          </table:table-cell>
          <table:table-cell office:value-type="string">
            <text:p>2016-10-28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Ryan</text:p>
          </table:table-cell>
          <table:table-cell office:value-type="float" office:value="29">
            <text:p>29</text:p>
          </table:table-cell>
          <table:table-cell office:value-type="string">
            <text:p>Male</text:p>
          </table:table-cell>
          <table:table-cell office:value-type="string">
            <text:p>Warren Avenue,chennai,Tamilnadu,India</text:p>
          </table:table-cell>
          <table:table-cell office:value-type="string">
            <text:p>769-5694-00</text:p>
          </table:table-cell>
          <table:table-cell office:value-type="string">
            <text:p>2017-11-19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Clark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string">
            <text:p>Pleasant Street,chennai,Tamilnadu,India</text:p>
          </table:table-cell>
          <table:table-cell office:value-type="string">
            <text:p>363-9794-85</text:p>
          </table:table-cell>
          <table:table-cell office:value-type="string">
            <text:p>2020-05-06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Carl</text:p>
          </table:table-cell>
          <table:table-cell office:value-type="float" office:value="29">
            <text:p>29</text:p>
          </table:table-cell>
          <table:table-cell office:value-type="string">
            <text:p>Male</text:p>
          </table:table-cell>
          <table:table-cell office:value-type="string">
            <text:p>Grand Avenue,chennai,Tamilnadu,India</text:p>
          </table:table-cell>
          <table:table-cell office:value-type="string">
            <text:p>123-5578-59</text:p>
          </table:table-cell>
          <table:table-cell office:value-type="string">
            <text:p>2015-03-20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Alina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Jefferson Avenue,chennai,Tamilnadu,India</text:p>
          </table:table-cell>
          <table:table-cell office:value-type="string">
            <text:p>851-3222-17</text:p>
          </table:table-cell>
          <table:table-cell office:value-type="string">
            <text:p>2016-06-17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Lilianna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office:value-type="string">
            <text:p>Monroe Street,chennai,Tamilnadu,India</text:p>
          </table:table-cell>
          <table:table-cell office:value-type="string">
            <text:p>389-8279-67</text:p>
          </table:table-cell>
          <table:table-cell office:value-type="string">
            <text:p>2017-10-25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Lucas</text:p>
          </table:table-cell>
          <table:table-cell office:value-type="float" office:value="27">
            <text:p>27</text:p>
          </table:table-cell>
          <table:table-cell office:value-type="string">
            <text:p>Male</text:p>
          </table:table-cell>
          <table:table-cell office:value-type="string">
            <text:p>Warren Avenue,chennai,Tamilnadu,India</text:p>
          </table:table-cell>
          <table:table-cell office:value-type="string">
            <text:p>406-7896-22</text:p>
          </table:table-cell>
          <table:table-cell office:value-type="string">
            <text:p>2017-06-28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Steven</text:p>
          </table:table-cell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Andover Court,chennai,Tamilnadu,India</text:p>
          </table:table-cell>
          <table:table-cell office:value-type="string">
            <text:p>459-0831-11</text:p>
          </table:table-cell>
          <table:table-cell office:value-type="string">
            <text:p>2018-12-27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Victoria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office:value-type="string">
            <text:p>Olive Street,chennai,Tamilnadu,India</text:p>
          </table:table-cell>
          <table:table-cell office:value-type="string">
            <text:p>174-5741-19</text:p>
          </table:table-cell>
          <table:table-cell office:value-type="string">
            <text:p>2015-07-23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Sam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string">
            <text:p>White Street,chennai,Tamilnadu,India</text:p>
          </table:table-cell>
          <table:table-cell office:value-type="string">
            <text:p>275-1873-61</text:p>
          </table:table-cell>
          <table:table-cell office:value-type="string">
            <text:p>2015-12-10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Madaline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office:value-type="string">
            <text:p>Ann Street,chennai,Tamilnadu,India</text:p>
          </table:table-cell>
          <table:table-cell office:value-type="string">
            <text:p>139-7609-58</text:p>
          </table:table-cell>
          <table:table-cell office:value-type="string">
            <text:p>2020-03-08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Savana</text:p>
          </table:table-cell>
          <table:table-cell office:value-type="float" office:value="28">
            <text:p>28</text:p>
          </table:table-cell>
          <table:table-cell office:value-type="string">
            <text:p>Female</text:p>
          </table:table-cell>
          <table:table-cell office:value-type="string">
            <text:p>River Street,chennai,Tamilnadu,India</text:p>
          </table:table-cell>
          <table:table-cell office:value-type="string">
            <text:p>873-9909-44</text:p>
          </table:table-cell>
          <table:table-cell office:value-type="string">
            <text:p>2016-03-12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Victoria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River Street,chennai,Tamilnadu,India</text:p>
          </table:table-cell>
          <table:table-cell office:value-type="string">
            <text:p>961-0876-21</text:p>
          </table:table-cell>
          <table:table-cell office:value-type="string">
            <text:p>2016-03-21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Haris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office:value-type="string">
            <text:p>Woodland Drive,chennai,Tamilnadu,India</text:p>
          </table:table-cell>
          <table:table-cell office:value-type="string">
            <text:p>322-1572-46</text:p>
          </table:table-cell>
          <table:table-cell office:value-type="string">
            <text:p>2015-03-03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Adrianna</text:p>
          </table:table-cell>
          <table:table-cell office:value-type="float" office:value="29">
            <text:p>29</text:p>
          </table:table-cell>
          <table:table-cell office:value-type="string">
            <text:p>Female</text:p>
          </table:table-cell>
          <table:table-cell office:value-type="string">
            <text:p>Court Street,chennai,Tamilnadu,India</text:p>
          </table:table-cell>
          <table:table-cell office:value-type="string">
            <text:p>148-6746-47</text:p>
          </table:table-cell>
          <table:table-cell office:value-type="string">
            <text:p>2015-07-14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Eddy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office:value-type="string">
            <text:p>Willow Avenue,chennai,Tamilnadu,India</text:p>
          </table:table-cell>
          <table:table-cell office:value-type="string">
            <text:p>669-4918-62</text:p>
          </table:table-cell>
          <table:table-cell office:value-type="string">
            <text:p>2017-08-05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Fenton</text:p>
          </table:table-cell>
          <table:table-cell office:value-type="float" office:value="27">
            <text:p>27</text:p>
          </table:table-cell>
          <table:table-cell office:value-type="string">
            <text:p>Male</text:p>
          </table:table-cell>
          <table:table-cell office:value-type="string">
            <text:p>Cedar Lane,chennai,Tamilnadu,India</text:p>
          </table:table-cell>
          <table:table-cell office:value-type="string">
            <text:p>379-4100-80</text:p>
          </table:table-cell>
          <table:table-cell office:value-type="string">
            <text:p>2019-08-07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Gianna</text:p>
          </table:table-cell>
          <table:table-cell office:value-type="float" office:value="26">
            <text:p>26</text:p>
          </table:table-cell>
          <table:table-cell office:value-type="string">
            <text:p>Female</text:p>
          </table:table-cell>
          <table:table-cell office:value-type="string">
            <text:p>Route 1,chennai,Tamilnadu,India</text:p>
          </table:table-cell>
          <table:table-cell office:value-type="string">
            <text:p>798-1889-75</text:p>
          </table:table-cell>
          <table:table-cell office:value-type="string">
            <text:p>2016-08-20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Myra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Cottage Street,chennai,Tamilnadu,India</text:p>
          </table:table-cell>
          <table:table-cell office:value-type="string">
            <text:p>633-1509-75</text:p>
          </table:table-cell>
          <table:table-cell office:value-type="string">
            <text:p>2016-12-31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April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office:value-type="string">
            <text:p>Broad Street,chennai,Tamilnadu,India</text:p>
          </table:table-cell>
          <table:table-cell office:value-type="string">
            <text:p>341-5131-61</text:p>
          </table:table-cell>
          <table:table-cell office:value-type="string">
            <text:p>2018-01-11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Rebecca</text:p>
          </table:table-cell>
          <table:table-cell office:value-type="float" office:value="25">
            <text:p>25</text:p>
          </table:table-cell>
          <table:table-cell office:value-type="string">
            <text:p>Female</text:p>
          </table:table-cell>
          <table:table-cell office:value-type="string">
            <text:p>Cedar Lane,chennai,Tamilnadu,India</text:p>
          </table:table-cell>
          <table:table-cell office:value-type="string">
            <text:p>021-3623-69</text:p>
          </table:table-cell>
          <table:table-cell office:value-type="string">
            <text:p>2018-09-06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Daryl</text:p>
          </table:table-cell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string">
            <text:p>Monroe Street,chennai,Tamilnadu,India</text:p>
          </table:table-cell>
          <table:table-cell office:value-type="string">
            <text:p>252-2117-74</text:p>
          </table:table-cell>
          <table:table-cell office:value-type="string">
            <text:p>2015-05-01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Kevin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Fairway Drive,chennai,Tamilnadu,India</text:p>
          </table:table-cell>
          <table:table-cell office:value-type="string">
            <text:p>740-4150-20</text:p>
          </table:table-cell>
          <table:table-cell office:value-type="string">
            <text:p>2018-09-19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Oscar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Rose Street,chennai,Tamilnadu,India</text:p>
          </table:table-cell>
          <table:table-cell office:value-type="string">
            <text:p>649-0591-28</text:p>
          </table:table-cell>
          <table:table-cell office:value-type="string">
            <text:p>2015-07-10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Jenna</text:p>
          </table:table-cell>
          <table:table-cell office:value-type="float" office:value="30">
            <text:p>30</text:p>
          </table:table-cell>
          <table:table-cell office:value-type="string">
            <text:p>Female</text:p>
          </table:table-cell>
          <table:table-cell office:value-type="string">
            <text:p>Maiden Lane,chennai,Tamilnadu,India</text:p>
          </table:table-cell>
          <table:table-cell office:value-type="string">
            <text:p>009-2968-73</text:p>
          </table:table-cell>
          <table:table-cell office:value-type="string">
            <text:p>2017-05-18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John</text:p>
          </table:table-cell>
          <table:table-cell office:value-type="float" office:value="27">
            <text:p>27</text:p>
          </table:table-cell>
          <table:table-cell office:value-type="string">
            <text:p>Male</text:p>
          </table:table-cell>
          <table:table-cell office:value-type="string">
            <text:p>Highland Drive,chennai,Tamilnadu,India</text:p>
          </table:table-cell>
          <table:table-cell office:value-type="string">
            <text:p>984-5953-53</text:p>
          </table:table-cell>
          <table:table-cell office:value-type="string">
            <text:p>2019-10-11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Amy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office:value-type="string">
            <text:p>Garfield Avenue,chennai,Tamilnadu,India</text:p>
          </table:table-cell>
          <table:table-cell office:value-type="string">
            <text:p>401-2434-60</text:p>
          </table:table-cell>
          <table:table-cell office:value-type="string">
            <text:p>2019-08-04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Elian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office:value-type="string">
            <text:p>Williams Street,chennai,Tamilnadu,India</text:p>
          </table:table-cell>
          <table:table-cell office:value-type="string">
            <text:p>199-3071-15</text:p>
          </table:table-cell>
          <table:table-cell office:value-type="string">
            <text:p>2016-06-04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Maximilian</text:p>
          </table:table-cell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Jefferson Avenue,chennai,Tamilnadu,India</text:p>
          </table:table-cell>
          <table:table-cell office:value-type="string">
            <text:p>566-0922-09</text:p>
          </table:table-cell>
          <table:table-cell office:value-type="string">
            <text:p>2018-02-22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Chester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string">
            <text:p>Pleasant Street,chennai,Tamilnadu,India</text:p>
          </table:table-cell>
          <table:table-cell office:value-type="string">
            <text:p>461-4465-07</text:p>
          </table:table-cell>
          <table:table-cell office:value-type="string">
            <text:p>2020-01-12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Paige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Laurel Lane,chennai,Tamilnadu,India</text:p>
          </table:table-cell>
          <table:table-cell office:value-type="string">
            <text:p>277-9615-96</text:p>
          </table:table-cell>
          <table:table-cell office:value-type="string">
            <text:p>2019-06-19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Catherine</text:p>
          </table:table-cell>
          <table:table-cell office:value-type="float" office:value="20">
            <text:p>20</text:p>
          </table:table-cell>
          <table:table-cell office:value-type="string">
            <text:p>Female</text:p>
          </table:table-cell>
          <table:table-cell office:value-type="string">
            <text:p>Hanover Court,chennai,Tamilnadu,India</text:p>
          </table:table-cell>
          <table:table-cell office:value-type="string">
            <text:p>655-1201-50</text:p>
          </table:table-cell>
          <table:table-cell office:value-type="string">
            <text:p>2017-10-11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Arthur</text:p>
          </table:table-cell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office:value-type="string">
            <text:p>Pleasant Street,chennai,Tamilnadu,India</text:p>
          </table:table-cell>
          <table:table-cell office:value-type="string">
            <text:p>074-3889-80</text:p>
          </table:table-cell>
          <table:table-cell office:value-type="string">
            <text:p>2019-08-13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Darcy</text:p>
          </table:table-cell>
          <table:table-cell office:value-type="float" office:value="18">
            <text:p>18</text:p>
          </table:table-cell>
          <table:table-cell office:value-type="string">
            <text:p>Female</text:p>
          </table:table-cell>
          <table:table-cell office:value-type="string">
            <text:p>Monroe Street,chennai,Tamilnadu,India</text:p>
          </table:table-cell>
          <table:table-cell office:value-type="string">
            <text:p>929-4634-79</text:p>
          </table:table-cell>
          <table:table-cell office:value-type="string">
            <text:p>2015-04-06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Hailey</text:p>
          </table:table-cell>
          <table:table-cell office:value-type="float" office:value="24">
            <text:p>24</text:p>
          </table:table-cell>
          <table:table-cell office:value-type="string">
            <text:p>Female</text:p>
          </table:table-cell>
          <table:table-cell office:value-type="string">
            <text:p>Willow Avenue,chennai,Tamilnadu,India</text:p>
          </table:table-cell>
          <table:table-cell office:value-type="string">
            <text:p>887-4766-68</text:p>
          </table:table-cell>
          <table:table-cell office:value-type="string">
            <text:p>2019-02-14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Tess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Maiden Lane,chennai,Tamilnadu,India</text:p>
          </table:table-cell>
          <table:table-cell office:value-type="string">
            <text:p>817-7814-08</text:p>
          </table:table-cell>
          <table:table-cell office:value-type="string">
            <text:p>2016-03-15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Lydia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Grand Avenue,chennai,Tamilnadu,India</text:p>
          </table:table-cell>
          <table:table-cell office:value-type="string">
            <text:p>432-2679-01</text:p>
          </table:table-cell>
          <table:table-cell office:value-type="string">
            <text:p>2018-06-15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Chester</text:p>
          </table:table-cell>
          <table:table-cell office:value-type="float" office:value="29">
            <text:p>29</text:p>
          </table:table-cell>
          <table:table-cell office:value-type="string">
            <text:p>Male</text:p>
          </table:table-cell>
          <table:table-cell office:value-type="string">
            <text:p>Franklin Court,chennai,Tamilnadu,India</text:p>
          </table:table-cell>
          <table:table-cell office:value-type="string">
            <text:p>104-2766-21</text:p>
          </table:table-cell>
          <table:table-cell office:value-type="string">
            <text:p>2017-12-24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Martin</text:p>
          </table:table-cell>
          <table:table-cell office:value-type="float" office:value="27">
            <text:p>27</text:p>
          </table:table-cell>
          <table:table-cell office:value-type="string">
            <text:p>Male</text:p>
          </table:table-cell>
          <table:table-cell office:value-type="string">
            <text:p>Linden Avenue,chennai,Tamilnadu,India</text:p>
          </table:table-cell>
          <table:table-cell office:value-type="string">
            <text:p>625-8214-81</text:p>
          </table:table-cell>
          <table:table-cell office:value-type="string">
            <text:p>2016-12-24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Kelsey</text:p>
          </table:table-cell>
          <table:table-cell office:value-type="float" office:value="19">
            <text:p>19</text:p>
          </table:table-cell>
          <table:table-cell office:value-type="string">
            <text:p>Female</text:p>
          </table:table-cell>
          <table:table-cell office:value-type="string">
            <text:p>Madison Avenue,chennai,Tamilnadu,India</text:p>
          </table:table-cell>
          <table:table-cell office:value-type="string">
            <text:p>312-7979-14</text:p>
          </table:table-cell>
          <table:table-cell office:value-type="string">
            <text:p>2019-03-20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Brad</text:p>
          </table:table-cell>
          <table:table-cell office:value-type="float" office:value="30">
            <text:p>30</text:p>
          </table:table-cell>
          <table:table-cell office:value-type="string">
            <text:p>Male</text:p>
          </table:table-cell>
          <table:table-cell office:value-type="string">
            <text:p>Clay Street,chennai,Tamilnadu,India</text:p>
          </table:table-cell>
          <table:table-cell office:value-type="string">
            <text:p>712-8258-79</text:p>
          </table:table-cell>
          <table:table-cell office:value-type="string">
            <text:p>2017-08-12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Harold</text:p>
          </table:table-cell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string">
            <text:p>King Street,chennai,Tamilnadu,India</text:p>
          </table:table-cell>
          <table:table-cell office:value-type="string">
            <text:p>596-1936-22</text:p>
          </table:table-cell>
          <table:table-cell office:value-type="string">
            <text:p>2018-12-27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string">
            <text:p>female</text:p>
          </table:table-cell>
          <table:table-cell office:value-type="string">
            <text:p>west street chennai</text:p>
          </table:table-cell>
          <table:table-cell office:value-type="string">
            <text:p>7333568989</text:p>
          </table:table-cell>
          <table:table-cell office:value-type="string">
            <text:p>2020-6-1</text:p>
          </table:table-cell>
        </table:table-row>
      </table:table>
      <table:table table:name="prescription_detail">
        <table:table-row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Aripiprazole</text:p>
          </table:table-cell>
          <table:table-cell office:value-type="string">
            <text:p>Bipolar Disorde</text:p>
          </table:table-cell>
          <table:table-cell office:value-type="string">
            <text:p>1-0-1</text:p>
          </table:table-cell>
          <table:table-cell office:value-type="float" office:value="1">
            <text:p>1</text:p>
          </table:table-cell>
          <table:table-cell office:value-type="string">
            <text:p>Dr. Almasaro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Preston</text:p>
          </table:table-cell>
          <table:table-cell office:value-type="string">
            <text:p>Sodium oxybate</text:p>
          </table:table-cell>
          <table:table-cell office:value-type="string">
            <text:p>Narcolepsy</text:p>
          </table:table-cell>
          <table:table-cell office:value-type="string">
            <text:p>2--0-1</text:p>
          </table:table-cell>
          <table:table-cell office:value-type="float" office:value="10">
            <text:p>10</text:p>
          </table:table-cell>
          <table:table-cell office:value-type="string">
            <text:p>Dr. Heidegger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Roland</text:p>
          </table:table-cell>
          <table:table-cell office:value-type="string">
            <text:p>Clonazepam</text:p>
          </table:table-cell>
          <table:table-cell office:value-type="string">
            <text:p>Anxiety</text:p>
          </table:table-cell>
          <table:table-cell office:value-type="string">
            <text:p>0-0-2</text:p>
          </table:table-cell>
          <table:table-cell office:value-type="float" office:value="6">
            <text:p>6</text:p>
          </table:table-cell>
          <table:table-cell office:value-type="string">
            <text:p>Dr. Henry Wu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ldu</text:p>
          </table:table-cell>
          <table:table-cell office:value-type="string">
            <text:p>Tioconazole</text:p>
          </table:table-cell>
          <table:table-cell office:value-type="string">
            <text:p>Vaginal Yeast Infection</text:p>
          </table:table-cell>
          <table:table-cell office:value-type="string">
            <text:p>0-1-0</text:p>
          </table:table-cell>
          <table:table-cell office:value-type="float" office:value="3">
            <text:p>3</text:p>
          </table:table-cell>
          <table:table-cell office:value-type="string">
            <text:p>Dr. Leete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Adrianna</text:p>
          </table:table-cell>
          <table:table-cell office:value-type="string">
            <text:p>Minoxidil</text:p>
          </table:table-cell>
          <table:table-cell office:value-type="string">
            <text:p>High Blood Pressure</text:p>
          </table:table-cell>
          <table:table-cell office:value-type="string">
            <text:p>2-0-0</text:p>
          </table:table-cell>
          <table:table-cell office:value-type="float" office:value="1">
            <text:p>1</text:p>
          </table:table-cell>
          <table:table-cell office:value-type="string">
            <text:p>Dr. Pipt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Arthur</text:p>
          </table:table-cell>
          <table:table-cell office:value-type="string">
            <text:p>Miconazole</text:p>
          </table:table-cell>
          <table:table-cell office:value-type="string">
            <text:p>Vaginal Yeast Infection</text:p>
          </table:table-cell>
          <table:table-cell office:value-type="string">
            <text:p>2-0-0</text:p>
          </table:table-cell>
          <table:table-cell office:value-type="float" office:value="6">
            <text:p>6</text:p>
          </table:table-cell>
          <table:table-cell office:value-type="string">
            <text:p>Dr. Pangloss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Tess</text:p>
          </table:table-cell>
          <table:table-cell office:value-type="string">
            <text:p>Cryselle</text:p>
          </table:table-cell>
          <table:table-cell office:value-type="string">
            <text:p>Endometriosis</text:p>
          </table:table-cell>
          <table:table-cell office:value-type="string">
            <text:p>2-0-0</text:p>
          </table:table-cell>
          <table:table-cell office:value-type="float" office:value="7">
            <text:p>7</text:p>
          </table:table-cell>
          <table:table-cell office:value-type="string">
            <text:p>Benway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Martin</text:p>
          </table:table-cell>
          <table:table-cell office:value-type="string">
            <text:p>Suprep Bowel Prep Kit</text:p>
          </table:table-cell>
          <table:table-cell office:value-type="string">
            <text:p>Bowel Preparation</text:p>
          </table:table-cell>
          <table:table-cell office:value-type="string">
            <text:p>2-0-1</text:p>
          </table:table-cell>
          <table:table-cell office:value-type="float" office:value="8">
            <text:p>8</text:p>
          </table:table-cell>
          <table:table-cell office:value-type="string">
            <text:p>Dr.curdles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Kate</text:p>
          </table:table-cell>
          <table:table-cell office:value-type="string">
            <text:p>Ciclopirox</text:p>
          </table:table-cell>
          <table:table-cell office:value-type="string">
            <text:p>Onychomycosis, Fingernail</text:p>
          </table:table-cell>
          <table:table-cell office:value-type="string">
            <text:p>0-0-2</text:p>
          </table:table-cell>
          <table:table-cell office:value-type="float" office:value="8">
            <text:p>8</text:p>
          </table:table-cell>
          <table:table-cell office:value-type="string">
            <text:p>Dr. Herbeau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Miller</text:p>
          </table:table-cell>
          <table:table-cell office:value-type="string">
            <text:p>Etonogestrel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3">
            <text:p>3</text:p>
          </table:table-cell>
          <table:table-cell office:value-type="string">
            <text:p>Dr.Alice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Joyce</text:p>
          </table:table-cell>
          <table:table-cell office:value-type="string">
            <text:p>Klonopin</text:p>
          </table:table-cell>
          <table:table-cell office:value-type="string">
            <text:p>Bipolar Disorde</text:p>
          </table:table-cell>
          <table:table-cell office:value-type="string">
            <text:p>0-0-2</text:p>
          </table:table-cell>
          <table:table-cell office:value-type="float" office:value="6">
            <text:p>6</text:p>
          </table:table-cell>
          <table:table-cell office:value-type="string">
            <text:p>Dr. Jack Stapleton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Victoria</text:p>
          </table:table-cell>
          <table:table-cell office:value-type="string">
            <text:p>Zyclara</text:p>
          </table:table-cell>
          <table:table-cell office:value-type="string">
            <text:p>Keratosis</text:p>
          </table:table-cell>
          <table:table-cell office:value-type="string">
            <text:p>0-1-1</text:p>
          </table:table-cell>
          <table:table-cell office:value-type="float" office:value="4">
            <text:p>4</text:p>
          </table:table-cell>
          <table:table-cell office:value-type="string">
            <text:p>Dr. Jeremy Stone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Valeria</text:p>
          </table:table-cell>
          <table:table-cell office:value-type="string">
            <text:p>Clindamycin</text:p>
          </table:table-cell>
          <table:table-cell office:value-type="string">
            <text:p>Acne</text:p>
          </table:table-cell>
          <table:table-cell office:value-type="string">
            <text:p>1-0-1</text:p>
          </table:table-cell>
          <table:table-cell office:value-type="float" office:value="8">
            <text:p>8</text:p>
          </table:table-cell>
          <table:table-cell office:value-type="string">
            <text:p>Dr. Pipt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Deanna</text:p>
          </table:table-cell>
          <table:table-cell office:value-type="string">
            <text:p>Ortho Tri-Cyclen Lo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9">
            <text:p>9</text:p>
          </table:table-cell>
          <table:table-cell office:value-type="string">
            <text:p>Dr. Darryl Zao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Aldus</text:p>
          </table:table-cell>
          <table:table-cell office:value-type="string">
            <text:p>Microgestin Fe 1.5 / 30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1">
            <text:p>1</text:p>
          </table:table-cell>
          <table:table-cell office:value-type="string">
            <text:p>Louis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Brad</text:p>
          </table:table-cell>
          <table:table-cell office:value-type="string">
            <text:p>Acetaminophen / hydrocodone</text:p>
          </table:table-cell>
          <table:table-cell office:value-type="string">
            <text:p>Pain</text:p>
          </table:table-cell>
          <table:table-cell office:value-type="string">
            <text:p>1-0-1</text:p>
          </table:table-cell>
          <table:table-cell office:value-type="float" office:value="8">
            <text:p>8</text:p>
          </table:table-cell>
          <table:table-cell office:value-type="string">
            <text:p>Dr. John Quimper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Andrew</text:p>
          </table:table-cell>
          <table:table-cell office:value-type="string">
            <text:p>Lastacaft</text:p>
          </table:table-cell>
          <table:table-cell office:value-type="string">
            <text:p>Conjunctivitis, Allergic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Dr. Jennifer Paige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Maximilian</text:p>
          </table:table-cell>
          <table:table-cell office:value-type="string">
            <text:p>Effexor XR</text:p>
          </table:table-cell>
          <table:table-cell office:value-type="string">
            <text:p>Depression</text:p>
          </table:table-cell>
          <table:table-cell office:value-type="string">
            <text:p>1-0-1</text:p>
          </table:table-cell>
          <table:table-cell office:value-type="float" office:value="1">
            <text:p>1</text:p>
          </table:table-cell>
          <table:table-cell office:value-type="string">
            <text:p>Dr. Montgomery Montgomery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Maria</text:p>
          </table:table-cell>
          <table:table-cell office:value-type="string">
            <text:p>Ultram</text:p>
          </table:table-cell>
          <table:table-cell office:value-type="string">
            <text:p>Pain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 Faustus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Chester</text:p>
          </table:table-cell>
          <table:table-cell office:value-type="string">
            <text:p>Tesamorelin</text:p>
          </table:table-cell>
          <table:table-cell office:value-type="string">
            <text:p>Lipodystrophy</text:p>
          </table:table-cell>
          <table:table-cell office:value-type="string">
            <text:p>1-0-1</text:p>
          </table:table-cell>
          <table:table-cell office:value-type="float" office:value="3">
            <text:p>3</text:p>
          </table:table-cell>
          <table:table-cell office:value-type="string">
            <text:p>Dr. T.J. Eckleburg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Adam</text:p>
          </table:table-cell>
          <table:table-cell office:value-type="string">
            <text:p>Escitalopram</text:p>
          </table:table-cell>
          <table:table-cell office:value-type="string">
            <text:p>Depression</text:p>
          </table:table-cell>
          <table:table-cell office:value-type="string">
            <text:p>1-0-1</text:p>
          </table:table-cell>
          <table:table-cell office:value-type="float" office:value="9">
            <text:p>9</text:p>
          </table:table-cell>
          <table:table-cell office:value-type="string">
            <text:p>Dr. Victor Frankenstein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Lana</text:p>
          </table:table-cell>
          <table:table-cell office:value-type="string">
            <text:p>Phentermine</text:p>
          </table:table-cell>
          <table:table-cell office:value-type="string">
            <text:p>Obesity</text:p>
          </table:table-cell>
          <table:table-cell office:value-type="string">
            <text:p>0-0-2</text:p>
          </table:table-cell>
          <table:table-cell office:value-type="float" office:value="10">
            <text:p>10</text:p>
          </table:table-cell>
          <table:table-cell office:value-type="string">
            <text:p>Dr. David Livesey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Owen</text:p>
          </table:table-cell>
          <table:table-cell office:value-type="string">
            <text:p>Seroquel</text:p>
          </table:table-cell>
          <table:table-cell office:value-type="string">
            <text:p>Schizoaffective Disorde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 Jack Stapleton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Vanessa</text:p>
          </table:table-cell>
          <table:table-cell office:value-type="string">
            <text:p>Benzoyl peroxide / clindamycin</text:p>
          </table:table-cell>
          <table:table-cell office:value-type="string">
            <text:p>Acne</text:p>
          </table:table-cell>
          <table:table-cell office:value-type="string">
            <text:p>1-0-1</text:p>
          </table:table-cell>
          <table:table-cell office:value-type="float" office:value="4">
            <text:p>4</text:p>
          </table:table-cell>
          <table:table-cell office:value-type="string">
            <text:p>Dr. Leete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Connie</text:p>
          </table:table-cell>
          <table:table-cell office:value-type="string">
            <text:p>Lamotrigine</text:p>
          </table:table-cell>
          <table:table-cell office:value-type="string">
            <text:p>Bipolar Disorde</text:p>
          </table:table-cell>
          <table:table-cell office:value-type="string">
            <text:p>1-0-1</text:p>
          </table:table-cell>
          <table:table-cell office:value-type="float" office:value="7">
            <text:p>7</text:p>
          </table:table-cell>
          <table:table-cell office:value-type="string">
            <text:p>Dr. Edwin Spindrift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Sawyer</text:p>
          </table:table-cell>
          <table:table-cell office:value-type="string">
            <text:p>Aripiprazole</text:p>
          </table:table-cell>
          <table:table-cell office:value-type="string">
            <text:p>Bipolar Disorde</text:p>
          </table:table-cell>
          <table:table-cell office:value-type="string">
            <text:p>0-1-2</text:p>
          </table:table-cell>
          <table:table-cell office:value-type="float" office:value="8">
            <text:p>8</text:p>
          </table:table-cell>
          <table:table-cell office:value-type="string">
            <text:p>Dr. David Livesey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Julia</text:p>
          </table:table-cell>
          <table:table-cell office:value-type="string">
            <text:p>Ethinyl estradiol / norethindrone</text:p>
          </table:table-cell>
          <table:table-cell office:value-type="string">
            <text:p>Birth Control</text:p>
          </table:table-cell>
          <table:table-cell office:value-type="string">
            <text:p>0-2-1</text:p>
          </table:table-cell>
          <table:table-cell office:value-type="float" office:value="3">
            <text:p>3</text:p>
          </table:table-cell>
          <table:table-cell office:value-type="string">
            <text:p>Dr.Radhika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Wilson</text:p>
          </table:table-cell>
          <table:table-cell office:value-type="string">
            <text:p>EnteraGam</text:p>
          </table:table-cell>
          <table:table-cell office:value-type="string">
            <text:p>Irritable Bowel Syndrome</text:p>
          </table:table-cell>
          <table:table-cell office:value-type="string">
            <text:p>1-0-2</text:p>
          </table:table-cell>
          <table:table-cell office:value-type="float" office:value="9">
            <text:p>9</text:p>
          </table:table-cell>
          <table:table-cell office:value-type="string">
            <text:p>Dr. John "Mossy" Lawn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Isabella</text:p>
          </table:table-cell>
          <table:table-cell office:value-type="string">
            <text:p>Pramipexole</text:p>
          </table:table-cell>
          <table:table-cell office:value-type="string">
            <text:p>Restless Legs Syndrome</text:p>
          </table:table-cell>
          <table:table-cell office:value-type="string">
            <text:p>1-0-1</text:p>
          </table:table-cell>
          <table:table-cell office:value-type="float" office:value="1">
            <text:p>1</text:p>
          </table:table-cell>
          <table:table-cell office:value-type="string">
            <text:p>Dr. Jefferson Jefferson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Kate</text:p>
          </table:table-cell>
          <table:table-cell office:value-type="string">
            <text:p>Cyclafem 1 / 35</text:p>
          </table:table-cell>
          <table:table-cell office:value-type="string">
            <text:p>Birth Control</text:p>
          </table:table-cell>
          <table:table-cell office:value-type="string">
            <text:p>0-1-1</text:p>
          </table:table-cell>
          <table:table-cell office:value-type="float" office:value="9">
            <text:p>9</text:p>
          </table:table-cell>
          <table:table-cell office:value-type="string">
            <text:p>Dr. Peter Leavitt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Melissa</text:p>
          </table:table-cell>
          <table:table-cell office:value-type="string">
            <text:p>Actos</text:p>
          </table:table-cell>
          <table:table-cell office:value-type="string">
            <text:p>Diabetes, Type 2</text:p>
          </table:table-cell>
          <table:table-cell office:value-type="string">
            <text:p>1-0-1</text:p>
          </table:table-cell>
          <table:table-cell office:value-type="float" office:value="4">
            <text:p>4</text:p>
          </table:table-cell>
          <table:table-cell office:value-type="string">
            <text:p>Dr. John Seward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Grace</text:p>
          </table:table-cell>
          <table:table-cell office:value-type="string">
            <text:p>Aluminum chloride hexahydrate</text:p>
          </table:table-cell>
          <table:table-cell office:value-type="string">
            <text:p>Hyperhidrosis</text:p>
          </table:table-cell>
          <table:table-cell office:value-type="string">
            <text:p>2-0-2</text:p>
          </table:table-cell>
          <table:table-cell office:value-type="float" office:value="7">
            <text:p>7</text:p>
          </table:table-cell>
          <table:table-cell office:value-type="string">
            <text:p>Dr. Hastie Lanyon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Blake</text:p>
          </table:table-cell>
          <table:table-cell office:value-type="string">
            <text:p>Clonazepam</text:p>
          </table:table-cell>
          <table:table-cell office:value-type="string">
            <text:p>Panic Disorde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 Grattan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Cadie</text:p>
          </table:table-cell>
          <table:table-cell office:value-type="string">
            <text:p>Venlafaxine</text:p>
          </table:table-cell>
          <table:table-cell office:value-type="string">
            <text:p>Depression</text:p>
          </table:table-cell>
          <table:table-cell office:value-type="string">
            <text:p>0-1-2</text:p>
          </table:table-cell>
          <table:table-cell office:value-type="float" office:value="8">
            <text:p>8</text:p>
          </table:table-cell>
          <table:table-cell office:value-type="string">
            <text:p>Astrov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Lucas</text:p>
          </table:table-cell>
          <table:table-cell office:value-type="string">
            <text:p>Lurasidone</text:p>
          </table:table-cell>
          <table:table-cell office:value-type="string">
            <text:p>Bipolar Disorde</text:p>
          </table:table-cell>
          <table:table-cell office:value-type="string">
            <text:p>1-0-1</text:p>
          </table:table-cell>
          <table:table-cell office:value-type="float" office:value="6">
            <text:p>6</text:p>
          </table:table-cell>
          <table:table-cell office:value-type="string">
            <text:p>Dr. Glas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Freddie</text:p>
          </table:table-cell>
          <table:table-cell office:value-type="string">
            <text:p>Campral</text:p>
          </table:table-cell>
          <table:table-cell office:value-type="string">
            <text:p>Alcohol Dependence</text:p>
          </table:table-cell>
          <table:table-cell office:value-type="string">
            <text:p>2-0-1</text:p>
          </table:table-cell>
          <table:table-cell office:value-type="float" office:value="10">
            <text:p>10</text:p>
          </table:table-cell>
          <table:table-cell office:value-type="string">
            <text:p>Dr. Jack Stapleton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Audrey</text:p>
          </table:table-cell>
          <table:table-cell office:value-type="string">
            <text:p>Effexor XR</text:p>
          </table:table-cell>
          <table:table-cell office:value-type="string">
            <text:p>Anxiety</text:p>
          </table:table-cell>
          <table:table-cell office:value-type="string">
            <text:p>1-0-1</text:p>
          </table:table-cell>
          <table:table-cell office:value-type="float" office:value="2">
            <text:p>2</text:p>
          </table:table-cell>
          <table:table-cell office:value-type="string">
            <text:p>Dr. Bernard Rieux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Adison</text:p>
          </table:table-cell>
          <table:table-cell office:value-type="string">
            <text:p>Ciprofloxacin</text:p>
          </table:table-cell>
          <table:table-cell office:value-type="string">
            <text:p>Urinary Tract Infection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 Jack Stapleton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Charlie</text:p>
          </table:table-cell>
          <table:table-cell office:value-type="string">
            <text:p>Amphetamine / dextroamphetamine</text:p>
          </table:table-cell>
          <table:table-cell office:value-type="string">
            <text:p>ADHD</text:p>
          </table:table-cell>
          <table:table-cell office:value-type="string">
            <text:p>1-0-1</text:p>
          </table:table-cell>
          <table:table-cell office:value-type="float" office:value="2">
            <text:p>2</text:p>
          </table:table-cell>
          <table:table-cell office:value-type="string">
            <text:p>Dr. Horace Couchman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Melanie</text:p>
          </table:table-cell>
          <table:table-cell office:value-type="string">
            <text:p>Promethazine</text:p>
          </table:table-cell>
          <table:table-cell office:value-type="string">
            <text:p>Nausea/Vomiting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 Henry Wu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Camila</text:p>
          </table:table-cell>
          <table:table-cell office:value-type="string">
            <text:p>Nuvigil</text:p>
          </table:table-cell>
          <table:table-cell office:value-type="string">
            <text:p>Narcolepsy</text:p>
          </table:table-cell>
          <table:table-cell office:value-type="string">
            <text:p>1-0-1</text:p>
          </table:table-cell>
          <table:table-cell office:value-type="float" office:value="9">
            <text:p>9</text:p>
          </table:table-cell>
          <table:table-cell office:value-type="string">
            <text:p>Dr. Andrew Manson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Edith</text:p>
          </table:table-cell>
          <table:table-cell office:value-type="string">
            <text:p>Movantik</text:p>
          </table:table-cell>
          <table:table-cell office:value-type="string">
            <text:p>Constipation, Drug Induced</text:p>
          </table:table-cell>
          <table:table-cell office:value-type="string">
            <text:p>2-0-1</text:p>
          </table:table-cell>
          <table:table-cell office:value-type="float" office:value="1">
            <text:p>1</text:p>
          </table:table-cell>
          <table:table-cell office:value-type="string">
            <text:p>Dr. Yuri Zhivago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Richard</text:p>
          </table:table-cell>
          <table:table-cell office:value-type="string">
            <text:p>Gabapentin</text:p>
          </table:table-cell>
          <table:table-cell office:value-type="string">
            <text:p>Bipolar Disorde</text:p>
          </table:table-cell>
          <table:table-cell office:value-type="string">
            <text:p>0-0-2</text:p>
          </table:table-cell>
          <table:table-cell office:value-type="float" office:value="8">
            <text:p>8</text:p>
          </table:table-cell>
          <table:table-cell office:value-type="string">
            <text:p>Dr. Anthony Edwardes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Cadie</text:p>
          </table:table-cell>
          <table:table-cell office:value-type="string">
            <text:p>Plan B One-Step</text:p>
          </table:table-cell>
          <table:table-cell office:value-type="string">
            <text:p>Emergency Contraception</text:p>
          </table:table-cell>
          <table:table-cell office:value-type="string">
            <text:p>2-0-0</text:p>
          </table:table-cell>
          <table:table-cell office:value-type="float" office:value="8">
            <text:p>8</text:p>
          </table:table-cell>
          <table:table-cell office:value-type="string">
            <text:p>Dr Petrie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Alissa</text:p>
          </table:table-cell>
          <table:table-cell office:value-type="string">
            <text:p>Insulin inhalation, rapid acting</text:p>
          </table:table-cell>
          <table:table-cell office:value-type="string">
            <text:p>Diabetes, Type 1</text:p>
          </table:table-cell>
          <table:table-cell office:value-type="string">
            <text:p>1-0-1</text:p>
          </table:table-cell>
          <table:table-cell office:value-type="float" office:value="1">
            <text:p>1</text:p>
          </table:table-cell>
          <table:table-cell office:value-type="string">
            <text:p>Dr. Timothy Flyte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Roland</text:p>
          </table:table-cell>
          <table:table-cell office:value-type="string">
            <text:p>Sertraline</text:p>
          </table:table-cell>
          <table:table-cell office:value-type="string">
            <text:p>Major Depressive Disorde</text:p>
          </table:table-cell>
          <table:table-cell office:value-type="string">
            <text:p>1-0-2</text:p>
          </table:table-cell>
          <table:table-cell office:value-type="float" office:value="10">
            <text:p>10</text:p>
          </table:table-cell>
          <table:table-cell office:value-type="string">
            <text:p>Dr. Henry Jekyll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Charlies</text:p>
          </table:table-cell>
          <table:table-cell office:value-type="string">
            <text:p>Acetaminophen / hydrocodone</text:p>
          </table:table-cell>
          <table:table-cell office:value-type="string">
            <text:p>Pain</text:p>
          </table:table-cell>
          <table:table-cell office:value-type="string">
            <text:p>2-0-1</text:p>
          </table:table-cell>
          <table:table-cell office:value-type="float" office:value="9">
            <text:p>9</text:p>
          </table:table-cell>
          <table:table-cell office:value-type="string">
            <text:p>Dr. Jennifer Paige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Vincent</text:p>
          </table:table-cell>
          <table:table-cell office:value-type="string">
            <text:p>Blisovi Fe 1 / 20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 Mabuse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Rolan</text:p>
          </table:table-cell>
          <table:table-cell office:value-type="string">
            <text:p>Cyclosporine</text:p>
          </table:table-cell>
          <table:table-cell office:value-type="string">
            <text:p>Keratoconjunctivitis Sicca</text:p>
          </table:table-cell>
          <table:table-cell office:value-type="string">
            <text:p>1-0-1</text:p>
          </table:table-cell>
          <table:table-cell office:value-type="float" office:value="1">
            <text:p>1</text:p>
          </table:table-cell>
          <table:table-cell office:value-type="string">
            <text:p>Dr. Jim Parsons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Ashton</text:p>
          </table:table-cell>
          <table:table-cell office:value-type="string">
            <text:p>BuSpar</text:p>
          </table:table-cell>
          <table:table-cell office:value-type="string">
            <text:p>Anxiety</text:p>
          </table:table-cell>
          <table:table-cell office:value-type="string">
            <text:p>0-2-2</text:p>
          </table:table-cell>
          <table:table-cell office:value-type="float" office:value="4">
            <text:p>4</text:p>
          </table:table-cell>
          <table:table-cell office:value-type="string">
            <text:p>Dr. Dillamond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Max</text:p>
          </table:table-cell>
          <table:table-cell office:value-type="string">
            <text:p>Miconazole</text:p>
          </table:table-cell>
          <table:table-cell office:value-type="string">
            <text:p>Vaginal Yeast Infection</text:p>
          </table:table-cell>
          <table:table-cell office:value-type="string">
            <text:p>anytime</text:p>
          </table:table-cell>
          <table:table-cell office:value-type="float" office:value="1">
            <text:p>1</text:p>
          </table:table-cell>
          <table:table-cell office:value-type="string">
            <text:p>Charles Bovary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Tony</text:p>
          </table:table-cell>
          <table:table-cell office:value-type="string">
            <text:p>Aviane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 Finlay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Sienna</text:p>
          </table:table-cell>
          <table:table-cell office:value-type="string">
            <text:p>Bactrim</text:p>
          </table:table-cell>
          <table:table-cell office:value-type="string">
            <text:p>Kidney Infections</text:p>
          </table:table-cell>
          <table:table-cell office:value-type="string">
            <text:p>0-2-0</text:p>
          </table:table-cell>
          <table:table-cell office:value-type="float" office:value="1">
            <text:p>1</text:p>
          </table:table-cell>
          <table:table-cell office:value-type="string">
            <text:p>Dr.Radhika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Tara</text:p>
          </table:table-cell>
          <table:table-cell office:value-type="string">
            <text:p>Levonorgestrel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 Wenger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John</text:p>
          </table:table-cell>
          <table:table-cell office:value-type="string">
            <text:p>Paroxetine</text:p>
          </table:table-cell>
          <table:table-cell office:value-type="string">
            <text:p>Hot Flashes</text:p>
          </table:table-cell>
          <table:table-cell office:value-type="string">
            <text:p>1-0-2</text:p>
          </table:table-cell>
          <table:table-cell office:value-type="float" office:value="1">
            <text:p>1</text:p>
          </table:table-cell>
          <table:table-cell office:value-type="string">
            <text:p>Dr. Molyneaux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Aston</text:p>
          </table:table-cell>
          <table:table-cell office:value-type="string">
            <text:p>Implanon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5">
            <text:p>5</text:p>
          </table:table-cell>
          <table:table-cell office:value-type="string">
            <text:p>Charles Bovary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Evelyn</text:p>
          </table:table-cell>
          <table:table-cell office:value-type="string">
            <text:p>Inderal</text:p>
          </table:table-cell>
          <table:table-cell office:value-type="string">
            <text:p>Migraine Prevention</text:p>
          </table:table-cell>
          <table:table-cell office:value-type="string">
            <text:p>0-0-1</text:p>
          </table:table-cell>
          <table:table-cell office:value-type="float" office:value="10">
            <text:p>10</text:p>
          </table:table-cell>
          <table:table-cell office:value-type="string">
            <text:p>Dr. Ferdinand Bardamu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Thomas</text:p>
          </table:table-cell>
          <table:table-cell office:value-type="string">
            <text:p>Ziprasidone</text:p>
          </table:table-cell>
          <table:table-cell office:value-type="string">
            <text:p>Schizophrenia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 John Dolittle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Spike</text:p>
          </table:table-cell>
          <table:table-cell office:value-type="string">
            <text:p>Skyla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 Timothy Flyte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Ryan</text:p>
          </table:table-cell>
          <table:table-cell office:value-type="string">
            <text:p>Tamsulosin</text:p>
          </table:table-cell>
          <table:table-cell office:value-type="string">
            <text:p>Benign Prostatic Hyperplasia</text:p>
          </table:table-cell>
          <table:table-cell office:value-type="string">
            <text:p>1-0-1</text:p>
          </table:table-cell>
          <table:table-cell office:value-type="float" office:value="6">
            <text:p>6</text:p>
          </table:table-cell>
          <table:table-cell office:value-type="string">
            <text:p>Dr. Tertius Lydgate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Clark</text:p>
          </table:table-cell>
          <table:table-cell office:value-type="string">
            <text:p>Trazodone</text:p>
          </table:table-cell>
          <table:table-cell office:value-type="string">
            <text:p>Insomnia</text:p>
          </table:table-cell>
          <table:table-cell office:value-type="string">
            <text:p>2-0-1</text:p>
          </table:table-cell>
          <table:table-cell office:value-type="float" office:value="1">
            <text:p>1</text:p>
          </table:table-cell>
          <table:table-cell office:value-type="string">
            <text:p>Dr. Sam Weizak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Carl</text:p>
          </table:table-cell>
          <table:table-cell office:value-type="string">
            <text:p>Chantix</text:p>
          </table:table-cell>
          <table:table-cell office:value-type="string">
            <text:p>Smoking Cessation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 Jack Stapleton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Alina</text:p>
          </table:table-cell>
          <table:table-cell office:value-type="string">
            <text:p>Ivermectin</text:p>
          </table:table-cell>
          <table:table-cell office:value-type="string">
            <text:p>Rosacea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 Christopher Syn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Lilianna</text:p>
          </table:table-cell>
          <table:table-cell office:value-type="string">
            <text:p>Methadone</text:p>
          </table:table-cell>
          <table:table-cell office:value-type="string">
            <text:p>Opiate Withdrawal</text:p>
          </table:table-cell>
          <table:table-cell office:value-type="string">
            <text:p>1-0-1</text:p>
          </table:table-cell>
          <table:table-cell office:value-type="float" office:value="7">
            <text:p>7</text:p>
          </table:table-cell>
          <table:table-cell office:value-type="string">
            <text:p>Dr. Stephen Maturin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Lucas</text:p>
          </table:table-cell>
          <table:table-cell office:value-type="string">
            <text:p>NuvaRing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7">
            <text:p>7</text:p>
          </table:table-cell>
          <table:table-cell office:value-type="string">
            <text:p>Dr. Gonzo (honorary)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Steven</text:p>
          </table:table-cell>
          <table:table-cell office:value-type="string">
            <text:p>Levonorgestrel</text:p>
          </table:table-cell>
          <table:table-cell office:value-type="string">
            <text:p>Emergency Contraception</text:p>
          </table:table-cell>
          <table:table-cell office:value-type="string">
            <text:p>anytime</text:p>
          </table:table-cell>
          <table:table-cell office:value-type="float" office:value="10">
            <text:p>10</text:p>
          </table:table-cell>
          <table:table-cell office:value-type="string">
            <text:p>Dr. Constance Peterson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Victoria</text:p>
          </table:table-cell>
          <table:table-cell office:value-type="string">
            <text:p>Humira</text:p>
          </table:table-cell>
          <table:table-cell office:value-type="string">
            <text:p>Psoriatic Arthritis</text:p>
          </table:table-cell>
          <table:table-cell office:value-type="string">
            <text:p>1-0-0</text:p>
          </table:table-cell>
          <table:table-cell office:value-type="float" office:value="10">
            <text:p>10</text:p>
          </table:table-cell>
          <table:table-cell office:value-type="string">
            <text:p>Dr. Jefferson Jefferson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Sam</text:p>
          </table:table-cell>
          <table:table-cell office:value-type="string">
            <text:p>Lurasidone</text:p>
          </table:table-cell>
          <table:table-cell office:value-type="string">
            <text:p>Schizophrenia</text:p>
          </table:table-cell>
          <table:table-cell office:value-type="string">
            <text:p>0-0-1</text:p>
          </table:table-cell>
          <table:table-cell office:value-type="float" office:value="8">
            <text:p>8</text:p>
          </table:table-cell>
          <table:table-cell office:value-type="string">
            <text:p>Dr. Henry Higgins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Madaline</text:p>
          </table:table-cell>
          <table:table-cell office:value-type="string">
            <text:p>Nitrofurantoin</text:p>
          </table:table-cell>
          <table:table-cell office:value-type="string">
            <text:p>Bladder Infection</text:p>
          </table:table-cell>
          <table:table-cell office:value-type="string">
            <text:p>1-0-1</text:p>
          </table:table-cell>
          <table:table-cell office:value-type="float" office:value="9">
            <text:p>9</text:p>
          </table:table-cell>
          <table:table-cell office:value-type="string">
            <text:p>Dr. Jack Stapleton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Savana</text:p>
          </table:table-cell>
          <table:table-cell office:value-type="string">
            <text:p>Campral</text:p>
          </table:table-cell>
          <table:table-cell office:value-type="string">
            <text:p>Alcohol Dependence</text:p>
          </table:table-cell>
          <table:table-cell office:value-type="string">
            <text:p>1-1--0</text:p>
          </table:table-cell>
          <table:table-cell office:value-type="float" office:value="10">
            <text:p>10</text:p>
          </table:table-cell>
          <table:table-cell office:value-type="string">
            <text:p>Dr. Herbert West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Victoria</text:p>
          </table:table-cell>
          <table:table-cell office:value-type="string">
            <text:p>Levonorgestrel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 Faustus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Haris</text:p>
          </table:table-cell>
          <table:table-cell office:value-type="string">
            <text:p>Venlafaxine</text:p>
          </table:table-cell>
          <table:table-cell office:value-type="string">
            <text:p>Depression</text:p>
          </table:table-cell>
          <table:table-cell office:value-type="string">
            <text:p>1-0-1</text:p>
          </table:table-cell>
          <table:table-cell office:value-type="float" office:value="1">
            <text:p>1</text:p>
          </table:table-cell>
          <table:table-cell office:value-type="string">
            <text:p>An Daoquan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Adrianna</text:p>
          </table:table-cell>
          <table:table-cell office:value-type="string">
            <text:p>Nifedipine</text:p>
          </table:table-cell>
          <table:table-cell office:value-type="string">
            <text:p>Raynaud's Syndrome</text:p>
          </table:table-cell>
          <table:table-cell office:value-type="string">
            <text:p>1-0-1</text:p>
          </table:table-cell>
          <table:table-cell office:value-type="float" office:value="1">
            <text:p>1</text:p>
          </table:table-cell>
          <table:table-cell office:value-type="string">
            <text:p>Dr. Wenger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Eddy</text:p>
          </table:table-cell>
          <table:table-cell office:value-type="string">
            <text:p>Ethinyl estradiol / etonogestrel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 Moreau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Fenton</text:p>
          </table:table-cell>
          <table:table-cell office:value-type="string">
            <text:p>Microgestin Fe 1 / 20</text:p>
          </table:table-cell>
          <table:table-cell office:value-type="string">
            <text:p>Acne</text:p>
          </table:table-cell>
          <table:table-cell office:value-type="string">
            <text:p>0-0-1</text:p>
          </table:table-cell>
          <table:table-cell office:value-type="float" office:value="3">
            <text:p>3</text:p>
          </table:table-cell>
          <table:table-cell office:value-type="string">
            <text:p>Dr. Sarah Lynch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Gianna</text:p>
          </table:table-cell>
          <table:table-cell office:value-type="string">
            <text:p>Ethinyl estradiol / levonorgestrel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9">
            <text:p>9</text:p>
          </table:table-cell>
          <table:table-cell office:value-type="string">
            <text:p>Dick Dive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Myra</text:p>
          </table:table-cell>
          <table:table-cell office:value-type="string">
            <text:p>Levonorgestrel</text:p>
          </table:table-cell>
          <table:table-cell office:value-type="string">
            <text:p>Emergency Contraception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 Clayton Danver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April</text:p>
          </table:table-cell>
          <table:table-cell office:value-type="string">
            <text:p>Phenazopyridine</text:p>
          </table:table-cell>
          <table:table-cell office:value-type="string">
            <text:p>Interstitial Cystitis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 Bernard Rieux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Rebecca</text:p>
          </table:table-cell>
          <table:table-cell office:value-type="string">
            <text:p>Marezine</text:p>
          </table:table-cell>
          <table:table-cell office:value-type="string">
            <text:p>Motion Sickness</text:p>
          </table:table-cell>
          <table:table-cell office:value-type="string">
            <text:p>1-0-0</text:p>
          </table:table-cell>
          <table:table-cell office:value-type="float" office:value="10">
            <text:p>10</text:p>
          </table:table-cell>
          <table:table-cell office:value-type="string">
            <text:p>Dick Diver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Daryl</text:p>
          </table:table-cell>
          <table:table-cell office:value-type="string">
            <text:p>Etonogestrel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5">
            <text:p>5</text:p>
          </table:table-cell>
          <table:table-cell office:value-type="string">
            <text:p>Dr. Samuel Llewellyn Cornick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Kevin</text:p>
          </table:table-cell>
          <table:table-cell office:value-type="string">
            <text:p>Ambien</text:p>
          </table:table-cell>
          <table:table-cell office:value-type="string">
            <text:p>Insomnia</text:p>
          </table:table-cell>
          <table:table-cell office:value-type="string">
            <text:p>1-0-1</text:p>
          </table:table-cell>
          <table:table-cell office:value-type="float" office:value="2">
            <text:p>2</text:p>
          </table:table-cell>
          <table:table-cell office:value-type="string">
            <text:p>Dr. Lao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Oscar</text:p>
          </table:table-cell>
          <table:table-cell office:value-type="string">
            <text:p>Orthovisc</text:p>
          </table:table-cell>
          <table:table-cell office:value-type="string">
            <text:p>Osteoarthritis</text:p>
          </table:table-cell>
          <table:table-cell office:value-type="string">
            <text:p>2-0-0</text:p>
          </table:table-cell>
          <table:table-cell office:value-type="float" office:value="1">
            <text:p>1</text:p>
          </table:table-cell>
          <table:table-cell office:value-type="string">
            <text:p>Dr.Alice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Jenna</text:p>
          </table:table-cell>
          <table:table-cell office:value-type="string">
            <text:p>Mirtazapine</text:p>
          </table:table-cell>
          <table:table-cell office:value-type="string">
            <text:p>Depression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Nickens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John</text:p>
          </table:table-cell>
          <table:table-cell office:value-type="string">
            <text:p>Tofacitinib</text:p>
          </table:table-cell>
          <table:table-cell office:value-type="string">
            <text:p>Rheumatoid Arthritis</text:p>
          </table:table-cell>
          <table:table-cell office:value-type="string">
            <text:p>1-0-2</text:p>
          </table:table-cell>
          <table:table-cell office:value-type="float" office:value="9">
            <text:p>9</text:p>
          </table:table-cell>
          <table:table-cell office:value-type="string">
            <text:p>Dr. Constantine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Amy</text:p>
          </table:table-cell>
          <table:table-cell office:value-type="string">
            <text:p>Lorcaserin</text:p>
          </table:table-cell>
          <table:table-cell office:value-type="string">
            <text:p>NULL</text:p>
          </table:table-cell>
          <table:table-cell office:value-type="string">
            <text:p>1-0-1</text:p>
          </table:table-cell>
          <table:table-cell office:value-type="float" office:value="5">
            <text:p>5</text:p>
          </table:table-cell>
          <table:table-cell office:value-type="string">
            <text:p>Dr. Abraham Van Helsing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Elian</text:p>
          </table:table-cell>
          <table:table-cell office:value-type="string">
            <text:p>Contrave</text:p>
          </table:table-cell>
          <table:table-cell office:value-type="string">
            <text:p>Weight Loss</text:p>
          </table:table-cell>
          <table:table-cell office:value-type="string">
            <text:p>1-0-1</text:p>
          </table:table-cell>
          <table:table-cell office:value-type="float" office:value="9">
            <text:p>9</text:p>
          </table:table-cell>
          <table:table-cell office:value-type="string">
            <text:p>Dr. Mark Hall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Maximilian</text:p>
          </table:table-cell>
          <table:table-cell office:value-type="string">
            <text:p>Amitriptyline</text:p>
          </table:table-cell>
          <table:table-cell office:value-type="string">
            <text:p>Migraine Prevention</text:p>
          </table:table-cell>
          <table:table-cell office:value-type="string">
            <text:p>1-0-1</text:p>
          </table:table-cell>
          <table:table-cell office:value-type="float" office:value="9">
            <text:p>9</text:p>
          </table:table-cell>
          <table:table-cell office:value-type="string">
            <text:p>Dr. Rashid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Chester</text:p>
          </table:table-cell>
          <table:table-cell office:value-type="string">
            <text:p>Belviq</text:p>
          </table:table-cell>
          <table:table-cell office:value-type="string">
            <text:p>Weight Loss</text:p>
          </table:table-cell>
          <table:table-cell office:value-type="string">
            <text:p>1-0-1</text:p>
          </table:table-cell>
          <table:table-cell office:value-type="float" office:value="1">
            <text:p>1</text:p>
          </table:table-cell>
          <table:table-cell office:value-type="string">
            <text:p>Dr. Daneeka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Paige</text:p>
          </table:table-cell>
          <table:table-cell office:value-type="string">
            <text:p>Wellbutrin</text:p>
          </table:table-cell>
          <table:table-cell office:value-type="string">
            <text:p>Major Depressive Disorde</text:p>
          </table:table-cell>
          <table:table-cell office:value-type="string">
            <text:p>1-0-0</text:p>
          </table:table-cell>
          <table:table-cell office:value-type="float" office:value="8">
            <text:p>8</text:p>
          </table:table-cell>
          <table:table-cell office:value-type="string">
            <text:p>Dr. Ferdinand Bardamu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Catherine</text:p>
          </table:table-cell>
          <table:table-cell office:value-type="string">
            <text:p>Zoloft</text:p>
          </table:table-cell>
          <table:table-cell office:value-type="string">
            <text:p>Depression</text:p>
          </table:table-cell>
          <table:table-cell office:value-type="string">
            <text:p>0-0-1</text:p>
          </table:table-cell>
          <table:table-cell office:value-type="float" office:value="1">
            <text:p>1</text:p>
          </table:table-cell>
          <table:table-cell office:value-type="string">
            <text:p>Dr. Hannibal Lecter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Arthur</text:p>
          </table:table-cell>
          <table:table-cell office:value-type="string">
            <text:p>Afrezza</text:p>
          </table:table-cell>
          <table:table-cell office:value-type="string">
            <text:p>Diabetes, Type 1</text:p>
          </table:table-cell>
          <table:table-cell office:value-type="string">
            <text:p>0-1-1</text:p>
          </table:table-cell>
          <table:table-cell office:value-type="float" office:value="10">
            <text:p>10</text:p>
          </table:table-cell>
          <table:table-cell office:value-type="string">
            <text:p>Dorn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Darcy</text:p>
          </table:table-cell>
          <table:table-cell office:value-type="string">
            <text:p>Oxybutynin</text:p>
          </table:table-cell>
          <table:table-cell office:value-type="string">
            <text:p>Hyperhidrosis</text:p>
          </table:table-cell>
          <table:table-cell office:value-type="string">
            <text:p>1-0-1</text:p>
          </table:table-cell>
          <table:table-cell office:value-type="float" office:value="9">
            <text:p>9</text:p>
          </table:table-cell>
          <table:table-cell office:value-type="string">
            <text:p>Doctor Blenkinsop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Hailey</text:p>
          </table:table-cell>
          <table:table-cell office:value-type="string">
            <text:p>ParaGard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1">
            <text:p>1</text:p>
          </table:table-cell>
          <table:table-cell office:value-type="string">
            <text:p>Dr. John H. Watson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Tess</text:p>
          </table:table-cell>
          <table:table-cell office:value-type="string">
            <text:p>Aubra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1">
            <text:p>1</text:p>
          </table:table-cell>
          <table:table-cell office:value-type="string">
            <text:p>Dr. Fu Manchu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Lydia</text:p>
          </table:table-cell>
          <table:table-cell office:value-type="string">
            <text:p>Bactrim</text:p>
          </table:table-cell>
          <table:table-cell office:value-type="string">
            <text:p>Urinary Tract Infection</text:p>
          </table:table-cell>
          <table:table-cell office:value-type="string">
            <text:p>0-1-0</text:p>
          </table:table-cell>
          <table:table-cell office:value-type="float" office:value="9">
            <text:p>9</text:p>
          </table:table-cell>
          <table:table-cell office:value-type="string">
            <text:p>Dr. Charles Burton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Chester</text:p>
          </table:table-cell>
          <table:table-cell office:value-type="string">
            <text:p>Copper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6">
            <text:p>6</text:p>
          </table:table-cell>
          <table:table-cell office:value-type="string">
            <text:p>Dr. Martin Arrowsmith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Martin</text:p>
          </table:table-cell>
          <table:table-cell office:value-type="string">
            <text:p>Levora</text:p>
          </table:table-cell>
          <table:table-cell office:value-type="string">
            <text:p>Birth Control</text:p>
          </table:table-cell>
          <table:table-cell office:value-type="string">
            <text:p>0-2-1</text:p>
          </table:table-cell>
          <table:table-cell office:value-type="float" office:value="2">
            <text:p>2</text:p>
          </table:table-cell>
          <table:table-cell office:value-type="string">
            <text:p>Dr.Cooper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Kelsey</text:p>
          </table:table-cell>
          <table:table-cell office:value-type="string">
            <text:p>Mesalamine</text:p>
          </table:table-cell>
          <table:table-cell office:value-type="string">
            <text:p>Crohn's Disease, Maintenance</text:p>
          </table:table-cell>
          <table:table-cell office:value-type="string">
            <text:p>0-0-1</text:p>
          </table:table-cell>
          <table:table-cell office:value-type="float" office:value="8">
            <text:p>8</text:p>
          </table:table-cell>
          <table:table-cell office:value-type="string">
            <text:p>Dr. Edward George Armstrong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Brad</text:p>
          </table:table-cell>
          <table:table-cell office:value-type="string">
            <text:p>Duloxetine</text:p>
          </table:table-cell>
          <table:table-cell office:value-type="string">
            <text:p>Pain</text:p>
          </table:table-cell>
          <table:table-cell office:value-type="string">
            <text:p>1-0-1</text:p>
          </table:table-cell>
          <table:table-cell office:value-type="float" office:value="9">
            <text:p>9</text:p>
          </table:table-cell>
          <table:table-cell office:value-type="string">
            <text:p>Dr. Wellington Yueh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Harold</text:p>
          </table:table-cell>
          <table:table-cell office:value-type="string">
            <text:p>Pregabalin</text:p>
          </table:table-cell>
          <table:table-cell office:value-type="string">
            <text:p>Generalized Anxiety Disorde</text:p>
          </table:table-cell>
          <table:table-cell office:value-type="string">
            <text:p>1-0-1</text:p>
          </table:table-cell>
          <table:table-cell office:value-type="float" office:value="10">
            <text:p>10</text:p>
          </table:table-cell>
          <table:table-cell office:value-type="string">
            <text:p>Dr. Leonard O'Doull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/>
          </table:table-cell>
          <table:table-cell office:value-type="string">
            <text:p>BuSpar</text:p>
          </table:table-cell>
          <table:table-cell office:value-type="string">
            <text:p>Birth control</text:p>
          </table:table-cell>
          <table:table-cell office:value-type="string">
            <text:p>1-0-1</text:p>
          </table:table-cell>
          <table:table-cell office:value-type="float" office:value="4">
            <text:p>4</text:p>
          </table:table-cell>
          <table:table-cell office:value-type="string">
            <text:p>dr.pimento</text:p>
          </table:table-cell>
        </table:table-row>
      </table:table>
      <table:table table:name="receipts">
        <table:table-row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Aripiprazole</text:p>
          </table:table-cell>
          <table:table-cell office:value-type="float" office:value="1">
            <text:p>1</text:p>
          </table:table-cell>
          <table:table-cell office:value-type="float" office:value="1684">
            <text:p>1684</text:p>
          </table:table-cell>
          <table:table-cell office:value-type="string">
            <text:p>2017-10-27</text:p>
          </table:table-cell>
          <table:table-cell office:value-type="string">
            <text:p>Dr. Almasaro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string">
            <text:p>Sodium oxybate</text:p>
          </table:table-cell>
          <table:table-cell office:value-type="float" office:value="10">
            <text:p>10</text:p>
          </table:table-cell>
          <table:table-cell office:value-type="float" office:value="341">
            <text:p>341</text:p>
          </table:table-cell>
          <table:table-cell office:value-type="string">
            <text:p>2017-02-08</text:p>
          </table:table-cell>
          <table:table-cell office:value-type="string">
            <text:p>Dr. Heidegger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string">
            <text:p>Clonazepam</text:p>
          </table:table-cell>
          <table:table-cell office:value-type="float" office:value="6">
            <text:p>6</text:p>
          </table:table-cell>
          <table:table-cell office:value-type="float" office:value="1227">
            <text:p>1227</text:p>
          </table:table-cell>
          <table:table-cell office:value-type="string">
            <text:p>2018-08-19</text:p>
          </table:table-cell>
          <table:table-cell office:value-type="string">
            <text:p>Dr. Henry Wu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4</text:p>
          </table:table-cell>
          <table:table-cell office:value-type="string">
            <text:p>Tioconazole</text:p>
          </table:table-cell>
          <table:table-cell office:value-type="float" office:value="3">
            <text:p>3</text:p>
          </table:table-cell>
          <table:table-cell office:value-type="float" office:value="624">
            <text:p>624</text:p>
          </table:table-cell>
          <table:table-cell office:value-type="string">
            <text:p>2018-01-11</text:p>
          </table:table-cell>
          <table:table-cell office:value-type="string">
            <text:p>Dr. Henry Dreyfoos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5</text:p>
          </table:table-cell>
          <table:table-cell office:value-type="string">
            <text:p>Minoxidil</text:p>
          </table:table-cell>
          <table:table-cell office:value-type="float" office:value="1">
            <text:p>1</text:p>
          </table:table-cell>
          <table:table-cell office:value-type="float" office:value="1107">
            <text:p>1107</text:p>
          </table:table-cell>
          <table:table-cell office:value-type="string">
            <text:p>2016-11-28</text:p>
          </table:table-cell>
          <table:table-cell office:value-type="string">
            <text:p>Dr. Diana Walton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6</text:p>
          </table:table-cell>
          <table:table-cell office:value-type="string">
            <text:p>Miconazole</text:p>
          </table:table-cell>
          <table:table-cell office:value-type="float" office:value="6">
            <text:p>6</text:p>
          </table:table-cell>
          <table:table-cell office:value-type="float" office:value="1935">
            <text:p>1935</text:p>
          </table:table-cell>
          <table:table-cell office:value-type="string">
            <text:p>2019-11-17</text:p>
          </table:table-cell>
          <table:table-cell office:value-type="string">
            <text:p>Dr. Pangloss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7</text:p>
          </table:table-cell>
          <table:table-cell office:value-type="string">
            <text:p>Cryselle</text:p>
          </table:table-cell>
          <table:table-cell office:value-type="float" office:value="7">
            <text:p>7</text:p>
          </table:table-cell>
          <table:table-cell office:value-type="float" office:value="1361">
            <text:p>1361</text:p>
          </table:table-cell>
          <table:table-cell office:value-type="string">
            <text:p>2016-10-21</text:p>
          </table:table-cell>
          <table:table-cell office:value-type="string">
            <text:p>Dr.Dayal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8</text:p>
          </table:table-cell>
          <table:table-cell office:value-type="string">
            <text:p>Suprep Bowel Prep Kit</text:p>
          </table:table-cell>
          <table:table-cell office:value-type="float" office:value="8">
            <text:p>8</text:p>
          </table:table-cell>
          <table:table-cell office:value-type="float" office:value="456">
            <text:p>456</text:p>
          </table:table-cell>
          <table:table-cell office:value-type="string">
            <text:p>2015-09-23</text:p>
          </table:table-cell>
          <table:table-cell office:value-type="string">
            <text:p>Dr.christa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9</text:p>
          </table:table-cell>
          <table:table-cell office:value-type="string">
            <text:p>Ciclopirox</text:p>
          </table:table-cell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office:value-type="string">
            <text:p>2019-01-04</text:p>
          </table:table-cell>
          <table:table-cell office:value-type="string">
            <text:p>Dr. Herbeau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10</text:p>
          </table:table-cell>
          <table:table-cell office:value-type="string">
            <text:p>Etonogestrel</text:p>
          </table:table-cell>
          <table:table-cell office:value-type="float" office:value="3">
            <text:p>3</text:p>
          </table:table-cell>
          <table:table-cell office:value-type="float" office:value="1650">
            <text:p>1650</text:p>
          </table:table-cell>
          <table:table-cell office:value-type="string">
            <text:p>2018-01-02</text:p>
          </table:table-cell>
          <table:table-cell office:value-type="string">
            <text:p>Dr.Charles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11</text:p>
          </table:table-cell>
          <table:table-cell office:value-type="string">
            <text:p>Klonopin</text:p>
          </table:table-cell>
          <table:table-cell office:value-type="float" office:value="6">
            <text:p>6</text:p>
          </table:table-cell>
          <table:table-cell office:value-type="float" office:value="1065">
            <text:p>1065</text:p>
          </table:table-cell>
          <table:table-cell office:value-type="string">
            <text:p>2017-10-31</text:p>
          </table:table-cell>
          <table:table-cell office:value-type="string">
            <text:p>Dr. Jack Stapleton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12</text:p>
          </table:table-cell>
          <table:table-cell office:value-type="string">
            <text:p>Zyclara</text:p>
          </table:table-cell>
          <table:table-cell office:value-type="float" office:value="4">
            <text:p>4</text:p>
          </table:table-cell>
          <table:table-cell office:value-type="float" office:value="808">
            <text:p>808</text:p>
          </table:table-cell>
          <table:table-cell office:value-type="string">
            <text:p>2017-09-29</text:p>
          </table:table-cell>
          <table:table-cell office:value-type="string">
            <text:p>Dr. Jeremy Stone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13</text:p>
          </table:table-cell>
          <table:table-cell office:value-type="string">
            <text:p>Clindamycin</text:p>
          </table:table-cell>
          <table:table-cell office:value-type="float" office:value="8">
            <text:p>8</text:p>
          </table:table-cell>
          <table:table-cell office:value-type="float" office:value="1313">
            <text:p>1313</text:p>
          </table:table-cell>
          <table:table-cell office:value-type="string">
            <text:p>2018-10-27</text:p>
          </table:table-cell>
          <table:table-cell office:value-type="string">
            <text:p>Dr. Pipt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14</text:p>
          </table:table-cell>
          <table:table-cell office:value-type="string">
            <text:p>Ortho Tri-Cyclen Lo</text:p>
          </table:table-cell>
          <table:table-cell office:value-type="float" office:value="9">
            <text:p>9</text:p>
          </table:table-cell>
          <table:table-cell office:value-type="float" office:value="489">
            <text:p>489</text:p>
          </table:table-cell>
          <table:table-cell office:value-type="string">
            <text:p>2015-11-09</text:p>
          </table:table-cell>
          <table:table-cell office:value-type="string">
            <text:p>Dr. Darryl Zao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15</text:p>
          </table:table-cell>
          <table:table-cell office:value-type="string">
            <text:p>Microgestin Fe 1.5 / 30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office:value-type="string">
            <text:p>2017-07-27</text:p>
          </table:table-cell>
          <table:table-cell office:value-type="string">
            <text:p>Dr.Louis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16</text:p>
          </table:table-cell>
          <table:table-cell office:value-type="string">
            <text:p>Acetaminophen / hydrocodone</text:p>
          </table:table-cell>
          <table:table-cell office:value-type="float" office:value="8">
            <text:p>8</text:p>
          </table:table-cell>
          <table:table-cell office:value-type="float" office:value="596">
            <text:p>596</text:p>
          </table:table-cell>
          <table:table-cell office:value-type="string">
            <text:p>2016-10-23</text:p>
          </table:table-cell>
          <table:table-cell office:value-type="string">
            <text:p>Dr. John Quimper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17</text:p>
          </table:table-cell>
          <table:table-cell office:value-type="string">
            <text:p>Lastacaft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string">
            <text:p>2017-09-01</text:p>
          </table:table-cell>
          <table:table-cell office:value-type="string">
            <text:p>Dr. Jennifer Paige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18</text:p>
          </table:table-cell>
          <table:table-cell office:value-type="string">
            <text:p>Effexor XR</text:p>
          </table:table-cell>
          <table:table-cell office:value-type="float" office:value="1">
            <text:p>1</text:p>
          </table:table-cell>
          <table:table-cell office:value-type="float" office:value="1027">
            <text:p>1027</text:p>
          </table:table-cell>
          <table:table-cell office:value-type="string">
            <text:p>2020-03-07</text:p>
          </table:table-cell>
          <table:table-cell office:value-type="string">
            <text:p>Dr. Montgomery Montgomery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19</text:p>
          </table:table-cell>
          <table:table-cell office:value-type="string">
            <text:p>Ultram</text:p>
          </table:table-cell>
          <table:table-cell office:value-type="float" office:value="10">
            <text:p>10</text:p>
          </table:table-cell>
          <table:table-cell office:value-type="float" office:value="159">
            <text:p>159</text:p>
          </table:table-cell>
          <table:table-cell office:value-type="string">
            <text:p>2018-03-09</text:p>
          </table:table-cell>
          <table:table-cell office:value-type="string">
            <text:p>Dr. Faustus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20</text:p>
          </table:table-cell>
          <table:table-cell office:value-type="string">
            <text:p>Tesamorelin</text:p>
          </table:table-cell>
          <table:table-cell office:value-type="float" office:value="3">
            <text:p>3</text:p>
          </table:table-cell>
          <table:table-cell office:value-type="float" office:value="1523">
            <text:p>1523</text:p>
          </table:table-cell>
          <table:table-cell office:value-type="string">
            <text:p>2018-07-03</text:p>
          </table:table-cell>
          <table:table-cell office:value-type="string">
            <text:p>Dr. T.J. Eckleburg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21</text:p>
          </table:table-cell>
          <table:table-cell office:value-type="string">
            <text:p>Escitalopram</text:p>
          </table:table-cell>
          <table:table-cell office:value-type="float" office:value="9">
            <text:p>9</text:p>
          </table:table-cell>
          <table:table-cell office:value-type="float" office:value="1558">
            <text:p>1558</text:p>
          </table:table-cell>
          <table:table-cell office:value-type="string">
            <text:p>2018-01-07</text:p>
          </table:table-cell>
          <table:table-cell office:value-type="string">
            <text:p>Dr. Victor Frankenstein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22</text:p>
          </table:table-cell>
          <table:table-cell office:value-type="string">
            <text:p>Phentermine</text:p>
          </table:table-cell>
          <table:table-cell office:value-type="float" office:value="10">
            <text:p>10</text:p>
          </table:table-cell>
          <table:table-cell office:value-type="float" office:value="1720">
            <text:p>1720</text:p>
          </table:table-cell>
          <table:table-cell office:value-type="string">
            <text:p>2018-04-18</text:p>
          </table:table-cell>
          <table:table-cell office:value-type="string">
            <text:p>Dr. David Livesey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23</text:p>
          </table:table-cell>
          <table:table-cell office:value-type="string">
            <text:p>Seroquel</text:p>
          </table:table-cell>
          <table:table-cell office:value-type="float" office:value="10">
            <text:p>10</text:p>
          </table:table-cell>
          <table:table-cell office:value-type="float" office:value="874">
            <text:p>874</text:p>
          </table:table-cell>
          <table:table-cell office:value-type="string">
            <text:p>2019-11-02</text:p>
          </table:table-cell>
          <table:table-cell office:value-type="string">
            <text:p>Dr. Jack Stapleton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24</text:p>
          </table:table-cell>
          <table:table-cell office:value-type="string">
            <text:p>Benzoyl peroxide / clindamycin</text:p>
          </table:table-cell>
          <table:table-cell office:value-type="float" office:value="4">
            <text:p>4</text:p>
          </table:table-cell>
          <table:table-cell office:value-type="float" office:value="1534">
            <text:p>1534</text:p>
          </table:table-cell>
          <table:table-cell office:value-type="string">
            <text:p>2017-05-19</text:p>
          </table:table-cell>
          <table:table-cell office:value-type="string">
            <text:p>Dr. Leete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25</text:p>
          </table:table-cell>
          <table:table-cell office:value-type="string">
            <text:p>Lamotrigine</text:p>
          </table:table-cell>
          <table:table-cell office:value-type="float" office:value="7">
            <text:p>7</text:p>
          </table:table-cell>
          <table:table-cell office:value-type="float" office:value="1191">
            <text:p>1191</text:p>
          </table:table-cell>
          <table:table-cell office:value-type="string">
            <text:p>2016-09-29</text:p>
          </table:table-cell>
          <table:table-cell office:value-type="string">
            <text:p>Dr. Edwin Spindrift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26</text:p>
          </table:table-cell>
          <table:table-cell office:value-type="string">
            <text:p>Aripiprazole</text:p>
          </table:table-cell>
          <table:table-cell office:value-type="float" office:value="8">
            <text:p>8</text:p>
          </table:table-cell>
          <table:table-cell office:value-type="float" office:value="462">
            <text:p>462</text:p>
          </table:table-cell>
          <table:table-cell office:value-type="string">
            <text:p>2015-12-11</text:p>
          </table:table-cell>
          <table:table-cell office:value-type="string">
            <text:p>Dr. Robin Van Dorn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27</text:p>
          </table:table-cell>
          <table:table-cell office:value-type="string">
            <text:p>Ethinyl estradiol / norethindrone</text:p>
          </table:table-cell>
          <table:table-cell office:value-type="float" office:value="3">
            <text:p>3</text:p>
          </table:table-cell>
          <table:table-cell office:value-type="float" office:value="1312">
            <text:p>1312</text:p>
          </table:table-cell>
          <table:table-cell office:value-type="string">
            <text:p>2020-02-05</text:p>
          </table:table-cell>
          <table:table-cell office:value-type="string">
            <text:p>Dr.Curdles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28</text:p>
          </table:table-cell>
          <table:table-cell office:value-type="string">
            <text:p>EnteraGam</text:p>
          </table:table-cell>
          <table:table-cell office:value-type="float" office:value="9">
            <text:p>9</text:p>
          </table:table-cell>
          <table:table-cell office:value-type="float" office:value="1331">
            <text:p>1331</text:p>
          </table:table-cell>
          <table:table-cell office:value-type="string">
            <text:p>2020-04-21</text:p>
          </table:table-cell>
          <table:table-cell office:value-type="string">
            <text:p>Dr. John "Mossy" Lawn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29</text:p>
          </table:table-cell>
          <table:table-cell office:value-type="string">
            <text:p>Pramipexole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string">
            <text:p>2018-02-25</text:p>
          </table:table-cell>
          <table:table-cell office:value-type="string">
            <text:p>Dr. Jefferson Jefferson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30</text:p>
          </table:table-cell>
          <table:table-cell office:value-type="string">
            <text:p>Cyclafem 1 / 35</text:p>
          </table:table-cell>
          <table:table-cell office:value-type="float" office:value="9">
            <text:p>9</text:p>
          </table:table-cell>
          <table:table-cell office:value-type="float" office:value="237">
            <text:p>237</text:p>
          </table:table-cell>
          <table:table-cell office:value-type="string">
            <text:p>2015-12-16</text:p>
          </table:table-cell>
          <table:table-cell office:value-type="string">
            <text:p>Dr. Peter Leavitt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31</text:p>
          </table:table-cell>
          <table:table-cell office:value-type="string">
            <text:p>Actos</text:p>
          </table:table-cell>
          <table:table-cell office:value-type="float" office:value="4">
            <text:p>4</text:p>
          </table:table-cell>
          <table:table-cell office:value-type="float" office:value="1848">
            <text:p>1848</text:p>
          </table:table-cell>
          <table:table-cell office:value-type="string">
            <text:p>2015-05-14</text:p>
          </table:table-cell>
          <table:table-cell office:value-type="string">
            <text:p>Dr. John Seward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32</text:p>
          </table:table-cell>
          <table:table-cell office:value-type="string">
            <text:p>Aluminum chloride hexahydrate</text:p>
          </table:table-cell>
          <table:table-cell office:value-type="float" office:value="7">
            <text:p>7</text:p>
          </table:table-cell>
          <table:table-cell office:value-type="float" office:value="1991">
            <text:p>1991</text:p>
          </table:table-cell>
          <table:table-cell office:value-type="string">
            <text:p>2017-12-25</text:p>
          </table:table-cell>
          <table:table-cell office:value-type="string">
            <text:p>Dr. Hastie Lanyon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33</text:p>
          </table:table-cell>
          <table:table-cell office:value-type="string">
            <text:p>Clonazepam</text:p>
          </table:table-cell>
          <table:table-cell office:value-type="float" office:value="10">
            <text:p>10</text:p>
          </table:table-cell>
          <table:table-cell office:value-type="float" office:value="1536">
            <text:p>1536</text:p>
          </table:table-cell>
          <table:table-cell office:value-type="string">
            <text:p>2015-01-07</text:p>
          </table:table-cell>
          <table:table-cell office:value-type="string">
            <text:p>Dr. Grattan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34</text:p>
          </table:table-cell>
          <table:table-cell office:value-type="string">
            <text:p>Venlafaxine</text:p>
          </table:table-cell>
          <table:table-cell office:value-type="float" office:value="8">
            <text:p>8</text:p>
          </table:table-cell>
          <table:table-cell office:value-type="float" office:value="1944">
            <text:p>1944</text:p>
          </table:table-cell>
          <table:table-cell office:value-type="string">
            <text:p>2019-04-29</text:p>
          </table:table-cell>
          <table:table-cell office:value-type="string">
            <text:p>Astrov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35</text:p>
          </table:table-cell>
          <table:table-cell office:value-type="string">
            <text:p>Lurasidone</text:p>
          </table:table-cell>
          <table:table-cell office:value-type="float" office:value="6">
            <text:p>6</text:p>
          </table:table-cell>
          <table:table-cell office:value-type="float" office:value="390">
            <text:p>390</text:p>
          </table:table-cell>
          <table:table-cell office:value-type="string">
            <text:p>2016-03-11</text:p>
          </table:table-cell>
          <table:table-cell office:value-type="string">
            <text:p>Dr. Glas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36</text:p>
          </table:table-cell>
          <table:table-cell office:value-type="string">
            <text:p>Campral</text:p>
          </table:table-cell>
          <table:table-cell office:value-type="float" office:value="10">
            <text:p>10</text:p>
          </table:table-cell>
          <table:table-cell office:value-type="float" office:value="1406">
            <text:p>1406</text:p>
          </table:table-cell>
          <table:table-cell office:value-type="string">
            <text:p>2018-12-06</text:p>
          </table:table-cell>
          <table:table-cell office:value-type="string">
            <text:p>Dr. Jack Stapleton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37</text:p>
          </table:table-cell>
          <table:table-cell office:value-type="string">
            <text:p>Effexor XR</text:p>
          </table:table-cell>
          <table:table-cell office:value-type="float" office:value="2">
            <text:p>2</text:p>
          </table:table-cell>
          <table:table-cell office:value-type="float" office:value="1918">
            <text:p>1918</text:p>
          </table:table-cell>
          <table:table-cell office:value-type="string">
            <text:p>2015-05-05</text:p>
          </table:table-cell>
          <table:table-cell office:value-type="string">
            <text:p>Dr. Bernard Rieux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38</text:p>
          </table:table-cell>
          <table:table-cell office:value-type="string">
            <text:p>Ciprofloxacin</text:p>
          </table:table-cell>
          <table:table-cell office:value-type="float" office:value="10">
            <text:p>10</text:p>
          </table:table-cell>
          <table:table-cell office:value-type="float" office:value="606">
            <text:p>606</text:p>
          </table:table-cell>
          <table:table-cell office:value-type="string">
            <text:p>2018-10-29</text:p>
          </table:table-cell>
          <table:table-cell office:value-type="string">
            <text:p>Dr. Jack Stapleton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39</text:p>
          </table:table-cell>
          <table:table-cell office:value-type="string">
            <text:p>Amphetamine / dextroamphetamine</text:p>
          </table:table-cell>
          <table:table-cell office:value-type="float" office:value="2">
            <text:p>2</text:p>
          </table:table-cell>
          <table:table-cell office:value-type="float" office:value="1044">
            <text:p>1044</text:p>
          </table:table-cell>
          <table:table-cell office:value-type="string">
            <text:p>2019-10-29</text:p>
          </table:table-cell>
          <table:table-cell office:value-type="string">
            <text:p>Dr. Horace Couchman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40</text:p>
          </table:table-cell>
          <table:table-cell office:value-type="string">
            <text:p>Promethazine</text:p>
          </table:table-cell>
          <table:table-cell office:value-type="float" office:value="10">
            <text:p>10</text:p>
          </table:table-cell>
          <table:table-cell office:value-type="float" office:value="414">
            <text:p>414</text:p>
          </table:table-cell>
          <table:table-cell office:value-type="string">
            <text:p>2017-10-15</text:p>
          </table:table-cell>
          <table:table-cell office:value-type="string">
            <text:p>Dr. Rudy Bobrick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41</text:p>
          </table:table-cell>
          <table:table-cell office:value-type="string">
            <text:p>Nuvigil</text:p>
          </table:table-cell>
          <table:table-cell office:value-type="float" office:value="9">
            <text:p>9</text:p>
          </table:table-cell>
          <table:table-cell office:value-type="float" office:value="620">
            <text:p>620</text:p>
          </table:table-cell>
          <table:table-cell office:value-type="string">
            <text:p>2018-03-22</text:p>
          </table:table-cell>
          <table:table-cell office:value-type="string">
            <text:p>Dr. Andrew Manson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42</text:p>
          </table:table-cell>
          <table:table-cell office:value-type="string">
            <text:p>Movantik</text:p>
          </table:table-cell>
          <table:table-cell office:value-type="float" office:value="1">
            <text:p>1</text:p>
          </table:table-cell>
          <table:table-cell office:value-type="float" office:value="258">
            <text:p>258</text:p>
          </table:table-cell>
          <table:table-cell office:value-type="string">
            <text:p>2019-08-21</text:p>
          </table:table-cell>
          <table:table-cell office:value-type="string">
            <text:p>Dr. Yuri Zhivago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43</text:p>
          </table:table-cell>
          <table:table-cell office:value-type="string">
            <text:p>Gabapentin</text:p>
          </table:table-cell>
          <table:table-cell office:value-type="float" office:value="8">
            <text:p>8</text:p>
          </table:table-cell>
          <table:table-cell office:value-type="float" office:value="1419">
            <text:p>1419</text:p>
          </table:table-cell>
          <table:table-cell office:value-type="string">
            <text:p>2016-07-16</text:p>
          </table:table-cell>
          <table:table-cell office:value-type="string">
            <text:p>Dr. Anthony Edwardes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44</text:p>
          </table:table-cell>
          <table:table-cell office:value-type="string">
            <text:p>Plan B One-Step</text:p>
          </table:table-cell>
          <table:table-cell office:value-type="float" office:value="8">
            <text:p>8</text:p>
          </table:table-cell>
          <table:table-cell office:value-type="float" office:value="1385">
            <text:p>1385</text:p>
          </table:table-cell>
          <table:table-cell office:value-type="string">
            <text:p>2015-04-04</text:p>
          </table:table-cell>
          <table:table-cell office:value-type="string">
            <text:p>Dr Petrie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45</text:p>
          </table:table-cell>
          <table:table-cell office:value-type="string">
            <text:p>Insulin inhalation, rapid acting</text:p>
          </table:table-cell>
          <table:table-cell office:value-type="float" office:value="1">
            <text:p>1</text:p>
          </table:table-cell>
          <table:table-cell office:value-type="float" office:value="1769">
            <text:p>1769</text:p>
          </table:table-cell>
          <table:table-cell office:value-type="string">
            <text:p>2019-09-10</text:p>
          </table:table-cell>
          <table:table-cell office:value-type="string">
            <text:p>Dr. Abraham Van Helsing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46</text:p>
          </table:table-cell>
          <table:table-cell office:value-type="string">
            <text:p>Sertraline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string">
            <text:p>2016-10-13</text:p>
          </table:table-cell>
          <table:table-cell office:value-type="string">
            <text:p>Dr. Henry Jekyll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47</text:p>
          </table:table-cell>
          <table:table-cell office:value-type="string">
            <text:p>Acetaminophen / hydrocodone</text:p>
          </table:table-cell>
          <table:table-cell office:value-type="float" office:value="9">
            <text:p>9</text:p>
          </table:table-cell>
          <table:table-cell office:value-type="float" office:value="1697">
            <text:p>1697</text:p>
          </table:table-cell>
          <table:table-cell office:value-type="string">
            <text:p>2018-05-09</text:p>
          </table:table-cell>
          <table:table-cell office:value-type="string">
            <text:p>Dr. John Seward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48</text:p>
          </table:table-cell>
          <table:table-cell office:value-type="string">
            <text:p>Blisovi Fe 1 / 20</text:p>
          </table:table-cell>
          <table:table-cell office:value-type="float" office:value="10">
            <text:p>10</text:p>
          </table:table-cell>
          <table:table-cell office:value-type="float" office:value="1530">
            <text:p>1530</text:p>
          </table:table-cell>
          <table:table-cell office:value-type="string">
            <text:p>2016-05-16</text:p>
          </table:table-cell>
          <table:table-cell office:value-type="string">
            <text:p>Dr. Mabuse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49</text:p>
          </table:table-cell>
          <table:table-cell office:value-type="string">
            <text:p>Cyclosporine</text:p>
          </table:table-cell>
          <table:table-cell office:value-type="float" office:value="1">
            <text:p>1</text:p>
          </table:table-cell>
          <table:table-cell office:value-type="float" office:value="822">
            <text:p>822</text:p>
          </table:table-cell>
          <table:table-cell office:value-type="string">
            <text:p>2016-05-28</text:p>
          </table:table-cell>
          <table:table-cell office:value-type="string">
            <text:p>Dr. Jim Parsons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50</text:p>
          </table:table-cell>
          <table:table-cell office:value-type="string">
            <text:p>BuSpar</text:p>
          </table:table-cell>
          <table:table-cell office:value-type="float" office:value="4">
            <text:p>4</text:p>
          </table:table-cell>
          <table:table-cell office:value-type="float" office:value="558">
            <text:p>558</text:p>
          </table:table-cell>
          <table:table-cell office:value-type="string">
            <text:p>2015-02-27</text:p>
          </table:table-cell>
          <table:table-cell office:value-type="string">
            <text:p>Dr. Dillamond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51</text:p>
          </table:table-cell>
          <table:table-cell office:value-type="string">
            <text:p>Miconazole</text:p>
          </table:table-cell>
          <table:table-cell office:value-type="float" office:value="1">
            <text:p>1</text:p>
          </table:table-cell>
          <table:table-cell office:value-type="float" office:value="782">
            <text:p>782</text:p>
          </table:table-cell>
          <table:table-cell office:value-type="string">
            <text:p>2020-03-10</text:p>
          </table:table-cell>
          <table:table-cell office:value-type="string">
            <text:p>Dr.Smith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52</text:p>
          </table:table-cell>
          <table:table-cell office:value-type="string">
            <text:p>Aviane</text:p>
          </table:table-cell>
          <table:table-cell office:value-type="float" office:value="10">
            <text:p>10</text:p>
          </table:table-cell>
          <table:table-cell office:value-type="float" office:value="381">
            <text:p>381</text:p>
          </table:table-cell>
          <table:table-cell office:value-type="string">
            <text:p>2016-01-16</text:p>
          </table:table-cell>
          <table:table-cell office:value-type="string">
            <text:p>Dr.Doana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53</text:p>
          </table:table-cell>
          <table:table-cell office:value-type="string">
            <text:p>Bactrim</text:p>
          </table:table-cell>
          <table:table-cell office:value-type="float" office:value="1">
            <text:p>1</text:p>
          </table:table-cell>
          <table:table-cell office:value-type="float" office:value="1850">
            <text:p>1850</text:p>
          </table:table-cell>
          <table:table-cell office:value-type="string">
            <text:p>2019-05-23</text:p>
          </table:table-cell>
          <table:table-cell office:value-type="string">
            <text:p>Dr.veronica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54</text:p>
          </table:table-cell>
          <table:table-cell office:value-type="string">
            <text:p>Levonorgestrel</text:p>
          </table:table-cell>
          <table:table-cell office:value-type="float" office:value="10">
            <text:p>10</text:p>
          </table:table-cell>
          <table:table-cell office:value-type="float" office:value="1781">
            <text:p>1781</text:p>
          </table:table-cell>
          <table:table-cell office:value-type="string">
            <text:p>2016-03-10</text:p>
          </table:table-cell>
          <table:table-cell office:value-type="string">
            <text:p>Dr. Gonzo (honorary)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55</text:p>
          </table:table-cell>
          <table:table-cell office:value-type="string">
            <text:p>Paroxetine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office:value-type="string">
            <text:p>2020-03-03</text:p>
          </table:table-cell>
          <table:table-cell office:value-type="string">
            <text:p>Dr. Molyneaux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56</text:p>
          </table:table-cell>
          <table:table-cell office:value-type="string">
            <text:p>Implanon</text:p>
          </table:table-cell>
          <table:table-cell office:value-type="float" office:value="5">
            <text:p>5</text:p>
          </table:table-cell>
          <table:table-cell office:value-type="float" office:value="1887">
            <text:p>1887</text:p>
          </table:table-cell>
          <table:table-cell office:value-type="string">
            <text:p>2015-02-09</text:p>
          </table:table-cell>
          <table:table-cell office:value-type="string">
            <text:p>Dr. Leo Krutz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57</text:p>
          </table:table-cell>
          <table:table-cell office:value-type="string">
            <text:p>Inderal</text:p>
          </table:table-cell>
          <table:table-cell office:value-type="float" office:value="10">
            <text:p>10</text:p>
          </table:table-cell>
          <table:table-cell office:value-type="float" office:value="1213">
            <text:p>1213</text:p>
          </table:table-cell>
          <table:table-cell office:value-type="string">
            <text:p>2018-08-25</text:p>
          </table:table-cell>
          <table:table-cell office:value-type="string">
            <text:p>Dr.Doana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58</text:p>
          </table:table-cell>
          <table:table-cell office:value-type="string">
            <text:p>Ziprasidone</text:p>
          </table:table-cell>
          <table:table-cell office:value-type="float" office:value="10">
            <text:p>10</text:p>
          </table:table-cell>
          <table:table-cell office:value-type="float" office:value="476">
            <text:p>476</text:p>
          </table:table-cell>
          <table:table-cell office:value-type="string">
            <text:p>2019-01-18</text:p>
          </table:table-cell>
          <table:table-cell office:value-type="string">
            <text:p>Dr. John Dolittle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59</text:p>
          </table:table-cell>
          <table:table-cell office:value-type="string">
            <text:p>Skyla</text:p>
          </table:table-cell>
          <table:table-cell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string">
            <text:p>2016-10-28</text:p>
          </table:table-cell>
          <table:table-cell office:value-type="string">
            <text:p>Dr. Timothy Flyte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60</text:p>
          </table:table-cell>
          <table:table-cell office:value-type="string">
            <text:p>Tamsulosin</text:p>
          </table:table-cell>
          <table:table-cell office:value-type="float" office:value="6">
            <text:p>6</text:p>
          </table:table-cell>
          <table:table-cell office:value-type="float" office:value="969">
            <text:p>969</text:p>
          </table:table-cell>
          <table:table-cell office:value-type="string">
            <text:p>2017-11-19</text:p>
          </table:table-cell>
          <table:table-cell office:value-type="string">
            <text:p>Dr. Tertius Lydgate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61</text:p>
          </table:table-cell>
          <table:table-cell office:value-type="string">
            <text:p>Trazodone</text:p>
          </table:table-cell>
          <table:table-cell office:value-type="float" office:value="1">
            <text:p>1</text:p>
          </table:table-cell>
          <table:table-cell office:value-type="float" office:value="1169">
            <text:p>1169</text:p>
          </table:table-cell>
          <table:table-cell office:value-type="string">
            <text:p>2020-05-06</text:p>
          </table:table-cell>
          <table:table-cell office:value-type="string">
            <text:p>Dr. Sam Weizak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62</text:p>
          </table:table-cell>
          <table:table-cell office:value-type="string">
            <text:p>Chantix</text:p>
          </table:table-cell>
          <table:table-cell office:value-type="float" office:value="10">
            <text:p>10</text:p>
          </table:table-cell>
          <table:table-cell office:value-type="float" office:value="1235">
            <text:p>1235</text:p>
          </table:table-cell>
          <table:table-cell office:value-type="string">
            <text:p>2015-03-20</text:p>
          </table:table-cell>
          <table:table-cell office:value-type="string">
            <text:p>Dr. Jack Stapleton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63</text:p>
          </table:table-cell>
          <table:table-cell office:value-type="string">
            <text:p>Ivermectin</text:p>
          </table:table-cell>
          <table:table-cell office:value-type="float" office:value="10">
            <text:p>10</text:p>
          </table:table-cell>
          <table:table-cell office:value-type="float" office:value="455">
            <text:p>455</text:p>
          </table:table-cell>
          <table:table-cell office:value-type="string">
            <text:p>2016-06-17</text:p>
          </table:table-cell>
          <table:table-cell office:value-type="string">
            <text:p>Dr. Christopher Syn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64</text:p>
          </table:table-cell>
          <table:table-cell office:value-type="string">
            <text:p>Methadone</text:p>
          </table:table-cell>
          <table:table-cell office:value-type="float" office:value="7">
            <text:p>7</text:p>
          </table:table-cell>
          <table:table-cell office:value-type="float" office:value="1690">
            <text:p>1690</text:p>
          </table:table-cell>
          <table:table-cell office:value-type="string">
            <text:p>2017-10-25</text:p>
          </table:table-cell>
          <table:table-cell office:value-type="string">
            <text:p>Dr. Stephen Maturin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65</text:p>
          </table:table-cell>
          <table:table-cell office:value-type="string">
            <text:p>NuvaRing</text:p>
          </table:table-cell>
          <table:table-cell office:value-type="float" office:value="7">
            <text:p>7</text:p>
          </table:table-cell>
          <table:table-cell office:value-type="float" office:value="801">
            <text:p>801</text:p>
          </table:table-cell>
          <table:table-cell office:value-type="string">
            <text:p>2017-06-28</text:p>
          </table:table-cell>
          <table:table-cell office:value-type="string">
            <text:p>Dr. Gonzo (honorary)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66</text:p>
          </table:table-cell>
          <table:table-cell office:value-type="string">
            <text:p>Levonorgestrel</text:p>
          </table:table-cell>
          <table:table-cell office:value-type="float" office:value="10">
            <text:p>10</text:p>
          </table:table-cell>
          <table:table-cell office:value-type="float" office:value="923">
            <text:p>923</text:p>
          </table:table-cell>
          <table:table-cell office:value-type="string">
            <text:p>2018-12-27</text:p>
          </table:table-cell>
          <table:table-cell office:value-type="string">
            <text:p>Dr. Constance Peterson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67</text:p>
          </table:table-cell>
          <table:table-cell office:value-type="string">
            <text:p>Humira</text:p>
          </table:table-cell>
          <table:table-cell office:value-type="float" office:value="10">
            <text:p>10</text:p>
          </table:table-cell>
          <table:table-cell office:value-type="float" office:value="1550">
            <text:p>1550</text:p>
          </table:table-cell>
          <table:table-cell office:value-type="string">
            <text:p>2015-07-23</text:p>
          </table:table-cell>
          <table:table-cell office:value-type="string">
            <text:p>Dr. Yuri Zhivago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68</text:p>
          </table:table-cell>
          <table:table-cell office:value-type="string">
            <text:p>Lurasidone</text:p>
          </table:table-cell>
          <table:table-cell office:value-type="float" office:value="8">
            <text:p>8</text:p>
          </table:table-cell>
          <table:table-cell office:value-type="float" office:value="490">
            <text:p>490</text:p>
          </table:table-cell>
          <table:table-cell office:value-type="string">
            <text:p>2015-12-10</text:p>
          </table:table-cell>
          <table:table-cell office:value-type="string">
            <text:p>Dr. Henry Higgins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69</text:p>
          </table:table-cell>
          <table:table-cell office:value-type="string">
            <text:p>Nitrofurantoin</text:p>
          </table:table-cell>
          <table:table-cell office:value-type="float" office:value="9">
            <text:p>9</text:p>
          </table:table-cell>
          <table:table-cell office:value-type="float" office:value="551">
            <text:p>551</text:p>
          </table:table-cell>
          <table:table-cell office:value-type="string">
            <text:p>2020-03-08</text:p>
          </table:table-cell>
          <table:table-cell office:value-type="string">
            <text:p>Dr. Jack Stapleton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70</text:p>
          </table:table-cell>
          <table:table-cell office:value-type="string">
            <text:p>Campral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string">
            <text:p>2016-03-12</text:p>
          </table:table-cell>
          <table:table-cell office:value-type="string">
            <text:p>Dr. Herbert West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71</text:p>
          </table:table-cell>
          <table:table-cell office:value-type="string">
            <text:p>Levonorgestrel</text:p>
          </table:table-cell>
          <table:table-cell office:value-type="float" office:value="10">
            <text:p>10</text:p>
          </table:table-cell>
          <table:table-cell office:value-type="float" office:value="1830">
            <text:p>1830</text:p>
          </table:table-cell>
          <table:table-cell office:value-type="string">
            <text:p>2016-03-21</text:p>
          </table:table-cell>
          <table:table-cell office:value-type="string">
            <text:p>Dr. Richard Sturgess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72</text:p>
          </table:table-cell>
          <table:table-cell office:value-type="string">
            <text:p>Venlafaxine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string">
            <text:p>2015-03-03</text:p>
          </table:table-cell>
          <table:table-cell office:value-type="string">
            <text:p>Dr.Clayton Danvers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73</text:p>
          </table:table-cell>
          <table:table-cell office:value-type="string">
            <text:p>Nifedipine</text:p>
          </table:table-cell>
          <table:table-cell office:value-type="float" office:value="1">
            <text:p>1</text:p>
          </table:table-cell>
          <table:table-cell office:value-type="float" office:value="1171">
            <text:p>1171</text:p>
          </table:table-cell>
          <table:table-cell office:value-type="string">
            <text:p>2015-07-14</text:p>
          </table:table-cell>
          <table:table-cell office:value-type="string">
            <text:p>Professor Bernhardi, and Doctor Wenger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74</text:p>
          </table:table-cell>
          <table:table-cell office:value-type="string">
            <text:p>Ethinyl estradiol / etonogestrel</text:p>
          </table:table-cell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office:value-type="string">
            <text:p>2017-08-05</text:p>
          </table:table-cell>
          <table:table-cell office:value-type="string">
            <text:p>Dr. Moreau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75</text:p>
          </table:table-cell>
          <table:table-cell office:value-type="string">
            <text:p>Microgestin Fe 1 / 20</text:p>
          </table:table-cell>
          <table:table-cell office:value-type="float" office:value="3">
            <text:p>3</text:p>
          </table:table-cell>
          <table:table-cell office:value-type="float" office:value="1604">
            <text:p>1604</text:p>
          </table:table-cell>
          <table:table-cell office:value-type="string">
            <text:p>2019-08-07</text:p>
          </table:table-cell>
          <table:table-cell office:value-type="string">
            <text:p>Dr. Sarah Lynch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76</text:p>
          </table:table-cell>
          <table:table-cell office:value-type="string">
            <text:p>Ethinyl estradiol / levonorgestrel</text:p>
          </table:table-cell>
          <table:table-cell office:value-type="float" office:value="9">
            <text:p>9</text:p>
          </table:table-cell>
          <table:table-cell office:value-type="float" office:value="1396">
            <text:p>1396</text:p>
          </table:table-cell>
          <table:table-cell office:value-type="string">
            <text:p>2016-08-20</text:p>
          </table:table-cell>
          <table:table-cell office:value-type="string">
            <text:p>Dick Diver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77</text:p>
          </table:table-cell>
          <table:table-cell office:value-type="string">
            <text:p>Levonorgestrel</text:p>
          </table:table-cell>
          <table:table-cell office:value-type="float" office:value="10">
            <text:p>10</text:p>
          </table:table-cell>
          <table:table-cell office:value-type="float" office:value="1119">
            <text:p>1119</text:p>
          </table:table-cell>
          <table:table-cell office:value-type="string">
            <text:p>2016-12-31</text:p>
          </table:table-cell>
          <table:table-cell office:value-type="string">
            <text:p>Dr. Clayton Danvers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78</text:p>
          </table:table-cell>
          <table:table-cell office:value-type="string">
            <text:p>Phenazopyridine</text:p>
          </table:table-cell>
          <table:table-cell office:value-type="float" office:value="10">
            <text:p>10</text:p>
          </table:table-cell>
          <table:table-cell office:value-type="float" office:value="773">
            <text:p>773</text:p>
          </table:table-cell>
          <table:table-cell office:value-type="string">
            <text:p>2018-01-11</text:p>
          </table:table-cell>
          <table:table-cell office:value-type="string">
            <text:p>Dr. Wellington Yueh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79</text:p>
          </table:table-cell>
          <table:table-cell office:value-type="string">
            <text:p>Marezine</text:p>
          </table:table-cell>
          <table:table-cell office:value-type="float" office:value="10">
            <text:p>10</text:p>
          </table:table-cell>
          <table:table-cell office:value-type="float" office:value="1504">
            <text:p>1504</text:p>
          </table:table-cell>
          <table:table-cell office:value-type="string">
            <text:p>2018-09-06</text:p>
          </table:table-cell>
          <table:table-cell office:value-type="string">
            <text:p>Dr. Peter Morgan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80</text:p>
          </table:table-cell>
          <table:table-cell office:value-type="string">
            <text:p>Etonogestrel</text:p>
          </table:table-cell>
          <table:table-cell office:value-type="float" office:value="5">
            <text:p>5</text:p>
          </table:table-cell>
          <table:table-cell office:value-type="float" office:value="1952">
            <text:p>1952</text:p>
          </table:table-cell>
          <table:table-cell office:value-type="string">
            <text:p>2015-05-01</text:p>
          </table:table-cell>
          <table:table-cell office:value-type="string">
            <text:p>Dr. Samuel Llewellyn Cornick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81</text:p>
          </table:table-cell>
          <table:table-cell office:value-type="string">
            <text:p>Ambien</text:p>
          </table:table-cell>
          <table:table-cell office:value-type="float" office:value="2">
            <text:p>2</text:p>
          </table:table-cell>
          <table:table-cell office:value-type="float" office:value="651">
            <text:p>651</text:p>
          </table:table-cell>
          <table:table-cell office:value-type="string">
            <text:p>2018-09-19</text:p>
          </table:table-cell>
          <table:table-cell office:value-type="string">
            <text:p>Dr. Lao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82</text:p>
          </table:table-cell>
          <table:table-cell office:value-type="string">
            <text:p>Orthovisc</text:p>
          </table:table-cell>
          <table:table-cell office:value-type="float" office:value="1">
            <text:p>1</text:p>
          </table:table-cell>
          <table:table-cell office:value-type="float" office:value="1700">
            <text:p>1700</text:p>
          </table:table-cell>
          <table:table-cell office:value-type="string">
            <text:p>2015-07-10</text:p>
          </table:table-cell>
          <table:table-cell office:value-type="string">
            <text:p>Dr. Sid Handleman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83</text:p>
          </table:table-cell>
          <table:table-cell office:value-type="string">
            <text:p>Mirtazapine</text:p>
          </table:table-cell>
          <table:table-cell office:value-type="float" office:value="10">
            <text:p>10</text:p>
          </table:table-cell>
          <table:table-cell office:value-type="float" office:value="1032">
            <text:p>1032</text:p>
          </table:table-cell>
          <table:table-cell office:value-type="string">
            <text:p>2017-05-18</text:p>
          </table:table-cell>
          <table:table-cell office:value-type="string">
            <text:p>Dr.Finlay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84</text:p>
          </table:table-cell>
          <table:table-cell office:value-type="string">
            <text:p>Tofacitinib</text:p>
          </table:table-cell>
          <table:table-cell office:value-type="float" office:value="9">
            <text:p>9</text:p>
          </table:table-cell>
          <table:table-cell office:value-type="float" office:value="796">
            <text:p>796</text:p>
          </table:table-cell>
          <table:table-cell office:value-type="string">
            <text:p>2019-10-11</text:p>
          </table:table-cell>
          <table:table-cell office:value-type="string">
            <text:p>Dr. Constantine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85</text:p>
          </table:table-cell>
          <table:table-cell office:value-type="string">
            <text:p>Lorcaserin</text:p>
          </table:table-cell>
          <table:table-cell office:value-type="float" office:value="5">
            <text:p>5</text:p>
          </table:table-cell>
          <table:table-cell office:value-type="float" office:value="811">
            <text:p>811</text:p>
          </table:table-cell>
          <table:table-cell office:value-type="string">
            <text:p>2019-08-04</text:p>
          </table:table-cell>
          <table:table-cell office:value-type="string">
            <text:p>Dr. Abraham Van Helsing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86</text:p>
          </table:table-cell>
          <table:table-cell office:value-type="string">
            <text:p>Contrave</text:p>
          </table:table-cell>
          <table:table-cell office:value-type="float" office:value="9">
            <text:p>9</text:p>
          </table:table-cell>
          <table:table-cell office:value-type="float" office:value="1771">
            <text:p>1771</text:p>
          </table:table-cell>
          <table:table-cell office:value-type="string">
            <text:p>2016-06-04</text:p>
          </table:table-cell>
          <table:table-cell office:value-type="string">
            <text:p>Dr. Mark Hall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87</text:p>
          </table:table-cell>
          <table:table-cell office:value-type="string">
            <text:p>Amitriptyline</text:p>
          </table:table-cell>
          <table:table-cell office:value-type="float" office:value="9">
            <text:p>9</text:p>
          </table:table-cell>
          <table:table-cell office:value-type="float" office:value="1419">
            <text:p>1419</text:p>
          </table:table-cell>
          <table:table-cell office:value-type="string">
            <text:p>2018-02-22</text:p>
          </table:table-cell>
          <table:table-cell office:value-type="string">
            <text:p>Dr. Rashid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88</text:p>
          </table:table-cell>
          <table:table-cell office:value-type="string">
            <text:p>Belviq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string">
            <text:p>2020-01-12</text:p>
          </table:table-cell>
          <table:table-cell office:value-type="string">
            <text:p>Dr. "Doc" Daneeka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89</text:p>
          </table:table-cell>
          <table:table-cell office:value-type="string">
            <text:p>Wellbutrin</text:p>
          </table:table-cell>
          <table:table-cell office:value-type="float" office:value="8">
            <text:p>8</text:p>
          </table:table-cell>
          <table:table-cell office:value-type="float" office:value="1506">
            <text:p>1506</text:p>
          </table:table-cell>
          <table:table-cell office:value-type="string">
            <text:p>2019-06-19</text:p>
          </table:table-cell>
          <table:table-cell office:value-type="string">
            <text:p>Dr. Ferdinand Bardamu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90</text:p>
          </table:table-cell>
          <table:table-cell office:value-type="string">
            <text:p>Zoloft</text:p>
          </table:table-cell>
          <table:table-cell office:value-type="float" office:value="1">
            <text:p>1</text:p>
          </table:table-cell>
          <table:table-cell office:value-type="float" office:value="1875">
            <text:p>1875</text:p>
          </table:table-cell>
          <table:table-cell office:value-type="string">
            <text:p>2017-10-11</text:p>
          </table:table-cell>
          <table:table-cell office:value-type="string">
            <text:p>Dr. Hannibal Lecter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91</text:p>
          </table:table-cell>
          <table:table-cell office:value-type="string">
            <text:p>Afrezza</text:p>
          </table:table-cell>
          <table:table-cell office:value-type="float" office:value="10">
            <text:p>10</text:p>
          </table:table-cell>
          <table:table-cell office:value-type="float" office:value="1678">
            <text:p>1678</text:p>
          </table:table-cell>
          <table:table-cell office:value-type="string">
            <text:p>2019-08-13</text:p>
          </table:table-cell>
          <table:table-cell office:value-type="string">
            <text:p>Dr.sylvia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92</text:p>
          </table:table-cell>
          <table:table-cell office:value-type="string">
            <text:p>Oxybutynin</text:p>
          </table:table-cell>
          <table:table-cell office:value-type="float" office:value="9">
            <text:p>9</text:p>
          </table:table-cell>
          <table:table-cell office:value-type="float" office:value="746">
            <text:p>746</text:p>
          </table:table-cell>
          <table:table-cell office:value-type="string">
            <text:p>2015-04-06</text:p>
          </table:table-cell>
          <table:table-cell office:value-type="string">
            <text:p>Doctor Blenkinsop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93</text:p>
          </table:table-cell>
          <table:table-cell office:value-type="string">
            <text:p>ParaGard</text:p>
          </table:table-cell>
          <table:table-cell office:value-type="float" office:value="1">
            <text:p>1</text:p>
          </table:table-cell>
          <table:table-cell office:value-type="float" office:value="1682">
            <text:p>1682</text:p>
          </table:table-cell>
          <table:table-cell office:value-type="string">
            <text:p>2019-02-14</text:p>
          </table:table-cell>
          <table:table-cell office:value-type="string">
            <text:p>Dr. John H. Watson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94</text:p>
          </table:table-cell>
          <table:table-cell office:value-type="string">
            <text:p>Aubra</text:p>
          </table:table-cell>
          <table:table-cell office:value-type="float" office:value="1">
            <text:p>1</text:p>
          </table:table-cell>
          <table:table-cell office:value-type="float" office:value="893">
            <text:p>893</text:p>
          </table:table-cell>
          <table:table-cell office:value-type="string">
            <text:p>2016-03-15</text:p>
          </table:table-cell>
          <table:table-cell office:value-type="string">
            <text:p>Dr. Fu Manchu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95</text:p>
          </table:table-cell>
          <table:table-cell office:value-type="string">
            <text:p>Bactrim</text:p>
          </table:table-cell>
          <table:table-cell office:value-type="float" office:value="9">
            <text:p>9</text:p>
          </table:table-cell>
          <table:table-cell office:value-type="float" office:value="699">
            <text:p>699</text:p>
          </table:table-cell>
          <table:table-cell office:value-type="string">
            <text:p>2018-06-15</text:p>
          </table:table-cell>
          <table:table-cell office:value-type="string">
            <text:p>Dr. Charles Burton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96</text:p>
          </table:table-cell>
          <table:table-cell office:value-type="string">
            <text:p>Copper</text:p>
          </table:table-cell>
          <table:table-cell office:value-type="float" office:value="6">
            <text:p>6</text:p>
          </table:table-cell>
          <table:table-cell office:value-type="float" office:value="621">
            <text:p>621</text:p>
          </table:table-cell>
          <table:table-cell office:value-type="string">
            <text:p>2017-12-24</text:p>
          </table:table-cell>
          <table:table-cell office:value-type="string">
            <text:p>Dr. Martin Arrowsmith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97</text:p>
          </table:table-cell>
          <table:table-cell office:value-type="string">
            <text:p>Levora</text:p>
          </table:table-cell>
          <table:table-cell office:value-type="float" office:value="2">
            <text:p>2</text:p>
          </table:table-cell>
          <table:table-cell office:value-type="float" office:value="914">
            <text:p>914</text:p>
          </table:table-cell>
          <table:table-cell office:value-type="string">
            <text:p>2016-12-24</text:p>
          </table:table-cell>
          <table:table-cell office:value-type="string">
            <text:p>Emilia Ridderfjell's parents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98</text:p>
          </table:table-cell>
          <table:table-cell office:value-type="string">
            <text:p>Mesalamine</text:p>
          </table:table-cell>
          <table:table-cell office:value-type="float" office:value="8">
            <text:p>8</text:p>
          </table:table-cell>
          <table:table-cell office:value-type="float" office:value="894">
            <text:p>894</text:p>
          </table:table-cell>
          <table:table-cell office:value-type="string">
            <text:p>2019-03-20</text:p>
          </table:table-cell>
          <table:table-cell office:value-type="string">
            <text:p>Dr. Edward George Armstrong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99</text:p>
          </table:table-cell>
          <table:table-cell office:value-type="string">
            <text:p>Duloxetine</text:p>
          </table:table-cell>
          <table:table-cell office:value-type="float" office:value="9">
            <text:p>9</text:p>
          </table:table-cell>
          <table:table-cell office:value-type="float" office:value="1258">
            <text:p>1258</text:p>
          </table:table-cell>
          <table:table-cell office:value-type="string">
            <text:p>2017-08-12</text:p>
          </table:table-cell>
          <table:table-cell office:value-type="string">
            <text:p>Dr. Wellington Yueh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100</text:p>
          </table:table-cell>
          <table:table-cell office:value-type="string">
            <text:p>Pregabalin</text:p>
          </table:table-cell>
          <table:table-cell office:value-type="float" office:value="10">
            <text:p>10</text:p>
          </table:table-cell>
          <table:table-cell office:value-type="float" office:value="327">
            <text:p>327</text:p>
          </table:table-cell>
          <table:table-cell office:value-type="string">
            <text:p>2018-12-27</text:p>
          </table:table-cell>
          <table:table-cell office:value-type="string">
            <text:p>Dr. Leonard O'Doull</text:p>
          </table:table-cell>
        </table:table-row>
      </table:table>
      <table:table table:name="stock">
        <table:table-row>
          <table:table-cell office:value-type="string">
            <text:p>101149</text:p>
          </table:table-cell>
          <table:table-cell office:value-type="string">
            <text:p>Lurasidone</text:p>
          </table:table-cell>
          <table:table-cell office:value-type="date" office:date-value="2019-01-08" table:style-name="DateCell">
            <text:p>2019-01-08</text:p>
          </table:table-cell>
          <table:table-cell office:value-type="string">
            <text:p>Bipolar Disorde</text:p>
          </table:table-cell>
          <table:table-cell office:value-type="string">
            <text:p>Ind-Swift Laboratories Ltd</text:p>
          </table:table-cell>
          <table:table-cell office:value-type="float" office:value="54">
            <text:p>54</text:p>
          </table:table-cell>
          <table:table-cell office:value-type="float" office:value="7575">
            <text:p>7575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101371</text:p>
          </table:table-cell>
          <table:table-cell office:value-type="string">
            <text:p>Movantik</text:p>
          </table:table-cell>
          <table:table-cell office:value-type="date" office:date-value="2019-12-07" table:style-name="DateCell">
            <text:p>2019-12-07</text:p>
          </table:table-cell>
          <table:table-cell office:value-type="string">
            <text:p>Constipation, Drug I</text:p>
          </table:table-cell>
          <table:table-cell office:value-type="string">
            <text:p>Natco Pharma Ltd</text:p>
          </table:table-cell>
          <table:table-cell office:value-type="float" office:value="252">
            <text:p>252</text:p>
          </table:table-cell>
          <table:table-cell office:value-type="float" office:value="23796">
            <text:p>23796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102941</text:p>
          </table:table-cell>
          <table:table-cell office:value-type="string">
            <text:p>BuSpar</text:p>
          </table:table-cell>
          <table:table-cell office:value-type="date" office:date-value="2019-12-04" table:style-name="DateCell">
            <text:p>2019-12-04</text:p>
          </table:table-cell>
          <table:table-cell office:value-type="string">
            <text:p>Anxiety</text:p>
          </table:table-cell>
          <table:table-cell office:value-type="string">
            <text:p>Ahlcon Parenterals (India) Ltd</text:p>
          </table:table-cell>
          <table:table-cell office:value-type="float" office:value="911">
            <text:p>911</text:p>
          </table:table-cell>
          <table:table-cell office:value-type="float" office:value="9193">
            <text:p>919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02969</text:p>
          </table:table-cell>
          <table:table-cell office:value-type="string">
            <text:p>Belviq</text:p>
          </table:table-cell>
          <table:table-cell office:value-type="date" office:date-value="2019-04-13" table:style-name="DateCell">
            <text:p>2019-04-13</text:p>
          </table:table-cell>
          <table:table-cell office:value-type="string">
            <text:p>Weight Loss</text:p>
          </table:table-cell>
          <table:table-cell office:value-type="string">
            <text:p>Intas Pharmaceuticals Ltd</text:p>
          </table:table-cell>
          <table:table-cell office:value-type="float" office:value="409">
            <text:p>409</text:p>
          </table:table-cell>
          <table:table-cell office:value-type="float" office:value="12408">
            <text:p>1240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03111</text:p>
          </table:table-cell>
          <table:table-cell office:value-type="string">
            <text:p>Dextromethorphan</text:p>
          </table:table-cell>
          <table:table-cell office:value-type="date" office:date-value="2019-10-28" table:style-name="DateCell">
            <text:p>2019-10-28</text:p>
          </table:table-cell>
          <table:table-cell office:value-type="string">
            <text:p>Pain</text:p>
          </table:table-cell>
          <table:table-cell office:value-type="string">
            <text:p>Organon (India) Ltd</text:p>
          </table:table-cell>
          <table:table-cell office:value-type="float" office:value="811">
            <text:p>811</text:p>
          </table:table-cell>
          <table:table-cell office:value-type="float" office:value="7218">
            <text:p>721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03401</text:p>
          </table:table-cell>
          <table:table-cell office:value-type="string">
            <text:p>Bupropion</text:p>
          </table:table-cell>
          <table:table-cell office:value-type="date" office:date-value="2019-08-28" table:style-name="DateCell">
            <text:p>2019-08-28</text:p>
          </table:table-cell>
          <table:table-cell office:value-type="string">
            <text:p>High Blood Pressure</text:p>
          </table:table-cell>
          <table:table-cell office:value-type="string">
            <text:p>Nicholas Piramal India Ltd</text:p>
          </table:table-cell>
          <table:table-cell office:value-type="float" office:value="307">
            <text:p>307</text:p>
          </table:table-cell>
          <table:table-cell office:value-type="float" office:value="13737">
            <text:p>1373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04100</text:p>
          </table:table-cell>
          <table:table-cell office:value-type="string">
            <text:p>Elocon</text:p>
          </table:table-cell>
          <table:table-cell office:value-type="date" office:date-value="2019-01-06" table:style-name="DateCell">
            <text:p>2019-01-06</text:p>
          </table:table-cell>
          <table:table-cell office:value-type="string">
            <text:p>Psoriasis</text:p>
          </table:table-cell>
          <table:table-cell office:value-type="string">
            <text:p>Wanbury Ltd</text:p>
          </table:table-cell>
          <table:table-cell office:value-type="float" office:value="684">
            <text:p>684</text:p>
          </table:table-cell>
          <table:table-cell office:value-type="float" office:value="13026">
            <text:p>1302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04260</text:p>
          </table:table-cell>
          <table:table-cell office:value-type="string">
            <text:p>Augmentin</text:p>
          </table:table-cell>
          <table:table-cell office:value-type="date" office:date-value="2019-01-23" table:style-name="DateCell">
            <text:p>2019-01-23</text:p>
          </table:table-cell>
          <table:table-cell office:value-type="string">
            <text:p>Skin or Soft Tissue </text:p>
          </table:table-cell>
          <table:table-cell office:value-type="string">
            <text:p>Morepen Laboratories Ltd</text:p>
          </table:table-cell>
          <table:table-cell office:value-type="float" office:value="473">
            <text:p>473</text:p>
          </table:table-cell>
          <table:table-cell office:value-type="float" office:value="21055">
            <text:p>2105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04580</text:p>
          </table:table-cell>
          <table:table-cell office:value-type="string">
            <text:p>Afrezza</text:p>
          </table:table-cell>
          <table:table-cell office:value-type="date" office:date-value="2019-09-22" table:style-name="DateCell">
            <text:p>2019-09-22</text:p>
          </table:table-cell>
          <table:table-cell office:value-type="string">
            <text:p>Diabetes, Type 1</text:p>
          </table:table-cell>
          <table:table-cell office:value-type="string">
            <text:p>Flamingo Pharmaceuticals Ltd</text:p>
          </table:table-cell>
          <table:table-cell office:value-type="float" office:value="440">
            <text:p>440</text:p>
          </table:table-cell>
          <table:table-cell office:value-type="float" office:value="6625">
            <text:p>6625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10485</text:p>
          </table:table-cell>
          <table:table-cell office:value-type="string">
            <text:p>Tramadol</text:p>
          </table:table-cell>
          <table:table-cell office:value-type="date" office:date-value="2020-02-08" table:style-name="DateCell">
            <text:p>2020-02-08</text:p>
          </table:table-cell>
          <table:table-cell office:value-type="string">
            <text:p>Chronic Pain</text:p>
          </table:table-cell>
          <table:table-cell office:value-type="string">
            <text:p>Indoco Remedies Ltd</text:p>
          </table:table-cell>
          <table:table-cell office:value-type="float" office:value="682">
            <text:p>682</text:p>
          </table:table-cell>
          <table:table-cell office:value-type="float" office:value="15549">
            <text:p>1554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05440</text:p>
          </table:table-cell>
          <table:table-cell office:value-type="string">
            <text:p>Tofacitinib</text:p>
          </table:table-cell>
          <table:table-cell office:value-type="date" office:date-value="2019-01-15" table:style-name="DateCell">
            <text:p>2019-01-15</text:p>
          </table:table-cell>
          <table:table-cell office:value-type="string">
            <text:p>Rheumatoid Arthritis</text:p>
          </table:table-cell>
          <table:table-cell office:value-type="string">
            <text:p>Mangalam Drugs &amp; Organics Ltd</text:p>
          </table:table-cell>
          <table:table-cell office:value-type="float" office:value="467">
            <text:p>467</text:p>
          </table:table-cell>
          <table:table-cell office:value-type="float" office:value="823">
            <text:p>82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0545</text:p>
          </table:table-cell>
          <table:table-cell office:value-type="string">
            <text:p>Spironolactone</text:p>
          </table:table-cell>
          <table:table-cell office:value-type="date" office:date-value="2020-02-28" table:style-name="DateCell">
            <text:p>2020-02-28</text:p>
          </table:table-cell>
          <table:table-cell office:value-type="string">
            <text:p>Acne</text:p>
          </table:table-cell>
          <table:table-cell office:value-type="string">
            <text:p>Morepen Laboratories Ltd</text:p>
          </table:table-cell>
          <table:table-cell office:value-type="float" office:value="306">
            <text:p>306</text:p>
          </table:table-cell>
          <table:table-cell office:value-type="float" office:value="17694">
            <text:p>1769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06073</text:p>
          </table:table-cell>
          <table:table-cell office:value-type="string">
            <text:p>Etonogestrel</text:p>
          </table:table-cell>
          <table:table-cell office:value-type="date" office:date-value="2019-06-25" table:style-name="DateCell">
            <text:p>2019-06-25</text:p>
          </table:table-cell>
          <table:table-cell office:value-type="string">
            <text:p>Birth Control</text:p>
          </table:table-cell>
          <table:table-cell office:value-type="string">
            <text:p>Granules India Ltd</text:p>
          </table:table-cell>
          <table:table-cell office:value-type="float" office:value="419">
            <text:p>419</text:p>
          </table:table-cell>
          <table:table-cell office:value-type="float" office:value="24262">
            <text:p>2426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06078</text:p>
          </table:table-cell>
          <table:table-cell office:value-type="string">
            <text:p>Omnicef</text:p>
          </table:table-cell>
          <table:table-cell office:value-type="date" office:date-value="2019-03-30" table:style-name="DateCell">
            <text:p>2019-03-30</text:p>
          </table:table-cell>
          <table:table-cell office:value-type="string">
            <text:p>Otitis Media</text:p>
          </table:table-cell>
          <table:table-cell office:value-type="string">
            <text:p>Blue Cross Laboratories Ltd</text:p>
          </table:table-cell>
          <table:table-cell office:value-type="float" office:value="601">
            <text:p>601</text:p>
          </table:table-cell>
          <table:table-cell office:value-type="float" office:value="15519">
            <text:p>1551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07660</text:p>
          </table:table-cell>
          <table:table-cell office:value-type="string">
            <text:p>Campral</text:p>
          </table:table-cell>
          <table:table-cell office:value-type="date" office:date-value="2019-09-02" table:style-name="DateCell">
            <text:p>2019-09-02</text:p>
          </table:table-cell>
          <table:table-cell office:value-type="string">
            <text:p>Alcohol Dependence</text:p>
          </table:table-cell>
          <table:table-cell office:value-type="string">
            <text:p>Syncom Formulations (India) Ltd</text:p>
          </table:table-cell>
          <table:table-cell office:value-type="float" office:value="265">
            <text:p>265</text:p>
          </table:table-cell>
          <table:table-cell office:value-type="float" office:value="16319">
            <text:p>1631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07693</text:p>
          </table:table-cell>
          <table:table-cell office:value-type="string">
            <text:p>Vyvanse</text:p>
          </table:table-cell>
          <table:table-cell office:value-type="date" office:date-value="2019-06-09" table:style-name="DateCell">
            <text:p>2019-06-09</text:p>
          </table:table-cell>
          <table:table-cell office:value-type="string">
            <text:p>ADHD</text:p>
          </table:table-cell>
          <table:table-cell office:value-type="string">
            <text:p>Emmellen Biotech Pharmaceuticals Ltd</text:p>
          </table:table-cell>
          <table:table-cell office:value-type="float" office:value="277">
            <text:p>277</text:p>
          </table:table-cell>
          <table:table-cell office:value-type="float" office:value="715">
            <text:p>71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08899</text:p>
          </table:table-cell>
          <table:table-cell office:value-type="string">
            <text:p>Drospirenone / ethin</text:p>
          </table:table-cell>
          <table:table-cell office:value-type="date" office:date-value="2019-12-11" table:style-name="DateCell">
            <text:p>2019-12-11</text:p>
          </table:table-cell>
          <table:table-cell office:value-type="string">
            <text:p>Postmenopausal Sympt</text:p>
          </table:table-cell>
          <table:table-cell office:value-type="string">
            <text:p>Abbott India Ltd</text:p>
          </table:table-cell>
          <table:table-cell office:value-type="float" office:value="709">
            <text:p>709</text:p>
          </table:table-cell>
          <table:table-cell office:value-type="float" office:value="9475">
            <text:p>947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10030</text:p>
          </table:table-cell>
          <table:table-cell office:value-type="string">
            <text:p>Levonorgestrel</text:p>
          </table:table-cell>
          <table:table-cell office:value-type="date" office:date-value="2020-04-05" table:style-name="DateCell">
            <text:p>2020-04-05</text:p>
          </table:table-cell>
          <table:table-cell office:value-type="string">
            <text:p>Birth Control</text:p>
          </table:table-cell>
          <table:table-cell office:value-type="string">
            <text:p>Paras Pharmaceuticals Ltd</text:p>
          </table:table-cell>
          <table:table-cell office:value-type="float" office:value="286">
            <text:p>286</text:p>
          </table:table-cell>
          <table:table-cell office:value-type="float" office:value="6372">
            <text:p>637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103</text:p>
          </table:table-cell>
          <table:table-cell office:value-type="string">
            <text:p>Vilazodone</text:p>
          </table:table-cell>
          <table:table-cell office:value-type="date" office:date-value="2019-08-29" table:style-name="DateCell">
            <text:p>2019-08-29</text:p>
          </table:table-cell>
          <table:table-cell office:value-type="string">
            <text:p>Major Depressive Dis</text:p>
          </table:table-cell>
          <table:table-cell office:value-type="string">
            <text:p>Mangalam Drugs &amp; Organics Ltd</text:p>
          </table:table-cell>
          <table:table-cell office:value-type="float" office:value="645">
            <text:p>645</text:p>
          </table:table-cell>
          <table:table-cell office:value-type="float" office:value="15018">
            <text:p>1501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12356</text:p>
          </table:table-cell>
          <table:table-cell office:value-type="string">
            <text:p>Pyridostigmine</text:p>
          </table:table-cell>
          <table:table-cell office:value-type="date" office:date-value="2019-02-22" table:style-name="DateCell">
            <text:p>2019-02-22</text:p>
          </table:table-cell>
          <table:table-cell office:value-type="string">
            <text:p>Myasthenia Gravis</text:p>
          </table:table-cell>
          <table:table-cell office:value-type="string">
            <text:p>East India Pharmaceutical Works Ltd</text:p>
          </table:table-cell>
          <table:table-cell office:value-type="float" office:value="547">
            <text:p>547</text:p>
          </table:table-cell>
          <table:table-cell office:value-type="float" office:value="13664">
            <text:p>1366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13665</text:p>
          </table:table-cell>
          <table:table-cell office:value-type="string">
            <text:p>Imiquimod</text:p>
          </table:table-cell>
          <table:table-cell office:value-type="date" office:date-value="2019-12-30" table:style-name="DateCell">
            <text:p>2019-12-30</text:p>
          </table:table-cell>
          <table:table-cell office:value-type="string">
            <text:p>Human Papilloma Viru</text:p>
          </table:table-cell>
          <table:table-cell office:value-type="string">
            <text:p>Organon (India) Ltd</text:p>
          </table:table-cell>
          <table:table-cell office:value-type="float" office:value="558">
            <text:p>558</text:p>
          </table:table-cell>
          <table:table-cell office:value-type="float" office:value="17457">
            <text:p>1745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1464</text:p>
          </table:table-cell>
          <table:table-cell office:value-type="string">
            <text:p>Etonogestrel</text:p>
          </table:table-cell>
          <table:table-cell office:value-type="date" office:date-value="2019-06-25" table:style-name="DateCell">
            <text:p>2019-06-25</text:p>
          </table:table-cell>
          <table:table-cell office:value-type="string">
            <text:p>Birth Control</text:p>
          </table:table-cell>
          <table:table-cell office:value-type="string">
            <text:p>Kopran Ltd</text:p>
          </table:table-cell>
          <table:table-cell office:value-type="float" office:value="871">
            <text:p>871</text:p>
          </table:table-cell>
          <table:table-cell office:value-type="float" office:value="12528">
            <text:p>1252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15012</text:p>
          </table:table-cell>
          <table:table-cell office:value-type="string">
            <text:p>Ethinyl estradiol / </text:p>
          </table:table-cell>
          <table:table-cell office:value-type="date" office:date-value="2020-04-26" table:style-name="DateCell">
            <text:p>2020-04-26</text:p>
          </table:table-cell>
          <table:table-cell office:value-type="string">
            <text:p>Birth Control</text:p>
          </table:table-cell>
          <table:table-cell office:value-type="string">
            <text:p>Ceejay Tobacco Ltd</text:p>
          </table:table-cell>
          <table:table-cell office:value-type="float" office:value="825">
            <text:p>825</text:p>
          </table:table-cell>
          <table:table-cell office:value-type="float" office:value="23897">
            <text:p>23897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115272</text:p>
          </table:table-cell>
          <table:table-cell office:value-type="string">
            <text:p>Metronidazole</text:p>
          </table:table-cell>
          <table:table-cell office:value-type="date" office:date-value="2019-04-06" table:style-name="DateCell">
            <text:p>2019-04-06</text:p>
          </table:table-cell>
          <table:table-cell office:value-type="string">
            <text:p>Rosacea</text:p>
          </table:table-cell>
          <table:table-cell office:value-type="string">
            <text:p>Ajanta Pharma Ltd</text:p>
          </table:table-cell>
          <table:table-cell office:value-type="float" office:value="448">
            <text:p>448</text:p>
          </table:table-cell>
          <table:table-cell office:value-type="float" office:value="12576">
            <text:p>1257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15374</text:p>
          </table:table-cell>
          <table:table-cell office:value-type="string">
            <text:p>Benzonatate</text:p>
          </table:table-cell>
          <table:table-cell office:value-type="date" office:date-value="2019-01-19" table:style-name="DateCell">
            <text:p>2019-01-19</text:p>
          </table:table-cell>
          <table:table-cell office:value-type="string">
            <text:p>Cough</text:p>
          </table:table-cell>
          <table:table-cell office:value-type="string">
            <text:p>Ambalal Sarabhai Enterprises Ltd</text:p>
          </table:table-cell>
          <table:table-cell office:value-type="float" office:value="202">
            <text:p>202</text:p>
          </table:table-cell>
          <table:table-cell office:value-type="float" office:value="22358">
            <text:p>2235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17213</text:p>
          </table:table-cell>
          <table:table-cell office:value-type="string">
            <text:p>Kapidex</text:p>
          </table:table-cell>
          <table:table-cell office:value-type="date" office:date-value="2019-08-13" table:style-name="DateCell">
            <text:p>2019-08-13</text:p>
          </table:table-cell>
          <table:table-cell office:value-type="string">
            <text:p>GERD</text:p>
          </table:table-cell>
          <table:table-cell office:value-type="string">
            <text:p>Albert David Ltd</text:p>
          </table:table-cell>
          <table:table-cell office:value-type="float" office:value="122">
            <text:p>122</text:p>
          </table:table-cell>
          <table:table-cell office:value-type="float" office:value="3568">
            <text:p>356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18748</text:p>
          </table:table-cell>
          <table:table-cell office:value-type="string">
            <text:p>Adipex-P</text:p>
          </table:table-cell>
          <table:table-cell office:value-type="date" office:date-value="2020-02-20" table:style-name="DateCell">
            <text:p>2020-02-20</text:p>
          </table:table-cell>
          <table:table-cell office:value-type="string">
            <text:p>Weight Loss</text:p>
          </table:table-cell>
          <table:table-cell office:value-type="string">
            <text:p>Medicamen Biotech Ltd</text:p>
          </table:table-cell>
          <table:table-cell office:value-type="float" office:value="749">
            <text:p>749</text:p>
          </table:table-cell>
          <table:table-cell office:value-type="float" office:value="11111">
            <text:p>1111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18795</text:p>
          </table:table-cell>
          <table:table-cell office:value-type="string">
            <text:p>Ethinyl estradiol / </text:p>
          </table:table-cell>
          <table:table-cell office:value-type="date" office:date-value="2019-04-16" table:style-name="DateCell">
            <text:p>2019-04-16</text:p>
          </table:table-cell>
          <table:table-cell office:value-type="string">
            <text:p>Birth Control</text:p>
          </table:table-cell>
          <table:table-cell office:value-type="string">
            <text:p>Syncom Formulations (India) Ltd</text:p>
          </table:table-cell>
          <table:table-cell office:value-type="float" office:value="699">
            <text:p>699</text:p>
          </table:table-cell>
          <table:table-cell office:value-type="float" office:value="3705">
            <text:p>370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20460</text:p>
          </table:table-cell>
          <table:table-cell office:value-type="string">
            <text:p>Levofloxacin</text:p>
          </table:table-cell>
          <table:table-cell office:value-type="date" office:date-value="2019-03-02" table:style-name="DateCell">
            <text:p>2019-03-02</text:p>
          </table:table-cell>
          <table:table-cell office:value-type="string">
            <text:p>Pneumonia</text:p>
          </table:table-cell>
          <table:table-cell office:value-type="string">
            <text:p>Elder Pharmaceuticals Ltd</text:p>
          </table:table-cell>
          <table:table-cell office:value-type="float" office:value="221">
            <text:p>221</text:p>
          </table:table-cell>
          <table:table-cell office:value-type="float" office:value="17180">
            <text:p>1718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20889</text:p>
          </table:table-cell>
          <table:table-cell office:value-type="string">
            <text:p>Sertraline</text:p>
          </table:table-cell>
          <table:table-cell office:value-type="date" office:date-value="2019-08-12" table:style-name="DateCell">
            <text:p>2019-08-12</text:p>
          </table:table-cell>
          <table:table-cell office:value-type="string">
            <text:p>Major Depressive Dis</text:p>
          </table:table-cell>
          <table:table-cell office:value-type="string">
            <text:p>Torrent Gujarat Biotech Ltd</text:p>
          </table:table-cell>
          <table:table-cell office:value-type="float" office:value="845">
            <text:p>845</text:p>
          </table:table-cell>
          <table:table-cell office:value-type="float" office:value="3113">
            <text:p>311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21298</text:p>
          </table:table-cell>
          <table:table-cell office:value-type="string">
            <text:p>Clomiphene</text:p>
          </table:table-cell>
          <table:table-cell office:value-type="date" office:date-value="2020-04-11" table:style-name="DateCell">
            <text:p>2020-04-11</text:p>
          </table:table-cell>
          <table:table-cell office:value-type="string">
            <text:p>emale Infertility</text:p>
          </table:table-cell>
          <table:table-cell office:value-type="string">
            <text:p>Hiran Orgochem Ltd</text:p>
          </table:table-cell>
          <table:table-cell office:value-type="float" office:value="98">
            <text:p>98</text:p>
          </table:table-cell>
          <table:table-cell office:value-type="float" office:value="22075">
            <text:p>2207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22089</text:p>
          </table:table-cell>
          <table:table-cell office:value-type="string">
            <text:p>Bactrim</text:p>
          </table:table-cell>
          <table:table-cell office:value-type="date" office:date-value="2019-06-18" table:style-name="DateCell">
            <text:p>2019-06-18</text:p>
          </table:table-cell>
          <table:table-cell office:value-type="string">
            <text:p>Kidney Infections</text:p>
          </table:table-cell>
          <table:table-cell office:value-type="string">
            <text:p>Anglo-French Drugs &amp; Inds</text:p>
          </table:table-cell>
          <table:table-cell office:value-type="float" office:value="349">
            <text:p>349</text:p>
          </table:table-cell>
          <table:table-cell office:value-type="float" office:value="12701">
            <text:p>1270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24544</text:p>
          </table:table-cell>
          <table:table-cell office:value-type="string">
            <text:p>Miconazole</text:p>
          </table:table-cell>
          <table:table-cell office:value-type="date" office:date-value="2019-11-09" table:style-name="DateCell">
            <text:p>2019-11-09</text:p>
          </table:table-cell>
          <table:table-cell office:value-type="string">
            <text:p>Vaginal Yeast Infect</text:p>
          </table:table-cell>
          <table:table-cell office:value-type="string">
            <text:p>Parenteral Drugs (India) Ltd</text:p>
          </table:table-cell>
          <table:table-cell office:value-type="float" office:value="578">
            <text:p>578</text:p>
          </table:table-cell>
          <table:table-cell office:value-type="float" office:value="1178">
            <text:p>117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26217</text:p>
          </table:table-cell>
          <table:table-cell office:value-type="string">
            <text:p>Paxil</text:p>
          </table:table-cell>
          <table:table-cell office:value-type="date" office:date-value="2019-08-02" table:style-name="DateCell">
            <text:p>2019-08-02</text:p>
          </table:table-cell>
          <table:table-cell office:value-type="string">
            <text:p>Anxiety</text:p>
          </table:table-cell>
          <table:table-cell office:value-type="string">
            <text:p>GlaxoSmithKline Pharmaceuticals Ltd</text:p>
          </table:table-cell>
          <table:table-cell office:value-type="float" office:value="115">
            <text:p>115</text:p>
          </table:table-cell>
          <table:table-cell office:value-type="float" office:value="14937">
            <text:p>1493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2626</text:p>
          </table:table-cell>
          <table:table-cell office:value-type="string">
            <text:p>Seroquel</text:p>
          </table:table-cell>
          <table:table-cell office:value-type="date" office:date-value="2019-05-27" table:style-name="DateCell">
            <text:p>2019-05-27</text:p>
          </table:table-cell>
          <table:table-cell office:value-type="string">
            <text:p>Schizoaffective Diso</text:p>
          </table:table-cell>
          <table:table-cell office:value-type="string">
            <text:p>Unichem Laboratories Ltd</text:p>
          </table:table-cell>
          <table:table-cell office:value-type="float" office:value="546">
            <text:p>546</text:p>
          </table:table-cell>
          <table:table-cell office:value-type="float" office:value="3392">
            <text:p>339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28575</text:p>
          </table:table-cell>
          <table:table-cell office:value-type="string">
            <text:p>Ziprasidone</text:p>
          </table:table-cell>
          <table:table-cell office:value-type="date" office:date-value="2020-01-05" table:style-name="DateCell">
            <text:p>2020-01-05</text:p>
          </table:table-cell>
          <table:table-cell office:value-type="string">
            <text:p>Schizophrenia</text:p>
          </table:table-cell>
          <table:table-cell office:value-type="string">
            <text:p>Suven Life Sciences Ltd</text:p>
          </table:table-cell>
          <table:table-cell office:value-type="float" office:value="93">
            <text:p>93</text:p>
          </table:table-cell>
          <table:table-cell office:value-type="float" office:value="15784">
            <text:p>1578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28928</text:p>
          </table:table-cell>
          <table:table-cell office:value-type="string">
            <text:p>Bupropion</text:p>
          </table:table-cell>
          <table:table-cell office:value-type="date" office:date-value="2019-09-19" table:style-name="DateCell">
            <text:p>2019-09-19</text:p>
          </table:table-cell>
          <table:table-cell office:value-type="string">
            <text:p>Osteoarthritis</text:p>
          </table:table-cell>
          <table:table-cell office:value-type="string">
            <text:p>Biddle Sawyer Ltd</text:p>
          </table:table-cell>
          <table:table-cell office:value-type="float" office:value="436">
            <text:p>436</text:p>
          </table:table-cell>
          <table:table-cell office:value-type="float" office:value="8234">
            <text:p>823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29438</text:p>
          </table:table-cell>
          <table:table-cell office:value-type="string">
            <text:p>Levonorgestrel</text:p>
          </table:table-cell>
          <table:table-cell office:value-type="date" office:date-value="2020-04-14" table:style-name="DateCell">
            <text:p>2020-04-14</text:p>
          </table:table-cell>
          <table:table-cell office:value-type="string">
            <text:p>Emergency Contracept</text:p>
          </table:table-cell>
          <table:table-cell office:value-type="string">
            <text:p>Makers Laboratories Ltd</text:p>
          </table:table-cell>
          <table:table-cell office:value-type="float" office:value="681">
            <text:p>681</text:p>
          </table:table-cell>
          <table:table-cell office:value-type="float" office:value="19168">
            <text:p>1916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29850</text:p>
          </table:table-cell>
          <table:table-cell office:value-type="string">
            <text:p>Yasmin</text:p>
          </table:table-cell>
          <table:table-cell office:value-type="date" office:date-value="2019-06-08" table:style-name="DateCell">
            <text:p>2019-06-08</text:p>
          </table:table-cell>
          <table:table-cell office:value-type="string">
            <text:p>Bipolar Disorde</text:p>
          </table:table-cell>
          <table:table-cell office:value-type="string">
            <text:p>GlaxoSmithKline Pharmaceuticals Ltd</text:p>
          </table:table-cell>
          <table:table-cell office:value-type="float" office:value="514">
            <text:p>514</text:p>
          </table:table-cell>
          <table:table-cell office:value-type="float" office:value="18837">
            <text:p>1883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30301</text:p>
          </table:table-cell>
          <table:table-cell office:value-type="string">
            <text:p>Suprep Bowel Prep Ki</text:p>
          </table:table-cell>
          <table:table-cell office:value-type="date" office:date-value="2019-09-25" table:style-name="DateCell">
            <text:p>2019-09-25</text:p>
          </table:table-cell>
          <table:table-cell office:value-type="string">
            <text:p>Bowel Preparation</text:p>
          </table:table-cell>
          <table:table-cell office:value-type="string">
            <text:p>Indoco Remedies Ltd</text:p>
          </table:table-cell>
          <table:table-cell office:value-type="float" office:value="811">
            <text:p>811</text:p>
          </table:table-cell>
          <table:table-cell office:value-type="float" office:value="22676">
            <text:p>2267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31523</text:p>
          </table:table-cell>
          <table:table-cell office:value-type="string">
            <text:p>Etonogestrel</text:p>
          </table:table-cell>
          <table:table-cell office:value-type="date" office:date-value="2019-06-23" table:style-name="DateCell">
            <text:p>2019-06-23</text:p>
          </table:table-cell>
          <table:table-cell office:value-type="string">
            <text:p>Birth Control</text:p>
          </table:table-cell>
          <table:table-cell office:value-type="string">
            <text:p>Themis Medicare Ltd</text:p>
          </table:table-cell>
          <table:table-cell office:value-type="float" office:value="444">
            <text:p>444</text:p>
          </table:table-cell>
          <table:table-cell office:value-type="float" office:value="506">
            <text:p>506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131683</text:p>
          </table:table-cell>
          <table:table-cell office:value-type="string">
            <text:p>Effexor XR</text:p>
          </table:table-cell>
          <table:table-cell office:value-type="date" office:date-value="2019-03-07" table:style-name="DateCell">
            <text:p>2019-03-07</text:p>
          </table:table-cell>
          <table:table-cell office:value-type="string">
            <text:p>Anxiety</text:p>
          </table:table-cell>
          <table:table-cell office:value-type="string">
            <text:p>Li Taka Pharmaceuticals Ltd</text:p>
          </table:table-cell>
          <table:table-cell office:value-type="float" office:value="459">
            <text:p>459</text:p>
          </table:table-cell>
          <table:table-cell office:value-type="float" office:value="2551">
            <text:p>255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31772</text:p>
          </table:table-cell>
          <table:table-cell office:value-type="string">
            <text:p>Pristiq</text:p>
          </table:table-cell>
          <table:table-cell office:value-type="date" office:date-value="2019-08-17" table:style-name="DateCell">
            <text:p>2019-08-17</text:p>
          </table:table-cell>
          <table:table-cell office:value-type="string">
            <text:p>Birth Control</text:p>
          </table:table-cell>
          <table:table-cell office:value-type="string">
            <text:p>Alchem International Ltd</text:p>
          </table:table-cell>
          <table:table-cell office:value-type="float" office:value="384">
            <text:p>384</text:p>
          </table:table-cell>
          <table:table-cell office:value-type="float" office:value="4086">
            <text:p>408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33232</text:p>
          </table:table-cell>
          <table:table-cell office:value-type="string">
            <text:p>Zoloft</text:p>
          </table:table-cell>
          <table:table-cell office:value-type="date" office:date-value="2019-12-31" table:style-name="DateCell">
            <text:p>2019-12-31</text:p>
          </table:table-cell>
          <table:table-cell office:value-type="string">
            <text:p>Obsessive Compulsive</text:p>
          </table:table-cell>
          <table:table-cell office:value-type="string">
            <text:p>Bharat Serums &amp; Vaccines Ltd</text:p>
          </table:table-cell>
          <table:table-cell office:value-type="float" office:value="150">
            <text:p>150</text:p>
          </table:table-cell>
          <table:table-cell office:value-type="float" office:value="15585">
            <text:p>1558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33539</text:p>
          </table:table-cell>
          <table:table-cell office:value-type="string">
            <text:p>Lamotrigine</text:p>
          </table:table-cell>
          <table:table-cell office:value-type="date" office:date-value="2019-12-01" table:style-name="DateCell">
            <text:p>2019-12-01</text:p>
          </table:table-cell>
          <table:table-cell office:value-type="string">
            <text:p>Bipolar Disorde</text:p>
          </table:table-cell>
          <table:table-cell office:value-type="string">
            <text:p>Paras Pharmaceuticals Ltd</text:p>
          </table:table-cell>
          <table:table-cell office:value-type="float" office:value="402">
            <text:p>402</text:p>
          </table:table-cell>
          <table:table-cell office:value-type="float" office:value="16408">
            <text:p>1640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33845</text:p>
          </table:table-cell>
          <table:table-cell office:value-type="string">
            <text:p>Tramadol</text:p>
          </table:table-cell>
          <table:table-cell office:value-type="date" office:date-value="2019-04-13" table:style-name="DateCell">
            <text:p>2019-04-13</text:p>
          </table:table-cell>
          <table:table-cell office:value-type="string">
            <text:p>Pain</text:p>
          </table:table-cell>
          <table:table-cell office:value-type="string">
            <text:p>Anuh Pharma Ltd</text:p>
          </table:table-cell>
          <table:table-cell office:value-type="float" office:value="809">
            <text:p>809</text:p>
          </table:table-cell>
          <table:table-cell office:value-type="float" office:value="17602">
            <text:p>17602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13407</text:p>
          </table:table-cell>
          <table:table-cell office:value-type="string">
            <text:p>Clonazepam</text:p>
          </table:table-cell>
          <table:table-cell office:value-type="date" office:date-value="2020-03-09" table:style-name="DateCell">
            <text:p>2020-03-09</text:p>
          </table:table-cell>
          <table:table-cell office:value-type="string">
            <text:p>Anxiety</text:p>
          </table:table-cell>
          <table:table-cell office:value-type="string">
            <text:p>Zandu Pharmaceutical Works Ltd</text:p>
          </table:table-cell>
          <table:table-cell office:value-type="float" office:value="875">
            <text:p>875</text:p>
          </table:table-cell>
          <table:table-cell office:value-type="float" office:value="8981">
            <text:p>898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34836</text:p>
          </table:table-cell>
          <table:table-cell office:value-type="string">
            <text:p>Levonorgestrel</text:p>
          </table:table-cell>
          <table:table-cell office:value-type="date" office:date-value="2019-09-03" table:style-name="DateCell">
            <text:p>2019-09-03</text:p>
          </table:table-cell>
          <table:table-cell office:value-type="string">
            <text:p>Birth Control</text:p>
          </table:table-cell>
          <table:table-cell office:value-type="string">
            <text:p>Elder Pharmaceuticals Ltd</text:p>
          </table:table-cell>
          <table:table-cell office:value-type="float" office:value="395">
            <text:p>395</text:p>
          </table:table-cell>
          <table:table-cell office:value-type="float" office:value="12129">
            <text:p>1212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35063</text:p>
          </table:table-cell>
          <table:table-cell office:value-type="string">
            <text:p>Levonorgestrel</text:p>
          </table:table-cell>
          <table:table-cell office:value-type="date" office:date-value="2019-07-31" table:style-name="DateCell">
            <text:p>2019-07-31</text:p>
          </table:table-cell>
          <table:table-cell office:value-type="string">
            <text:p>Bacterial Skin Infec</text:p>
          </table:table-cell>
          <table:table-cell office:value-type="string">
            <text:p>Unichem Laboratories Ltd</text:p>
          </table:table-cell>
          <table:table-cell office:value-type="float" office:value="896">
            <text:p>896</text:p>
          </table:table-cell>
          <table:table-cell office:value-type="float" office:value="333">
            <text:p>33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35690</text:p>
          </table:table-cell>
          <table:table-cell office:value-type="string">
            <text:p>Tri-Sprintec</text:p>
          </table:table-cell>
          <table:table-cell office:value-type="date" office:date-value="2019-07-28" table:style-name="DateCell">
            <text:p>2019-07-28</text:p>
          </table:table-cell>
          <table:table-cell office:value-type="string">
            <text:p>0&lt;/span&gt; users found</text:p>
          </table:table-cell>
          <table:table-cell office:value-type="string">
            <text:p>Surya Pharmaceutical Ltd</text:p>
          </table:table-cell>
          <table:table-cell office:value-type="float" office:value="964">
            <text:p>964</text:p>
          </table:table-cell>
          <table:table-cell office:value-type="float" office:value="17380">
            <text:p>1738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36044</text:p>
          </table:table-cell>
          <table:table-cell office:value-type="string">
            <text:p>Diazepam</text:p>
          </table:table-cell>
          <table:table-cell office:value-type="date" office:date-value="2020-02-15" table:style-name="DateCell">
            <text:p>2020-02-15</text:p>
          </table:table-cell>
          <table:table-cell office:value-type="string">
            <text:p>Not Listed / Othe</text:p>
          </table:table-cell>
          <table:table-cell office:value-type="string">
            <text:p>Blue Cross Laboratories Ltd</text:p>
          </table:table-cell>
          <table:table-cell office:value-type="float" office:value="890">
            <text:p>890</text:p>
          </table:table-cell>
          <table:table-cell office:value-type="float" office:value="15008">
            <text:p>1500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37706</text:p>
          </table:table-cell>
          <table:table-cell office:value-type="string">
            <text:p>Topiramate</text:p>
          </table:table-cell>
          <table:table-cell office:value-type="date" office:date-value="2019-08-08" table:style-name="DateCell">
            <text:p>2019-08-08</text:p>
          </table:table-cell>
          <table:table-cell office:value-type="string">
            <text:p>Migraine Prevention</text:p>
          </table:table-cell>
          <table:table-cell office:value-type="string">
            <text:p>Anglo-French Drugs &amp; Inds</text:p>
          </table:table-cell>
          <table:table-cell office:value-type="float" office:value="775">
            <text:p>775</text:p>
          </table:table-cell>
          <table:table-cell office:value-type="float" office:value="4406">
            <text:p>440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38243</text:p>
          </table:table-cell>
          <table:table-cell office:value-type="string">
            <text:p>Venlafaxine</text:p>
          </table:table-cell>
          <table:table-cell office:value-type="date" office:date-value="2020-04-13" table:style-name="DateCell">
            <text:p>2020-04-13</text:p>
          </table:table-cell>
          <table:table-cell office:value-type="string">
            <text:p>Depression</text:p>
          </table:table-cell>
          <table:table-cell office:value-type="string">
            <text:p>Medicamen Biotech Ltd</text:p>
          </table:table-cell>
          <table:table-cell office:value-type="float" office:value="549">
            <text:p>549</text:p>
          </table:table-cell>
          <table:table-cell office:value-type="float" office:value="18495">
            <text:p>1849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38742</text:p>
          </table:table-cell>
          <table:table-cell office:value-type="string">
            <text:p>Ethinyl estradiol / </text:p>
          </table:table-cell>
          <table:table-cell office:value-type="date" office:date-value="2020-04-14" table:style-name="DateCell">
            <text:p>2020-04-14</text:p>
          </table:table-cell>
          <table:table-cell office:value-type="string">
            <text:p>Osteoarthritis</text:p>
          </table:table-cell>
          <table:table-cell office:value-type="string">
            <text:p>Orchid Chemicals &amp; Pharmaceuticals Ltd</text:p>
          </table:table-cell>
          <table:table-cell office:value-type="float" office:value="503">
            <text:p>503</text:p>
          </table:table-cell>
          <table:table-cell office:value-type="float" office:value="10935">
            <text:p>1093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40329</text:p>
          </table:table-cell>
          <table:table-cell office:value-type="string">
            <text:p>Levonorgestrel</text:p>
          </table:table-cell>
          <table:table-cell office:value-type="date" office:date-value="2020-02-05" table:style-name="DateCell">
            <text:p>2020-02-05</text:p>
          </table:table-cell>
          <table:table-cell office:value-type="string">
            <text:p>Birth Control</text:p>
          </table:table-cell>
          <table:table-cell office:value-type="string">
            <text:p>Ankur Drugs &amp; Pharma Ltd</text:p>
          </table:table-cell>
          <table:table-cell office:value-type="float" office:value="322">
            <text:p>322</text:p>
          </table:table-cell>
          <table:table-cell office:value-type="float" office:value="13253">
            <text:p>1325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40925</text:p>
          </table:table-cell>
          <table:table-cell office:value-type="string">
            <text:p>Lurasidone</text:p>
          </table:table-cell>
          <table:table-cell office:value-type="date" office:date-value="2019-12-07" table:style-name="DateCell">
            <text:p>2019-12-07</text:p>
          </table:table-cell>
          <table:table-cell office:value-type="string">
            <text:p>Acne</text:p>
          </table:table-cell>
          <table:table-cell office:value-type="string">
            <text:p>Cipla Ltd</text:p>
          </table:table-cell>
          <table:table-cell office:value-type="float" office:value="491">
            <text:p>491</text:p>
          </table:table-cell>
          <table:table-cell office:value-type="float" office:value="20762">
            <text:p>2076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41462</text:p>
          </table:table-cell>
          <table:table-cell office:value-type="string">
            <text:p>Sodium oxybate</text:p>
          </table:table-cell>
          <table:table-cell office:value-type="date" office:date-value="2019-02-26" table:style-name="DateCell">
            <text:p>2019-02-26</text:p>
          </table:table-cell>
          <table:table-cell office:value-type="string">
            <text:p>Narcolepsy</text:p>
          </table:table-cell>
          <table:table-cell office:value-type="string">
            <text:p>Astrazeneca Pharma India Ltd</text:p>
          </table:table-cell>
          <table:table-cell office:value-type="float" office:value="168">
            <text:p>168</text:p>
          </table:table-cell>
          <table:table-cell office:value-type="float" office:value="10442">
            <text:p>1044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43003</text:p>
          </table:table-cell>
          <table:table-cell office:value-type="string">
            <text:p>Campral</text:p>
          </table:table-cell>
          <table:table-cell office:value-type="date" office:date-value="2019-08-10" table:style-name="DateCell">
            <text:p>2019-08-10</text:p>
          </table:table-cell>
          <table:table-cell office:value-type="string">
            <text:p>Alcohol Dependence</text:p>
          </table:table-cell>
          <table:table-cell office:value-type="string">
            <text:p>Jagsonpal Pharmaceuticals Ltd</text:p>
          </table:table-cell>
          <table:table-cell office:value-type="float" office:value="60">
            <text:p>60</text:p>
          </table:table-cell>
          <table:table-cell office:value-type="float" office:value="11108">
            <text:p>11108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14420</text:p>
          </table:table-cell>
          <table:table-cell office:value-type="string">
            <text:p>Propranolol</text:p>
          </table:table-cell>
          <table:table-cell office:value-type="date" office:date-value="2019-08-26" table:style-name="DateCell">
            <text:p>2019-08-26</text:p>
          </table:table-cell>
          <table:table-cell office:value-type="string">
            <text:p>mance Anxiety</text:p>
          </table:table-cell>
          <table:table-cell office:value-type="string">
            <text:p>Panacea Biotec Ltd</text:p>
          </table:table-cell>
          <table:table-cell office:value-type="float" office:value="505">
            <text:p>505</text:p>
          </table:table-cell>
          <table:table-cell office:value-type="float" office:value="8938">
            <text:p>893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45099</text:p>
          </table:table-cell>
          <table:table-cell office:value-type="string">
            <text:p>Ethinyl estradiol / </text:p>
          </table:table-cell>
          <table:table-cell office:value-type="date" office:date-value="2019-09-01" table:style-name="DateCell">
            <text:p>2019-09-01</text:p>
          </table:table-cell>
          <table:table-cell office:value-type="string">
            <text:p>Birth Control</text:p>
          </table:table-cell>
          <table:table-cell office:value-type="string">
            <text:p>Parenteral Drugs (India) Ltd</text:p>
          </table:table-cell>
          <table:table-cell office:value-type="float" office:value="793">
            <text:p>793</text:p>
          </table:table-cell>
          <table:table-cell office:value-type="float" office:value="13917">
            <text:p>1391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45956</text:p>
          </table:table-cell>
          <table:table-cell office:value-type="string">
            <text:p>Phenobarbital</text:p>
          </table:table-cell>
          <table:table-cell office:value-type="date" office:date-value="2020-04-29" table:style-name="DateCell">
            <text:p>2020-04-29</text:p>
          </table:table-cell>
          <table:table-cell office:value-type="string">
            <text:p>Seizures</text:p>
          </table:table-cell>
          <table:table-cell office:value-type="string">
            <text:p>Astrazeneca Pharma India Ltd</text:p>
          </table:table-cell>
          <table:table-cell office:value-type="float" office:value="817">
            <text:p>817</text:p>
          </table:table-cell>
          <table:table-cell office:value-type="float" office:value="16540">
            <text:p>1654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46651</text:p>
          </table:table-cell>
          <table:table-cell office:value-type="string">
            <text:p>Ethinyl estradiol / </text:p>
          </table:table-cell>
          <table:table-cell office:value-type="date" office:date-value="2019-01-04" table:style-name="DateCell">
            <text:p>2019-01-04</text:p>
          </table:table-cell>
          <table:table-cell office:value-type="string">
            <text:p>Birth Control</text:p>
          </table:table-cell>
          <table:table-cell office:value-type="string">
            <text:p>Blue Cross Laboratories Ltd</text:p>
          </table:table-cell>
          <table:table-cell office:value-type="float" office:value="988">
            <text:p>988</text:p>
          </table:table-cell>
          <table:table-cell office:value-type="float" office:value="19895">
            <text:p>1989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47575</text:p>
          </table:table-cell>
          <table:table-cell office:value-type="string">
            <text:p>Pregabalin</text:p>
          </table:table-cell>
          <table:table-cell office:value-type="date" office:date-value="2019-05-14" table:style-name="DateCell">
            <text:p>2019-05-14</text:p>
          </table:table-cell>
          <table:table-cell office:value-type="string">
            <text:p>Generalized Anxiety </text:p>
          </table:table-cell>
          <table:table-cell office:value-type="string">
            <text:p>Anuh Pharma Ltd</text:p>
          </table:table-cell>
          <table:table-cell office:value-type="float" office:value="726">
            <text:p>726</text:p>
          </table:table-cell>
          <table:table-cell office:value-type="float" office:value="2057">
            <text:p>205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4924</text:p>
          </table:table-cell>
          <table:table-cell office:value-type="string">
            <text:p>Caffeine</text:p>
          </table:table-cell>
          <table:table-cell office:value-type="date" office:date-value="2020-03-25" table:style-name="DateCell">
            <text:p>2020-03-25</text:p>
          </table:table-cell>
          <table:table-cell office:value-type="string">
            <text:p>Hypersomnia</text:p>
          </table:table-cell>
          <table:table-cell office:value-type="string">
            <text:p>Dishman Pharmaceuticals &amp; Chemicals Ltd</text:p>
          </table:table-cell>
          <table:table-cell office:value-type="float" office:value="294">
            <text:p>294</text:p>
          </table:table-cell>
          <table:table-cell office:value-type="float" office:value="421">
            <text:p>42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51674</text:p>
          </table:table-cell>
          <table:table-cell office:value-type="string">
            <text:p>Levonorgestrel</text:p>
          </table:table-cell>
          <table:table-cell office:value-type="date" office:date-value="2019-04-17" table:style-name="DateCell">
            <text:p>2019-04-17</text:p>
          </table:table-cell>
          <table:table-cell office:value-type="string">
            <text:p>Birth Control</text:p>
          </table:table-cell>
          <table:table-cell office:value-type="string">
            <text:p>Alembic Ltd</text:p>
          </table:table-cell>
          <table:table-cell office:value-type="float" office:value="799">
            <text:p>799</text:p>
          </table:table-cell>
          <table:table-cell office:value-type="float" office:value="18764">
            <text:p>1876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5168</text:p>
          </table:table-cell>
          <table:table-cell office:value-type="string">
            <text:p>Doxylamine / pyridox</text:p>
          </table:table-cell>
          <table:table-cell office:value-type="date" office:date-value="2019-12-13" table:style-name="DateCell">
            <text:p>2019-12-13</text:p>
          </table:table-cell>
          <table:table-cell office:value-type="string">
            <text:p>ADHD</text:p>
          </table:table-cell>
          <table:table-cell office:value-type="string">
            <text:p>Lupin Ltd</text:p>
          </table:table-cell>
          <table:table-cell office:value-type="float" office:value="708">
            <text:p>708</text:p>
          </table:table-cell>
          <table:table-cell office:value-type="float" office:value="19773">
            <text:p>1977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52490</text:p>
          </table:table-cell>
          <table:table-cell office:value-type="string">
            <text:p>Nicoderm CQ</text:p>
          </table:table-cell>
          <table:table-cell office:value-type="date" office:date-value="2019-10-09" table:style-name="DateCell">
            <text:p>2019-10-09</text:p>
          </table:table-cell>
          <table:table-cell office:value-type="string">
            <text:p>Smoking Cessation</text:p>
          </table:table-cell>
          <table:table-cell office:value-type="string">
            <text:p>U S V Ltd</text:p>
          </table:table-cell>
          <table:table-cell office:value-type="float" office:value="134">
            <text:p>134</text:p>
          </table:table-cell>
          <table:table-cell office:value-type="float" office:value="5230">
            <text:p>523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5423</text:p>
          </table:table-cell>
          <table:table-cell office:value-type="string">
            <text:p>Pramipexole</text:p>
          </table:table-cell>
          <table:table-cell office:value-type="date" office:date-value="2020-04-20" table:style-name="DateCell">
            <text:p>2020-04-20</text:p>
          </table:table-cell>
          <table:table-cell office:value-type="string">
            <text:p>Restless Legs Syndro</text:p>
          </table:table-cell>
          <table:table-cell office:value-type="string">
            <text:p>Krebs Biochemicals &amp; Inds</text:p>
          </table:table-cell>
          <table:table-cell office:value-type="float" office:value="361">
            <text:p>361</text:p>
          </table:table-cell>
          <table:table-cell office:value-type="float" office:value="12608">
            <text:p>1260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56401</text:p>
          </table:table-cell>
          <table:table-cell office:value-type="string">
            <text:p>Viibryd</text:p>
          </table:table-cell>
          <table:table-cell office:value-type="date" office:date-value="2019-11-15" table:style-name="DateCell">
            <text:p>2019-11-15</text:p>
          </table:table-cell>
          <table:table-cell office:value-type="string">
            <text:p>Depression</text:p>
          </table:table-cell>
          <table:table-cell office:value-type="string">
            <text:p>Shilpa Medicare Ltd</text:p>
          </table:table-cell>
          <table:table-cell office:value-type="float" office:value="630">
            <text:p>630</text:p>
          </table:table-cell>
          <table:table-cell office:value-type="float" office:value="17221">
            <text:p>1722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56919</text:p>
          </table:table-cell>
          <table:table-cell office:value-type="string">
            <text:p>Cyclosporine</text:p>
          </table:table-cell>
          <table:table-cell office:value-type="date" office:date-value="2019-03-24" table:style-name="DateCell">
            <text:p>2019-03-24</text:p>
          </table:table-cell>
          <table:table-cell office:value-type="string">
            <text:p>Keratoconjunctivitis</text:p>
          </table:table-cell>
          <table:table-cell office:value-type="string">
            <text:p>Aarti Drugs Ltd</text:p>
          </table:table-cell>
          <table:table-cell office:value-type="float" office:value="620">
            <text:p>620</text:p>
          </table:table-cell>
          <table:table-cell office:value-type="float" office:value="4436">
            <text:p>443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5765</text:p>
          </table:table-cell>
          <table:table-cell office:value-type="string">
            <text:p>Etonogestrel</text:p>
          </table:table-cell>
          <table:table-cell office:value-type="date" office:date-value="2019-07-03" table:style-name="DateCell">
            <text:p>2019-07-03</text:p>
          </table:table-cell>
          <table:table-cell office:value-type="string">
            <text:p>Birth Control</text:p>
          </table:table-cell>
          <table:table-cell office:value-type="string">
            <text:p>Bal Pharma Ltd</text:p>
          </table:table-cell>
          <table:table-cell office:value-type="float" office:value="569">
            <text:p>569</text:p>
          </table:table-cell>
          <table:table-cell office:value-type="float" office:value="2956">
            <text:p>295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57670</text:p>
          </table:table-cell>
          <table:table-cell office:value-type="string">
            <text:p>Polyethylene glycol </text:p>
          </table:table-cell>
          <table:table-cell office:value-type="date" office:date-value="2020-02-16" table:style-name="DateCell">
            <text:p>2020-02-16</text:p>
          </table:table-cell>
          <table:table-cell office:value-type="string">
            <text:p>Bowel Preparation</text:p>
          </table:table-cell>
          <table:table-cell office:value-type="string">
            <text:p>Morepen Laboratories Ltd</text:p>
          </table:table-cell>
          <table:table-cell office:value-type="float" office:value="411">
            <text:p>411</text:p>
          </table:table-cell>
          <table:table-cell office:value-type="float" office:value="19748">
            <text:p>1974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58346</text:p>
          </table:table-cell>
          <table:table-cell office:value-type="string">
            <text:p>Amphetamine / dextro</text:p>
          </table:table-cell>
          <table:table-cell office:value-type="date" office:date-value="2020-03-29" table:style-name="DateCell">
            <text:p>2020-03-29</text:p>
          </table:table-cell>
          <table:table-cell office:value-type="string">
            <text:p>ADHD</text:p>
          </table:table-cell>
          <table:table-cell office:value-type="string">
            <text:p>Ankur Drugs &amp; Pharma Ltd</text:p>
          </table:table-cell>
          <table:table-cell office:value-type="float" office:value="308">
            <text:p>308</text:p>
          </table:table-cell>
          <table:table-cell office:value-type="float" office:value="12345">
            <text:p>1234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59489</text:p>
          </table:table-cell>
          <table:table-cell office:value-type="string">
            <text:p>Ethinyl estradiol / </text:p>
          </table:table-cell>
          <table:table-cell office:value-type="date" office:date-value="2019-12-30" table:style-name="DateCell">
            <text:p>2019-12-30</text:p>
          </table:table-cell>
          <table:table-cell office:value-type="string">
            <text:p>Birth Control</text:p>
          </table:table-cell>
          <table:table-cell office:value-type="string">
            <text:p>Flamingo Pharmaceuticals Ltd</text:p>
          </table:table-cell>
          <table:table-cell office:value-type="float" office:value="405">
            <text:p>405</text:p>
          </table:table-cell>
          <table:table-cell office:value-type="float" office:value="24218">
            <text:p>2421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59628</text:p>
          </table:table-cell>
          <table:table-cell office:value-type="string">
            <text:p>Nexplanon</text:p>
          </table:table-cell>
          <table:table-cell office:value-type="date" office:date-value="2019-05-19" table:style-name="DateCell">
            <text:p>2019-05-19</text:p>
          </table:table-cell>
          <table:table-cell office:value-type="string">
            <text:p>Migraine Prevention</text:p>
          </table:table-cell>
          <table:table-cell office:value-type="string">
            <text:p>Shilpa Medicare Ltd</text:p>
          </table:table-cell>
          <table:table-cell office:value-type="float" office:value="368">
            <text:p>368</text:p>
          </table:table-cell>
          <table:table-cell office:value-type="float" office:value="8959">
            <text:p>895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59659</text:p>
          </table:table-cell>
          <table:table-cell office:value-type="string">
            <text:p>Clindamycin</text:p>
          </table:table-cell>
          <table:table-cell office:value-type="date" office:date-value="2019-06-03" table:style-name="DateCell">
            <text:p>2019-06-03</text:p>
          </table:table-cell>
          <table:table-cell office:value-type="string">
            <text:p>Acne</text:p>
          </table:table-cell>
          <table:table-cell office:value-type="string">
            <text:p>East India Pharmaceutical Works Ltd</text:p>
          </table:table-cell>
          <table:table-cell office:value-type="float" office:value="193">
            <text:p>193</text:p>
          </table:table-cell>
          <table:table-cell office:value-type="float" office:value="593">
            <text:p>59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59672</text:p>
          </table:table-cell>
          <table:table-cell office:value-type="string">
            <text:p>Aviane</text:p>
          </table:table-cell>
          <table:table-cell office:value-type="date" office:date-value="2020-03-24" table:style-name="DateCell">
            <text:p>2020-03-24</text:p>
          </table:table-cell>
          <table:table-cell office:value-type="string">
            <text:p>Birth Control</text:p>
          </table:table-cell>
          <table:table-cell office:value-type="string">
            <text:p>Dr. Reddy's Laboratories Ltd</text:p>
          </table:table-cell>
          <table:table-cell office:value-type="float" office:value="133">
            <text:p>133</text:p>
          </table:table-cell>
          <table:table-cell office:value-type="float" office:value="22814">
            <text:p>2281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63740</text:p>
          </table:table-cell>
          <table:table-cell office:value-type="string">
            <text:p>BuSpar</text:p>
          </table:table-cell>
          <table:table-cell office:value-type="date" office:date-value="2019-09-28" table:style-name="DateCell">
            <text:p>2019-09-28</text:p>
          </table:table-cell>
          <table:table-cell office:value-type="string">
            <text:p>Anxiety</text:p>
          </table:table-cell>
          <table:table-cell office:value-type="string">
            <text:p>Ranbaxy Laboratories Ltd</text:p>
          </table:table-cell>
          <table:table-cell office:value-type="float" office:value="239">
            <text:p>239</text:p>
          </table:table-cell>
          <table:table-cell office:value-type="float" office:value="12783">
            <text:p>1278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64015</text:p>
          </table:table-cell>
          <table:table-cell office:value-type="string">
            <text:p>Diphenhydramine</text:p>
          </table:table-cell>
          <table:table-cell office:value-type="date" office:date-value="2019-07-06" table:style-name="DateCell">
            <text:p>2019-07-06</text:p>
          </table:table-cell>
          <table:table-cell office:value-type="string">
            <text:p>Insomnia</text:p>
          </table:table-cell>
          <table:table-cell office:value-type="string">
            <text:p>Bajaj Consumer Care Ltd</text:p>
          </table:table-cell>
          <table:table-cell office:value-type="float" office:value="220">
            <text:p>220</text:p>
          </table:table-cell>
          <table:table-cell office:value-type="float" office:value="1573">
            <text:p>157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65109</text:p>
          </table:table-cell>
          <table:table-cell office:value-type="string">
            <text:p>Ziana</text:p>
          </table:table-cell>
          <table:table-cell office:value-type="date" office:date-value="2019-02-21" table:style-name="DateCell">
            <text:p>2019-02-21</text:p>
          </table:table-cell>
          <table:table-cell office:value-type="string">
            <text:p>Emergency Contracept</text:p>
          </table:table-cell>
          <table:table-cell office:value-type="string">
            <text:p>Marksans Pharma Ltd</text:p>
          </table:table-cell>
          <table:table-cell office:value-type="float" office:value="364">
            <text:p>364</text:p>
          </table:table-cell>
          <table:table-cell office:value-type="float" office:value="23440">
            <text:p>2344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65665</text:p>
          </table:table-cell>
          <table:table-cell office:value-type="string">
            <text:p>Metoprolol</text:p>
          </table:table-cell>
          <table:table-cell office:value-type="date" office:date-value="2020-01-26" table:style-name="DateCell">
            <text:p>2020-01-26</text:p>
          </table:table-cell>
          <table:table-cell office:value-type="string">
            <text:p>Renal Cell Carcinoma</text:p>
          </table:table-cell>
          <table:table-cell office:value-type="string">
            <text:p>Mangalam Drugs &amp; Organics Ltd</text:p>
          </table:table-cell>
          <table:table-cell office:value-type="float" office:value="636">
            <text:p>636</text:p>
          </table:table-cell>
          <table:table-cell office:value-type="float" office:value="18994">
            <text:p>1899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65767</text:p>
          </table:table-cell>
          <table:table-cell office:value-type="string">
            <text:p>Linzess</text:p>
          </table:table-cell>
          <table:table-cell office:value-type="date" office:date-value="2019-11-22" table:style-name="DateCell">
            <text:p>2019-11-22</text:p>
          </table:table-cell>
          <table:table-cell office:value-type="string">
            <text:p>NULL</text:p>
          </table:table-cell>
          <table:table-cell office:value-type="string">
            <text:p>Ambalal Sarabhai Enterprises Ltd</text:p>
          </table:table-cell>
          <table:table-cell office:value-type="float" office:value="98">
            <text:p>98</text:p>
          </table:table-cell>
          <table:table-cell office:value-type="float" office:value="1657">
            <text:p>165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65916</text:p>
          </table:table-cell>
          <table:table-cell office:value-type="string">
            <text:p>Ropinirole</text:p>
          </table:table-cell>
          <table:table-cell office:value-type="date" office:date-value="2020-02-22" table:style-name="DateCell">
            <text:p>2020-02-22</text:p>
          </table:table-cell>
          <table:table-cell office:value-type="string">
            <text:p>Restless Legs Syndro</text:p>
          </table:table-cell>
          <table:table-cell office:value-type="string">
            <text:p>Wanbury Ltd</text:p>
          </table:table-cell>
          <table:table-cell office:value-type="float" office:value="621">
            <text:p>621</text:p>
          </table:table-cell>
          <table:table-cell office:value-type="float" office:value="13540">
            <text:p>1354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6674</text:p>
          </table:table-cell>
          <table:table-cell office:value-type="string">
            <text:p>Clarithromycin</text:p>
          </table:table-cell>
          <table:table-cell office:value-type="date" office:date-value="2019-04-19" table:style-name="DateCell">
            <text:p>2019-04-19</text:p>
          </table:table-cell>
          <table:table-cell office:value-type="string">
            <text:p>Pneumonia</text:p>
          </table:table-cell>
          <table:table-cell office:value-type="string">
            <text:p>Arvind Remedies Ltd</text:p>
          </table:table-cell>
          <table:table-cell office:value-type="float" office:value="953">
            <text:p>953</text:p>
          </table:table-cell>
          <table:table-cell office:value-type="float" office:value="4311">
            <text:p>431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66983</text:p>
          </table:table-cell>
          <table:table-cell office:value-type="string">
            <text:p>Zoloft</text:p>
          </table:table-cell>
          <table:table-cell office:value-type="date" office:date-value="2019-05-14" table:style-name="DateCell">
            <text:p>2019-05-14</text:p>
          </table:table-cell>
          <table:table-cell office:value-type="string">
            <text:p>Depression</text:p>
          </table:table-cell>
          <table:table-cell office:value-type="string">
            <text:p>Bajaj Consumer Care Ltd</text:p>
          </table:table-cell>
          <table:table-cell office:value-type="float" office:value="468">
            <text:p>468</text:p>
          </table:table-cell>
          <table:table-cell office:value-type="float" office:value="906">
            <text:p>90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67387</text:p>
          </table:table-cell>
          <table:table-cell office:value-type="string">
            <text:p>Aluminum chloride he</text:p>
          </table:table-cell>
          <table:table-cell office:value-type="date" office:date-value="2019-11-20" table:style-name="DateCell">
            <text:p>2019-11-20</text:p>
          </table:table-cell>
          <table:table-cell office:value-type="string">
            <text:p>Hyperhidrosis</text:p>
          </table:table-cell>
          <table:table-cell office:value-type="string">
            <text:p>Emmellen Biotech Pharmaceuticals Ltd</text:p>
          </table:table-cell>
          <table:table-cell office:value-type="float" office:value="986">
            <text:p>986</text:p>
          </table:table-cell>
          <table:table-cell office:value-type="float" office:value="13073">
            <text:p>1307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67823</text:p>
          </table:table-cell>
          <table:table-cell office:value-type="string">
            <text:p>Skyla</text:p>
          </table:table-cell>
          <table:table-cell office:value-type="date" office:date-value="2019-12-15" table:style-name="DateCell">
            <text:p>2019-12-15</text:p>
          </table:table-cell>
          <table:table-cell office:value-type="string">
            <text:p>Birth Control</text:p>
          </table:table-cell>
          <table:table-cell office:value-type="string">
            <text:p>Ranbaxy Laboratories Ltd</text:p>
          </table:table-cell>
          <table:table-cell office:value-type="float" office:value="734">
            <text:p>734</text:p>
          </table:table-cell>
          <table:table-cell office:value-type="float" office:value="12854">
            <text:p>1285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67908</text:p>
          </table:table-cell>
          <table:table-cell office:value-type="string">
            <text:p>Acetaminophen / hydr</text:p>
          </table:table-cell>
          <table:table-cell office:value-type="date" office:date-value="2019-02-17" table:style-name="DateCell">
            <text:p>2019-02-17</text:p>
          </table:table-cell>
          <table:table-cell office:value-type="string">
            <text:p>Pain</text:p>
          </table:table-cell>
          <table:table-cell office:value-type="string">
            <text:p>Span Diagnostics Ltd</text:p>
          </table:table-cell>
          <table:table-cell office:value-type="float" office:value="225">
            <text:p>225</text:p>
          </table:table-cell>
          <table:table-cell office:value-type="float" office:value="3407">
            <text:p>3407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167965</text:p>
          </table:table-cell>
          <table:table-cell office:value-type="string">
            <text:p>Pristiq</text:p>
          </table:table-cell>
          <table:table-cell office:value-type="date" office:date-value="2019-01-17" table:style-name="DateCell">
            <text:p>2019-01-17</text:p>
          </table:table-cell>
          <table:table-cell office:value-type="string">
            <text:p>Smoking Cessation</text:p>
          </table:table-cell>
          <table:table-cell office:value-type="string">
            <text:p>Ranbaxy Laboratories Ltd</text:p>
          </table:table-cell>
          <table:table-cell office:value-type="float" office:value="529">
            <text:p>529</text:p>
          </table:table-cell>
          <table:table-cell office:value-type="float" office:value="10627">
            <text:p>1062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68177</text:p>
          </table:table-cell>
          <table:table-cell office:value-type="string">
            <text:p>Magnesium citrate</text:p>
          </table:table-cell>
          <table:table-cell office:value-type="date" office:date-value="2020-01-14" table:style-name="DateCell">
            <text:p>2020-01-14</text:p>
          </table:table-cell>
          <table:table-cell office:value-type="string">
            <text:p>Migraine Prevention</text:p>
          </table:table-cell>
          <table:table-cell office:value-type="string">
            <text:p>Glenmark Pharmaceuticals Ltd</text:p>
          </table:table-cell>
          <table:table-cell office:value-type="float" office:value="371">
            <text:p>371</text:p>
          </table:table-cell>
          <table:table-cell office:value-type="float" office:value="23993">
            <text:p>2399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68672</text:p>
          </table:table-cell>
          <table:table-cell office:value-type="string">
            <text:p>Suprep Bowel Prep Ki</text:p>
          </table:table-cell>
          <table:table-cell office:value-type="date" office:date-value="2019-11-11" table:style-name="DateCell">
            <text:p>2019-11-11</text:p>
          </table:table-cell>
          <table:table-cell office:value-type="string">
            <text:p>Bowel Preparation</text:p>
          </table:table-cell>
          <table:table-cell office:value-type="string">
            <text:p>J K Pharmachem Ltd</text:p>
          </table:table-cell>
          <table:table-cell office:value-type="float" office:value="437">
            <text:p>437</text:p>
          </table:table-cell>
          <table:table-cell office:value-type="float" office:value="11542">
            <text:p>1154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69001</text:p>
          </table:table-cell>
          <table:table-cell office:value-type="string">
            <text:p>Ethinyl estradiol / </text:p>
          </table:table-cell>
          <table:table-cell office:value-type="date" office:date-value="2020-01-16" table:style-name="DateCell">
            <text:p>2020-01-16</text:p>
          </table:table-cell>
          <table:table-cell office:value-type="string">
            <text:p>Birth Control</text:p>
          </table:table-cell>
          <table:table-cell office:value-type="string">
            <text:p>Blue Cross Laboratories Ltd</text:p>
          </table:table-cell>
          <table:table-cell office:value-type="float" office:value="864">
            <text:p>864</text:p>
          </table:table-cell>
          <table:table-cell office:value-type="float" office:value="10109">
            <text:p>1010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69168</text:p>
          </table:table-cell>
          <table:table-cell office:value-type="string">
            <text:p>Sutent</text:p>
          </table:table-cell>
          <table:table-cell office:value-type="date" office:date-value="2020-04-28" table:style-name="DateCell">
            <text:p>2020-04-28</text:p>
          </table:table-cell>
          <table:table-cell office:value-type="string">
            <text:p>Emergency Contracept</text:p>
          </table:table-cell>
          <table:table-cell office:value-type="string">
            <text:p>Biocon Ltd</text:p>
          </table:table-cell>
          <table:table-cell office:value-type="float" office:value="168">
            <text:p>168</text:p>
          </table:table-cell>
          <table:table-cell office:value-type="float" office:value="22213">
            <text:p>2221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69852</text:p>
          </table:table-cell>
          <table:table-cell office:value-type="string">
            <text:p>Implanon</text:p>
          </table:table-cell>
          <table:table-cell office:value-type="date" office:date-value="2020-03-01" table:style-name="DateCell">
            <text:p>2020-03-01</text:p>
          </table:table-cell>
          <table:table-cell office:value-type="string">
            <text:p>Birth Control</text:p>
          </table:table-cell>
          <table:table-cell office:value-type="string">
            <text:p>Aurobindo Pharma Ltd</text:p>
          </table:table-cell>
          <table:table-cell office:value-type="float" office:value="216">
            <text:p>216</text:p>
          </table:table-cell>
          <table:table-cell office:value-type="float" office:value="18018">
            <text:p>1801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70146</text:p>
          </table:table-cell>
          <table:table-cell office:value-type="string">
            <text:p>Restasis</text:p>
          </table:table-cell>
          <table:table-cell office:value-type="date" office:date-value="2019-12-26" table:style-name="DateCell">
            <text:p>2019-12-26</text:p>
          </table:table-cell>
          <table:table-cell office:value-type="string">
            <text:p>Keratoconjunctivitis</text:p>
          </table:table-cell>
          <table:table-cell office:value-type="string">
            <text:p>Kopran Ltd</text:p>
          </table:table-cell>
          <table:table-cell office:value-type="float" office:value="614">
            <text:p>614</text:p>
          </table:table-cell>
          <table:table-cell office:value-type="float" office:value="16452">
            <text:p>1645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70238</text:p>
          </table:table-cell>
          <table:table-cell office:value-type="string">
            <text:p>Metoprolol</text:p>
          </table:table-cell>
          <table:table-cell office:value-type="date" office:date-value="2020-03-28" table:style-name="DateCell">
            <text:p>2020-03-28</text:p>
          </table:table-cell>
          <table:table-cell office:value-type="string">
            <text:p>Benign Essential Tre</text:p>
          </table:table-cell>
          <table:table-cell office:value-type="string">
            <text:p>Natco Pharma Ltd</text:p>
          </table:table-cell>
          <table:table-cell office:value-type="float" office:value="248">
            <text:p>248</text:p>
          </table:table-cell>
          <table:table-cell office:value-type="float" office:value="24584">
            <text:p>2458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71255</text:p>
          </table:table-cell>
          <table:table-cell office:value-type="string">
            <text:p>Accutane</text:p>
          </table:table-cell>
          <table:table-cell office:value-type="date" office:date-value="2019-10-30" table:style-name="DateCell">
            <text:p>2019-10-30</text:p>
          </table:table-cell>
          <table:table-cell office:value-type="string">
            <text:p>Acne</text:p>
          </table:table-cell>
          <table:table-cell office:value-type="string">
            <text:p>Aarti Drugs Ltd</text:p>
          </table:table-cell>
          <table:table-cell office:value-type="float" office:value="315">
            <text:p>315</text:p>
          </table:table-cell>
          <table:table-cell office:value-type="float" office:value="23278">
            <text:p>2327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7131</text:p>
          </table:table-cell>
          <table:table-cell office:value-type="string">
            <text:p>Bisacodyl</text:p>
          </table:table-cell>
          <table:table-cell office:value-type="date" office:date-value="2019-04-26" table:style-name="DateCell">
            <text:p>2019-04-26</text:p>
          </table:table-cell>
          <table:table-cell office:value-type="string">
            <text:p>Constipation</text:p>
          </table:table-cell>
          <table:table-cell office:value-type="string">
            <text:p>Dr. Reddy's Laboratories Ltd</text:p>
          </table:table-cell>
          <table:table-cell office:value-type="float" office:value="326">
            <text:p>326</text:p>
          </table:table-cell>
          <table:table-cell office:value-type="float" office:value="3381">
            <text:p>338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71525</text:p>
          </table:table-cell>
          <table:table-cell office:value-type="string">
            <text:p>NuvaRing</text:p>
          </table:table-cell>
          <table:table-cell office:value-type="date" office:date-value="2020-03-02" table:style-name="DateCell">
            <text:p>2020-03-02</text:p>
          </table:table-cell>
          <table:table-cell office:value-type="string">
            <text:p>Birth Control</text:p>
          </table:table-cell>
          <table:table-cell office:value-type="string">
            <text:p>Granules India Ltd</text:p>
          </table:table-cell>
          <table:table-cell office:value-type="float" office:value="513">
            <text:p>513</text:p>
          </table:table-cell>
          <table:table-cell office:value-type="float" office:value="11790">
            <text:p>1179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73027</text:p>
          </table:table-cell>
          <table:table-cell office:value-type="string">
            <text:p>Escitalopram</text:p>
          </table:table-cell>
          <table:table-cell office:value-type="date" office:date-value="2019-01-14" table:style-name="DateCell">
            <text:p>2019-01-14</text:p>
          </table:table-cell>
          <table:table-cell office:value-type="string">
            <text:p>Depression</text:p>
          </table:table-cell>
          <table:table-cell office:value-type="string">
            <text:p>T T K Healthcare Ltd</text:p>
          </table:table-cell>
          <table:table-cell office:value-type="float" office:value="410">
            <text:p>410</text:p>
          </table:table-cell>
          <table:table-cell office:value-type="float" office:value="21747">
            <text:p>2174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73112</text:p>
          </table:table-cell>
          <table:table-cell office:value-type="string">
            <text:p>Tioconazole</text:p>
          </table:table-cell>
          <table:table-cell office:value-type="date" office:date-value="2019-09-11" table:style-name="DateCell">
            <text:p>2019-09-11</text:p>
          </table:table-cell>
          <table:table-cell office:value-type="string">
            <text:p>Vaginal Yeast Infect</text:p>
          </table:table-cell>
          <table:table-cell office:value-type="string">
            <text:p>Core Healthcare Ltd</text:p>
          </table:table-cell>
          <table:table-cell office:value-type="float" office:value="208">
            <text:p>208</text:p>
          </table:table-cell>
          <table:table-cell office:value-type="float" office:value="23490">
            <text:p>2349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73391</text:p>
          </table:table-cell>
          <table:table-cell office:value-type="string">
            <text:p>Chantix</text:p>
          </table:table-cell>
          <table:table-cell office:value-type="date" office:date-value="2019-12-30" table:style-name="DateCell">
            <text:p>2019-12-30</text:p>
          </table:table-cell>
          <table:table-cell office:value-type="string">
            <text:p>Smoking Cessation</text:p>
          </table:table-cell>
          <table:table-cell office:value-type="string">
            <text:p>Divi'S Laboratories Ltd</text:p>
          </table:table-cell>
          <table:table-cell office:value-type="float" office:value="746">
            <text:p>746</text:p>
          </table:table-cell>
          <table:table-cell office:value-type="float" office:value="12804">
            <text:p>12804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175354</text:p>
          </table:table-cell>
          <table:table-cell office:value-type="string">
            <text:p>Ciprofloxacin</text:p>
          </table:table-cell>
          <table:table-cell office:value-type="date" office:date-value="2019-07-02" table:style-name="DateCell">
            <text:p>2019-07-02</text:p>
          </table:table-cell>
          <table:table-cell office:value-type="string">
            <text:p>Kidney Infections</text:p>
          </table:table-cell>
          <table:table-cell office:value-type="string">
            <text:p>Aurobindo Pharma Ltd</text:p>
          </table:table-cell>
          <table:table-cell office:value-type="float" office:value="981">
            <text:p>981</text:p>
          </table:table-cell>
          <table:table-cell office:value-type="float" office:value="13796">
            <text:p>1379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76098</text:p>
          </table:table-cell>
          <table:table-cell office:value-type="string">
            <text:p>Montelukast</text:p>
          </table:table-cell>
          <table:table-cell office:value-type="date" office:date-value="2019-07-29" table:style-name="DateCell">
            <text:p>2019-07-29</text:p>
          </table:table-cell>
          <table:table-cell office:value-type="string">
            <text:p>Pain</text:p>
          </table:table-cell>
          <table:table-cell office:value-type="string">
            <text:p>Ankur Drugs &amp; Pharma Ltd</text:p>
          </table:table-cell>
          <table:table-cell office:value-type="float" office:value="76">
            <text:p>76</text:p>
          </table:table-cell>
          <table:table-cell office:value-type="float" office:value="19396">
            <text:p>1939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77034</text:p>
          </table:table-cell>
          <table:table-cell office:value-type="string">
            <text:p>Ultram</text:p>
          </table:table-cell>
          <table:table-cell office:value-type="date" office:date-value="2019-02-04" table:style-name="DateCell">
            <text:p>2019-02-04</text:p>
          </table:table-cell>
          <table:table-cell office:value-type="string">
            <text:p>Pain</text:p>
          </table:table-cell>
          <table:table-cell office:value-type="string">
            <text:p>Vivimed Labs Ltd</text:p>
          </table:table-cell>
          <table:table-cell office:value-type="float" office:value="116">
            <text:p>116</text:p>
          </table:table-cell>
          <table:table-cell office:value-type="float" office:value="19739">
            <text:p>1973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78004</text:p>
          </table:table-cell>
          <table:table-cell office:value-type="string">
            <text:p>Clonazepam</text:p>
          </table:table-cell>
          <table:table-cell office:value-type="date" office:date-value="2020-04-07" table:style-name="DateCell">
            <text:p>2020-04-07</text:p>
          </table:table-cell>
          <table:table-cell office:value-type="string">
            <text:p>Panic Disorde</text:p>
          </table:table-cell>
          <table:table-cell office:value-type="string">
            <text:p>Dabur Pharma Ltd</text:p>
          </table:table-cell>
          <table:table-cell office:value-type="float" office:value="907">
            <text:p>907</text:p>
          </table:table-cell>
          <table:table-cell office:value-type="float" office:value="12857">
            <text:p>1285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7953</text:p>
          </table:table-cell>
          <table:table-cell office:value-type="string">
            <text:p>Pentasa</text:p>
          </table:table-cell>
          <table:table-cell office:value-type="date" office:date-value="2019-04-22" table:style-name="DateCell">
            <text:p>2019-04-22</text:p>
          </table:table-cell>
          <table:table-cell office:value-type="string">
            <text:p>Crohn's Disease</text:p>
          </table:table-cell>
          <table:table-cell office:value-type="string">
            <text:p>Solvay Pharma India Ltd</text:p>
          </table:table-cell>
          <table:table-cell office:value-type="float" office:value="629">
            <text:p>629</text:p>
          </table:table-cell>
          <table:table-cell office:value-type="float" office:value="8325">
            <text:p>832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7957</text:p>
          </table:table-cell>
          <table:table-cell office:value-type="string">
            <text:p>Actos</text:p>
          </table:table-cell>
          <table:table-cell office:value-type="date" office:date-value="2020-01-06" table:style-name="DateCell">
            <text:p>2020-01-06</text:p>
          </table:table-cell>
          <table:table-cell office:value-type="string">
            <text:p>Diabetes, Type 2</text:p>
          </table:table-cell>
          <table:table-cell office:value-type="string">
            <text:p>Dishman Pharmaceuticals &amp; Chemicals Ltd</text:p>
          </table:table-cell>
          <table:table-cell office:value-type="float" office:value="931">
            <text:p>931</text:p>
          </table:table-cell>
          <table:table-cell office:value-type="float" office:value="7872">
            <text:p>787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79764</text:p>
          </table:table-cell>
          <table:table-cell office:value-type="string">
            <text:p>Lexapro</text:p>
          </table:table-cell>
          <table:table-cell office:value-type="date" office:date-value="2019-04-23" table:style-name="DateCell">
            <text:p>2019-04-23</text:p>
          </table:table-cell>
          <table:table-cell office:value-type="string">
            <text:p>Depression</text:p>
          </table:table-cell>
          <table:table-cell office:value-type="string">
            <text:p>Lincoln Pharmaceuticals Ltd</text:p>
          </table:table-cell>
          <table:table-cell office:value-type="float" office:value="503">
            <text:p>503</text:p>
          </table:table-cell>
          <table:table-cell office:value-type="float" office:value="20843">
            <text:p>2084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79979</text:p>
          </table:table-cell>
          <table:table-cell office:value-type="string">
            <text:p>Venlafaxine</text:p>
          </table:table-cell>
          <table:table-cell office:value-type="date" office:date-value="2020-02-02" table:style-name="DateCell">
            <text:p>2020-02-02</text:p>
          </table:table-cell>
          <table:table-cell office:value-type="string">
            <text:p>Depression</text:p>
          </table:table-cell>
          <table:table-cell office:value-type="string">
            <text:p>R P G Life Sciences Ltd</text:p>
          </table:table-cell>
          <table:table-cell office:value-type="float" office:value="239">
            <text:p>239</text:p>
          </table:table-cell>
          <table:table-cell office:value-type="float" office:value="11040">
            <text:p>1104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80154</text:p>
          </table:table-cell>
          <table:table-cell office:value-type="string">
            <text:p>Quetiapine</text:p>
          </table:table-cell>
          <table:table-cell office:value-type="date" office:date-value="2019-07-24" table:style-name="DateCell">
            <text:p>2019-07-24</text:p>
          </table:table-cell>
          <table:table-cell office:value-type="string">
            <text:p>Bipolar Disorde</text:p>
          </table:table-cell>
          <table:table-cell office:value-type="string">
            <text:p>Solvay Pharma India Ltd</text:p>
          </table:table-cell>
          <table:table-cell office:value-type="float" office:value="508">
            <text:p>508</text:p>
          </table:table-cell>
          <table:table-cell office:value-type="float" office:value="16678">
            <text:p>1667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81313</text:p>
          </table:table-cell>
          <table:table-cell office:value-type="string">
            <text:p>Drospirenone / ethin</text:p>
          </table:table-cell>
          <table:table-cell office:value-type="date" office:date-value="2019-09-26" table:style-name="DateCell">
            <text:p>2019-09-26</text:p>
          </table:table-cell>
          <table:table-cell office:value-type="string">
            <text:p>Depression</text:p>
          </table:table-cell>
          <table:table-cell office:value-type="string">
            <text:p>Wyeth Ltd</text:p>
          </table:table-cell>
          <table:table-cell office:value-type="float" office:value="269">
            <text:p>269</text:p>
          </table:table-cell>
          <table:table-cell office:value-type="float" office:value="13968">
            <text:p>13968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181913</text:p>
          </table:table-cell>
          <table:table-cell office:value-type="string">
            <text:p>Ethinyl estradiol / </text:p>
          </table:table-cell>
          <table:table-cell office:value-type="date" office:date-value="2019-11-14" table:style-name="DateCell">
            <text:p>2019-11-14</text:p>
          </table:table-cell>
          <table:table-cell office:value-type="string">
            <text:p>Birth Control</text:p>
          </table:table-cell>
          <table:table-cell office:value-type="string">
            <text:p>Bharat Immunologicals &amp; Biologicals Corp</text:p>
          </table:table-cell>
          <table:table-cell office:value-type="float" office:value="738">
            <text:p>738</text:p>
          </table:table-cell>
          <table:table-cell office:value-type="float" office:value="18593">
            <text:p>1859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86353</text:p>
          </table:table-cell>
          <table:table-cell office:value-type="string">
            <text:p>Adapalene / benzoyl </text:p>
          </table:table-cell>
          <table:table-cell office:value-type="date" office:date-value="2020-04-11" table:style-name="DateCell">
            <text:p>2020-04-11</text:p>
          </table:table-cell>
          <table:table-cell office:value-type="string">
            <text:p>Birth Control</text:p>
          </table:table-cell>
          <table:table-cell office:value-type="string">
            <text:p>T T K Healthcare Ltd</text:p>
          </table:table-cell>
          <table:table-cell office:value-type="float" office:value="454">
            <text:p>454</text:p>
          </table:table-cell>
          <table:table-cell office:value-type="float" office:value="19850">
            <text:p>1985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86587</text:p>
          </table:table-cell>
          <table:table-cell office:value-type="string">
            <text:p>Vitamin D2</text:p>
          </table:table-cell>
          <table:table-cell office:value-type="date" office:date-value="2019-01-14" table:style-name="DateCell">
            <text:p>2019-01-14</text:p>
          </table:table-cell>
          <table:table-cell office:value-type="string">
            <text:p>Vitamin D Deficiency</text:p>
          </table:table-cell>
          <table:table-cell office:value-type="string">
            <text:p>Span Diagnostics Ltd</text:p>
          </table:table-cell>
          <table:table-cell office:value-type="float" office:value="797">
            <text:p>797</text:p>
          </table:table-cell>
          <table:table-cell office:value-type="float" office:value="8752">
            <text:p>8752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187095</text:p>
          </table:table-cell>
          <table:table-cell office:value-type="string">
            <text:p>Buprenorphine / nalo</text:p>
          </table:table-cell>
          <table:table-cell office:value-type="date" office:date-value="2019-05-26" table:style-name="DateCell">
            <text:p>2019-05-26</text:p>
          </table:table-cell>
          <table:table-cell office:value-type="string">
            <text:p>Diabetes, Type 2</text:p>
          </table:table-cell>
          <table:table-cell office:value-type="string">
            <text:p>Bharat Serums &amp; Vaccines Ltd</text:p>
          </table:table-cell>
          <table:table-cell office:value-type="float" office:value="854">
            <text:p>854</text:p>
          </table:table-cell>
          <table:table-cell office:value-type="float" office:value="22792">
            <text:p>2279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87230</text:p>
          </table:table-cell>
          <table:table-cell office:value-type="string">
            <text:p>Klonopin</text:p>
          </table:table-cell>
          <table:table-cell office:value-type="date" office:date-value="2019-03-01" table:style-name="DateCell">
            <text:p>2019-03-01</text:p>
          </table:table-cell>
          <table:table-cell office:value-type="string">
            <text:p>Bipolar Disorde</text:p>
          </table:table-cell>
          <table:table-cell office:value-type="string">
            <text:p>Panacea Biotec Ltd</text:p>
          </table:table-cell>
          <table:table-cell office:value-type="float" office:value="642">
            <text:p>642</text:p>
          </table:table-cell>
          <table:table-cell office:value-type="float" office:value="23421">
            <text:p>23421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188073</text:p>
          </table:table-cell>
          <table:table-cell office:value-type="string">
            <text:p>Gabapentin</text:p>
          </table:table-cell>
          <table:table-cell office:value-type="date" office:date-value="2019-03-20" table:style-name="DateCell">
            <text:p>2019-03-20</text:p>
          </table:table-cell>
          <table:table-cell office:value-type="string">
            <text:p>Anxiety</text:p>
          </table:table-cell>
          <table:table-cell office:value-type="string">
            <text:p>Transchem Ltd</text:p>
          </table:table-cell>
          <table:table-cell office:value-type="float" office:value="815">
            <text:p>815</text:p>
          </table:table-cell>
          <table:table-cell office:value-type="float" office:value="2159">
            <text:p>215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88604</text:p>
          </table:table-cell>
          <table:table-cell office:value-type="string">
            <text:p>Nifedipine</text:p>
          </table:table-cell>
          <table:table-cell office:value-type="date" office:date-value="2020-01-26" table:style-name="DateCell">
            <text:p>2020-01-26</text:p>
          </table:table-cell>
          <table:table-cell office:value-type="string">
            <text:p>Raynaud's Syndrome</text:p>
          </table:table-cell>
          <table:table-cell office:value-type="string">
            <text:p>Jupiter Bioscience Ltd</text:p>
          </table:table-cell>
          <table:table-cell office:value-type="float" office:value="97">
            <text:p>97</text:p>
          </table:table-cell>
          <table:table-cell office:value-type="float" office:value="10585">
            <text:p>1058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88723</text:p>
          </table:table-cell>
          <table:table-cell office:value-type="string">
            <text:p>Lisinopril</text:p>
          </table:table-cell>
          <table:table-cell office:value-type="date" office:date-value="2019-05-10" table:style-name="DateCell">
            <text:p>2019-05-10</text:p>
          </table:table-cell>
          <table:table-cell office:value-type="string">
            <text:p>Diabetic Kidney Dise</text:p>
          </table:table-cell>
          <table:table-cell office:value-type="string">
            <text:p>T T K Healthcare Ltd</text:p>
          </table:table-cell>
          <table:table-cell office:value-type="float" office:value="866">
            <text:p>866</text:p>
          </table:table-cell>
          <table:table-cell office:value-type="float" office:value="14516">
            <text:p>1451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88968</text:p>
          </table:table-cell>
          <table:table-cell office:value-type="string">
            <text:p>Microgestin Fe 1 / 2</text:p>
          </table:table-cell>
          <table:table-cell office:value-type="date" office:date-value="2019-09-07" table:style-name="DateCell">
            <text:p>2019-09-07</text:p>
          </table:table-cell>
          <table:table-cell office:value-type="string">
            <text:p>Birth Control</text:p>
          </table:table-cell>
          <table:table-cell office:value-type="string">
            <text:p>Ipca Laboratories Ltd</text:p>
          </table:table-cell>
          <table:table-cell office:value-type="float" office:value="181">
            <text:p>181</text:p>
          </table:table-cell>
          <table:table-cell office:value-type="float" office:value="13423">
            <text:p>1342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89728</text:p>
          </table:table-cell>
          <table:table-cell office:value-type="string">
            <text:p>Depo-Provera</text:p>
          </table:table-cell>
          <table:table-cell office:value-type="date" office:date-value="2019-03-03" table:style-name="DateCell">
            <text:p>2019-03-03</text:p>
          </table:table-cell>
          <table:table-cell office:value-type="string">
            <text:p>Birth Control</text:p>
          </table:table-cell>
          <table:table-cell office:value-type="string">
            <text:p>Novartis India Ltd</text:p>
          </table:table-cell>
          <table:table-cell office:value-type="float" office:value="401">
            <text:p>401</text:p>
          </table:table-cell>
          <table:table-cell office:value-type="float" office:value="13414">
            <text:p>1341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90325</text:p>
          </table:table-cell>
          <table:table-cell office:value-type="string">
            <text:p>Plan B One-Step</text:p>
          </table:table-cell>
          <table:table-cell office:value-type="date" office:date-value="2019-07-09" table:style-name="DateCell">
            <text:p>2019-07-09</text:p>
          </table:table-cell>
          <table:table-cell office:value-type="string">
            <text:p>Emergency Contracept</text:p>
          </table:table-cell>
          <table:table-cell office:value-type="string">
            <text:p>Fulford (India) Ltd</text:p>
          </table:table-cell>
          <table:table-cell office:value-type="float" office:value="50">
            <text:p>50</text:p>
          </table:table-cell>
          <table:table-cell office:value-type="float" office:value="15646">
            <text:p>15646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190527</text:p>
          </table:table-cell>
          <table:table-cell office:value-type="string">
            <text:p>Ambien</text:p>
          </table:table-cell>
          <table:table-cell office:value-type="date" office:date-value="2019-11-21" table:style-name="DateCell">
            <text:p>2019-11-21</text:p>
          </table:table-cell>
          <table:table-cell office:value-type="string">
            <text:p>Insomnia</text:p>
          </table:table-cell>
          <table:table-cell office:value-type="string">
            <text:p>Merck Ltd</text:p>
          </table:table-cell>
          <table:table-cell office:value-type="float" office:value="524">
            <text:p>524</text:p>
          </table:table-cell>
          <table:table-cell office:value-type="float" office:value="5903">
            <text:p>590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90911</text:p>
          </table:table-cell>
          <table:table-cell office:value-type="string">
            <text:p>Pitocin</text:p>
          </table:table-cell>
          <table:table-cell office:value-type="date" office:date-value="2019-06-01" table:style-name="DateCell">
            <text:p>2019-06-01</text:p>
          </table:table-cell>
          <table:table-cell office:value-type="string">
            <text:p>Labor Induction</text:p>
          </table:table-cell>
          <table:table-cell office:value-type="string">
            <text:p>Alchem International Ltd</text:p>
          </table:table-cell>
          <table:table-cell office:value-type="float" office:value="208">
            <text:p>208</text:p>
          </table:table-cell>
          <table:table-cell office:value-type="float" office:value="11608">
            <text:p>1160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91095</text:p>
          </table:table-cell>
          <table:table-cell office:value-type="string">
            <text:p>Blisovi Fe 1 / 20</text:p>
          </table:table-cell>
          <table:table-cell office:value-type="date" office:date-value="2019-05-29" table:style-name="DateCell">
            <text:p>2019-05-29</text:p>
          </table:table-cell>
          <table:table-cell office:value-type="string">
            <text:p>Birth Control</text:p>
          </table:table-cell>
          <table:table-cell office:value-type="string">
            <text:p>Surya Pharmaceutical Ltd</text:p>
          </table:table-cell>
          <table:table-cell office:value-type="float" office:value="694">
            <text:p>694</text:p>
          </table:table-cell>
          <table:table-cell office:value-type="float" office:value="1266">
            <text:p>1266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191146</text:p>
          </table:table-cell>
          <table:table-cell office:value-type="string">
            <text:p>Ethinyl estradiol / </text:p>
          </table:table-cell>
          <table:table-cell office:value-type="date" office:date-value="2019-05-10" table:style-name="DateCell">
            <text:p>2019-05-10</text:p>
          </table:table-cell>
          <table:table-cell office:value-type="string">
            <text:p>Birth Control</text:p>
          </table:table-cell>
          <table:table-cell office:value-type="string">
            <text:p>Bal Pharma Ltd</text:p>
          </table:table-cell>
          <table:table-cell office:value-type="float" office:value="259">
            <text:p>259</text:p>
          </table:table-cell>
          <table:table-cell office:value-type="float" office:value="5145">
            <text:p>514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91287</text:p>
          </table:table-cell>
          <table:table-cell office:value-type="string">
            <text:p>Levonorgestrel</text:p>
          </table:table-cell>
          <table:table-cell office:value-type="date" office:date-value="2019-12-26" table:style-name="DateCell">
            <text:p>2019-12-26</text:p>
          </table:table-cell>
          <table:table-cell office:value-type="string">
            <text:p>Emergency Contracept</text:p>
          </table:table-cell>
          <table:table-cell office:value-type="string">
            <text:p>Sun Pharmaceutical Inds</text:p>
          </table:table-cell>
          <table:table-cell office:value-type="float" office:value="629">
            <text:p>629</text:p>
          </table:table-cell>
          <table:table-cell office:value-type="float" office:value="15749">
            <text:p>1574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92374</text:p>
          </table:table-cell>
          <table:table-cell office:value-type="string">
            <text:p>Valacyclovir</text:p>
          </table:table-cell>
          <table:table-cell office:value-type="date" office:date-value="2020-04-12" table:style-name="DateCell">
            <text:p>2020-04-12</text:p>
          </table:table-cell>
          <table:table-cell office:value-type="string">
            <text:p>NULL</text:p>
          </table:table-cell>
          <table:table-cell office:value-type="string">
            <text:p>Bajaj Consumer Care Ltd</text:p>
          </table:table-cell>
          <table:table-cell office:value-type="float" office:value="952">
            <text:p>952</text:p>
          </table:table-cell>
          <table:table-cell office:value-type="float" office:value="7911">
            <text:p>791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92633</text:p>
          </table:table-cell>
          <table:table-cell office:value-type="string">
            <text:p>Levetiracetam</text:p>
          </table:table-cell>
          <table:table-cell office:value-type="date" office:date-value="2019-07-31" table:style-name="DateCell">
            <text:p>2019-07-31</text:p>
          </table:table-cell>
          <table:table-cell office:value-type="string">
            <text:p>Birth Control</text:p>
          </table:table-cell>
          <table:table-cell office:value-type="string">
            <text:p>Jagsonpal Pharmaceuticals Ltd</text:p>
          </table:table-cell>
          <table:table-cell office:value-type="float" office:value="95">
            <text:p>95</text:p>
          </table:table-cell>
          <table:table-cell office:value-type="float" office:value="10525">
            <text:p>1052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94346</text:p>
          </table:table-cell>
          <table:table-cell office:value-type="string">
            <text:p>Etonogestrel</text:p>
          </table:table-cell>
          <table:table-cell office:value-type="date" office:date-value="2019-09-11" table:style-name="DateCell">
            <text:p>2019-09-11</text:p>
          </table:table-cell>
          <table:table-cell office:value-type="string">
            <text:p>Birth Control</text:p>
          </table:table-cell>
          <table:table-cell office:value-type="string">
            <text:p>Cadila Healthcare Ltd</text:p>
          </table:table-cell>
          <table:table-cell office:value-type="float" office:value="908">
            <text:p>908</text:p>
          </table:table-cell>
          <table:table-cell office:value-type="float" office:value="13070">
            <text:p>1307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94809</text:p>
          </table:table-cell>
          <table:table-cell office:value-type="string">
            <text:p>MiraLax</text:p>
          </table:table-cell>
          <table:table-cell office:value-type="date" office:date-value="2020-04-02" table:style-name="DateCell">
            <text:p>2020-04-02</text:p>
          </table:table-cell>
          <table:table-cell office:value-type="string">
            <text:p>Constipation, Acute</text:p>
          </table:table-cell>
          <table:table-cell office:value-type="string">
            <text:p>Biddle Sawyer Ltd</text:p>
          </table:table-cell>
          <table:table-cell office:value-type="float" office:value="560">
            <text:p>560</text:p>
          </table:table-cell>
          <table:table-cell office:value-type="float" office:value="22832">
            <text:p>2283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95055</text:p>
          </table:table-cell>
          <table:table-cell office:value-type="string">
            <text:p>Bupropion</text:p>
          </table:table-cell>
          <table:table-cell office:value-type="date" office:date-value="2020-03-08" table:style-name="DateCell">
            <text:p>2020-03-08</text:p>
          </table:table-cell>
          <table:table-cell office:value-type="string">
            <text:p>Depression</text:p>
          </table:table-cell>
          <table:table-cell office:value-type="string">
            <text:p>Cooper labs</text:p>
          </table:table-cell>
          <table:table-cell office:value-type="float" office:value="431">
            <text:p>431</text:p>
          </table:table-cell>
          <table:table-cell office:value-type="float" office:value="5538">
            <text:p>553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95537</text:p>
          </table:table-cell>
          <table:table-cell office:value-type="string">
            <text:p>Lysteda</text:p>
          </table:table-cell>
          <table:table-cell office:value-type="date" office:date-value="2019-05-10" table:style-name="DateCell">
            <text:p>2019-05-10</text:p>
          </table:table-cell>
          <table:table-cell office:value-type="string">
            <text:p>Menstrual Disorders</text:p>
          </table:table-cell>
          <table:table-cell office:value-type="string">
            <text:p>Arvind Remedies Ltd</text:p>
          </table:table-cell>
          <table:table-cell office:value-type="float" office:value="508">
            <text:p>508</text:p>
          </table:table-cell>
          <table:table-cell office:value-type="float" office:value="2947">
            <text:p>294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9559</text:p>
          </table:table-cell>
          <table:table-cell office:value-type="string">
            <text:p>Lurasidone</text:p>
          </table:table-cell>
          <table:table-cell office:value-type="date" office:date-value="2019-09-22" table:style-name="DateCell">
            <text:p>2019-09-22</text:p>
          </table:table-cell>
          <table:table-cell office:value-type="string">
            <text:p>Schizophrenia</text:p>
          </table:table-cell>
          <table:table-cell office:value-type="string">
            <text:p>Ceejay Tobacco Ltd</text:p>
          </table:table-cell>
          <table:table-cell office:value-type="float" office:value="934">
            <text:p>934</text:p>
          </table:table-cell>
          <table:table-cell office:value-type="float" office:value="16582">
            <text:p>1658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96802</text:p>
          </table:table-cell>
          <table:table-cell office:value-type="string">
            <text:p>Aripiprazole</text:p>
          </table:table-cell>
          <table:table-cell office:value-type="date" office:date-value="2019-10-08" table:style-name="DateCell">
            <text:p>2019-10-08</text:p>
          </table:table-cell>
          <table:table-cell office:value-type="string">
            <text:p>Bipolar Disorde</text:p>
          </table:table-cell>
          <table:table-cell office:value-type="string">
            <text:p>Aventis Pharma Ltd</text:p>
          </table:table-cell>
          <table:table-cell office:value-type="float" office:value="834">
            <text:p>834</text:p>
          </table:table-cell>
          <table:table-cell office:value-type="float" office:value="2666">
            <text:p>266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97824</text:p>
          </table:table-cell>
          <table:table-cell office:value-type="string">
            <text:p>Gleevec</text:p>
          </table:table-cell>
          <table:table-cell office:value-type="date" office:date-value="2019-09-04" table:style-name="DateCell">
            <text:p>2019-09-04</text:p>
          </table:table-cell>
          <table:table-cell office:value-type="string">
            <text:p>Chronic Myelogenous </text:p>
          </table:table-cell>
          <table:table-cell office:value-type="string">
            <text:p>Ankur Drugs &amp; Pharma Ltd</text:p>
          </table:table-cell>
          <table:table-cell office:value-type="float" office:value="581">
            <text:p>581</text:p>
          </table:table-cell>
          <table:table-cell office:value-type="float" office:value="16333">
            <text:p>1633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98057</text:p>
          </table:table-cell>
          <table:table-cell office:value-type="string">
            <text:p>Adapalene / benzoyl </text:p>
          </table:table-cell>
          <table:table-cell office:value-type="date" office:date-value="2019-09-18" table:style-name="DateCell">
            <text:p>2019-09-18</text:p>
          </table:table-cell>
          <table:table-cell office:value-type="string">
            <text:p>Acne</text:p>
          </table:table-cell>
          <table:table-cell office:value-type="string">
            <text:p>Shasun Chemicals &amp; Drugs Ltd</text:p>
          </table:table-cell>
          <table:table-cell office:value-type="float" office:value="756">
            <text:p>756</text:p>
          </table:table-cell>
          <table:table-cell office:value-type="float" office:value="8177">
            <text:p>817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199475</text:p>
          </table:table-cell>
          <table:table-cell office:value-type="string">
            <text:p>Diazepam</text:p>
          </table:table-cell>
          <table:table-cell office:value-type="date" office:date-value="2020-03-19" table:style-name="DateCell">
            <text:p>2020-03-19</text:p>
          </table:table-cell>
          <table:table-cell office:value-type="string">
            <text:p>Meniere's Disease</text:p>
          </table:table-cell>
          <table:table-cell office:value-type="string">
            <text:p>Jagsonpal Pharmaceuticals Ltd</text:p>
          </table:table-cell>
          <table:table-cell office:value-type="float" office:value="752">
            <text:p>752</text:p>
          </table:table-cell>
          <table:table-cell office:value-type="float" office:value="13371">
            <text:p>1337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01017</text:p>
          </table:table-cell>
          <table:table-cell office:value-type="string">
            <text:p>Desvenlafaxine</text:p>
          </table:table-cell>
          <table:table-cell office:value-type="date" office:date-value="2019-04-17" table:style-name="DateCell">
            <text:p>2019-04-17</text:p>
          </table:table-cell>
          <table:table-cell office:value-type="string">
            <text:p>Pain</text:p>
          </table:table-cell>
          <table:table-cell office:value-type="string">
            <text:p>Strides Arcolab Ltd</text:p>
          </table:table-cell>
          <table:table-cell office:value-type="float" office:value="346">
            <text:p>346</text:p>
          </table:table-cell>
          <table:table-cell office:value-type="float" office:value="14913">
            <text:p>1491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01473</text:p>
          </table:table-cell>
          <table:table-cell office:value-type="string">
            <text:p>Azathioprine</text:p>
          </table:table-cell>
          <table:table-cell office:value-type="date" office:date-value="2019-07-11" table:style-name="DateCell">
            <text:p>2019-07-11</text:p>
          </table:table-cell>
          <table:table-cell office:value-type="string">
            <text:p>Vaginal Yeast Infect</text:p>
          </table:table-cell>
          <table:table-cell office:value-type="string">
            <text:p>Granules India Ltd</text:p>
          </table:table-cell>
          <table:table-cell office:value-type="float" office:value="256">
            <text:p>256</text:p>
          </table:table-cell>
          <table:table-cell office:value-type="float" office:value="9107">
            <text:p>910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01582</text:p>
          </table:table-cell>
          <table:table-cell office:value-type="string">
            <text:p>Cryselle</text:p>
          </table:table-cell>
          <table:table-cell office:value-type="date" office:date-value="2020-01-28" table:style-name="DateCell">
            <text:p>2020-01-28</text:p>
          </table:table-cell>
          <table:table-cell office:value-type="string">
            <text:p>Endometriosis</text:p>
          </table:table-cell>
          <table:table-cell office:value-type="string">
            <text:p>Alchem International Ltd</text:p>
          </table:table-cell>
          <table:table-cell office:value-type="float" office:value="537">
            <text:p>537</text:p>
          </table:table-cell>
          <table:table-cell office:value-type="float" office:value="21187">
            <text:p>2118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02002</text:p>
          </table:table-cell>
          <table:table-cell office:value-type="string">
            <text:p>Tesamorelin</text:p>
          </table:table-cell>
          <table:table-cell office:value-type="date" office:date-value="2019-11-17" table:style-name="DateCell">
            <text:p>2019-11-17</text:p>
          </table:table-cell>
          <table:table-cell office:value-type="string">
            <text:p>Lipodystrophy</text:p>
          </table:table-cell>
          <table:table-cell office:value-type="string">
            <text:p>Ambalal Sarabhai Enterprises Ltd</text:p>
          </table:table-cell>
          <table:table-cell office:value-type="float" office:value="699">
            <text:p>699</text:p>
          </table:table-cell>
          <table:table-cell office:value-type="float" office:value="3979">
            <text:p>397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04311</text:p>
          </table:table-cell>
          <table:table-cell office:value-type="string">
            <text:p>Phentermine / topira</text:p>
          </table:table-cell>
          <table:table-cell office:value-type="date" office:date-value="2020-02-10" table:style-name="DateCell">
            <text:p>2020-02-10</text:p>
          </table:table-cell>
          <table:table-cell office:value-type="string">
            <text:p>Hot Flashes</text:p>
          </table:table-cell>
          <table:table-cell office:value-type="string">
            <text:p>Aarti Drugs Ltd</text:p>
          </table:table-cell>
          <table:table-cell office:value-type="float" office:value="90">
            <text:p>90</text:p>
          </table:table-cell>
          <table:table-cell office:value-type="float" office:value="2039">
            <text:p>203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04427</text:p>
          </table:table-cell>
          <table:table-cell office:value-type="string">
            <text:p>Effexor XR</text:p>
          </table:table-cell>
          <table:table-cell office:value-type="date" office:date-value="2020-01-15" table:style-name="DateCell">
            <text:p>2020-01-15</text:p>
          </table:table-cell>
          <table:table-cell office:value-type="string">
            <text:p>Depression</text:p>
          </table:table-cell>
          <table:table-cell office:value-type="string">
            <text:p>Gufic Biosciences Ltd</text:p>
          </table:table-cell>
          <table:table-cell office:value-type="float" office:value="711">
            <text:p>711</text:p>
          </table:table-cell>
          <table:table-cell office:value-type="float" office:value="22241">
            <text:p>2224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04466</text:p>
          </table:table-cell>
          <table:table-cell office:value-type="string">
            <text:p>Depo-Provera</text:p>
          </table:table-cell>
          <table:table-cell office:value-type="date" office:date-value="2020-05-07" table:style-name="DateCell">
            <text:p>2020-05-07</text:p>
          </table:table-cell>
          <table:table-cell office:value-type="string">
            <text:p>Major Depressive Dis</text:p>
          </table:table-cell>
          <table:table-cell office:value-type="string">
            <text:p>Kopran Ltd</text:p>
          </table:table-cell>
          <table:table-cell office:value-type="float" office:value="913">
            <text:p>913</text:p>
          </table:table-cell>
          <table:table-cell office:value-type="float" office:value="1480">
            <text:p>148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05428</text:p>
          </table:table-cell>
          <table:table-cell office:value-type="string">
            <text:p>Suboxone</text:p>
          </table:table-cell>
          <table:table-cell office:value-type="date" office:date-value="2019-02-11" table:style-name="DateCell">
            <text:p>2019-02-11</text:p>
          </table:table-cell>
          <table:table-cell office:value-type="string">
            <text:p>Opiate Dependence</text:p>
          </table:table-cell>
          <table:table-cell office:value-type="string">
            <text:p>R P G Life Sciences Ltd</text:p>
          </table:table-cell>
          <table:table-cell office:value-type="float" office:value="169">
            <text:p>169</text:p>
          </table:table-cell>
          <table:table-cell office:value-type="float" office:value="624">
            <text:p>62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05505</text:p>
          </table:table-cell>
          <table:table-cell office:value-type="string">
            <text:p>Yaz</text:p>
          </table:table-cell>
          <table:table-cell office:value-type="date" office:date-value="2019-04-12" table:style-name="DateCell">
            <text:p>2019-04-12</text:p>
          </table:table-cell>
          <table:table-cell office:value-type="string">
            <text:p>Menstrual Disorders</text:p>
          </table:table-cell>
          <table:table-cell office:value-type="string">
            <text:p>Strides Arcolab Ltd</text:p>
          </table:table-cell>
          <table:table-cell office:value-type="float" office:value="445">
            <text:p>445</text:p>
          </table:table-cell>
          <table:table-cell office:value-type="float" office:value="4236">
            <text:p>423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06473</text:p>
          </table:table-cell>
          <table:table-cell office:value-type="string">
            <text:p>Acetaminophen / hydr</text:p>
          </table:table-cell>
          <table:table-cell office:value-type="date" office:date-value="2019-08-10" table:style-name="DateCell">
            <text:p>2019-08-10</text:p>
          </table:table-cell>
          <table:table-cell office:value-type="string">
            <text:p>Pain</text:p>
          </table:table-cell>
          <table:table-cell office:value-type="string">
            <text:p>Cipla Ltd</text:p>
          </table:table-cell>
          <table:table-cell office:value-type="float" office:value="108">
            <text:p>108</text:p>
          </table:table-cell>
          <table:table-cell office:value-type="float" office:value="16393">
            <text:p>1639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06605</text:p>
          </table:table-cell>
          <table:table-cell office:value-type="string">
            <text:p>Nexplanon</text:p>
          </table:table-cell>
          <table:table-cell office:value-type="date" office:date-value="2019-01-10" table:style-name="DateCell">
            <text:p>2019-01-10</text:p>
          </table:table-cell>
          <table:table-cell office:value-type="string">
            <text:p>Birth Control</text:p>
          </table:table-cell>
          <table:table-cell office:value-type="string">
            <text:p>Krebs Biochemicals &amp; Inds</text:p>
          </table:table-cell>
          <table:table-cell office:value-type="float" office:value="604">
            <text:p>604</text:p>
          </table:table-cell>
          <table:table-cell office:value-type="float" office:value="7941">
            <text:p>794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07893</text:p>
          </table:table-cell>
          <table:table-cell office:value-type="string">
            <text:p>Clindamycin</text:p>
          </table:table-cell>
          <table:table-cell office:value-type="date" office:date-value="2019-02-23" table:style-name="DateCell">
            <text:p>2019-02-23</text:p>
          </table:table-cell>
          <table:table-cell office:value-type="string">
            <text:p>Skin or Soft Tissue </text:p>
          </table:table-cell>
          <table:table-cell office:value-type="string">
            <text:p>Amrutanjan Ltd</text:p>
          </table:table-cell>
          <table:table-cell office:value-type="float" office:value="329">
            <text:p>329</text:p>
          </table:table-cell>
          <table:table-cell office:value-type="float" office:value="9375">
            <text:p>9375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207923</text:p>
          </table:table-cell>
          <table:table-cell office:value-type="string">
            <text:p>Aripiprazole</text:p>
          </table:table-cell>
          <table:table-cell office:value-type="date" office:date-value="2019-03-16" table:style-name="DateCell">
            <text:p>2019-03-16</text:p>
          </table:table-cell>
          <table:table-cell office:value-type="string">
            <text:p>Bipolar Disorde</text:p>
          </table:table-cell>
          <table:table-cell office:value-type="string">
            <text:p>Wyeth Ltd</text:p>
          </table:table-cell>
          <table:table-cell office:value-type="float" office:value="861">
            <text:p>861</text:p>
          </table:table-cell>
          <table:table-cell office:value-type="float" office:value="19638">
            <text:p>1963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08087</text:p>
          </table:table-cell>
          <table:table-cell office:value-type="string">
            <text:p>Tioconazole</text:p>
          </table:table-cell>
          <table:table-cell office:value-type="date" office:date-value="2019-11-09" table:style-name="DateCell">
            <text:p>2019-11-09</text:p>
          </table:table-cell>
          <table:table-cell office:value-type="string">
            <text:p>Vaginal Yeast Infect</text:p>
          </table:table-cell>
          <table:table-cell office:value-type="string">
            <text:p>Lupin Ltd</text:p>
          </table:table-cell>
          <table:table-cell office:value-type="float" office:value="290">
            <text:p>290</text:p>
          </table:table-cell>
          <table:table-cell office:value-type="float" office:value="17820">
            <text:p>1782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09386</text:p>
          </table:table-cell>
          <table:table-cell office:value-type="string">
            <text:p>Ortho Tri-Cyclen Lo</text:p>
          </table:table-cell>
          <table:table-cell office:value-type="date" office:date-value="2019-12-06" table:style-name="DateCell">
            <text:p>2019-12-06</text:p>
          </table:table-cell>
          <table:table-cell office:value-type="string">
            <text:p>Birth Control</text:p>
          </table:table-cell>
          <table:table-cell office:value-type="string">
            <text:p>Bajaj Consumer Care Ltd</text:p>
          </table:table-cell>
          <table:table-cell office:value-type="float" office:value="533">
            <text:p>533</text:p>
          </table:table-cell>
          <table:table-cell office:value-type="float" office:value="22232">
            <text:p>2223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10167</text:p>
          </table:table-cell>
          <table:table-cell office:value-type="string">
            <text:p>Quetiapine</text:p>
          </table:table-cell>
          <table:table-cell office:value-type="date" office:date-value="2019-07-17" table:style-name="DateCell">
            <text:p>2019-07-17</text:p>
          </table:table-cell>
          <table:table-cell office:value-type="string">
            <text:p>Generalized Anxiety </text:p>
          </table:table-cell>
          <table:table-cell office:value-type="string">
            <text:p>Venkat Pharma Ltd</text:p>
          </table:table-cell>
          <table:table-cell office:value-type="float" office:value="245">
            <text:p>245</text:p>
          </table:table-cell>
          <table:table-cell office:value-type="float" office:value="22223">
            <text:p>2222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11675</text:p>
          </table:table-cell>
          <table:table-cell office:value-type="string">
            <text:p>Ciprofloxacin</text:p>
          </table:table-cell>
          <table:table-cell office:value-type="date" office:date-value="2019-02-13" table:style-name="DateCell">
            <text:p>2019-02-13</text:p>
          </table:table-cell>
          <table:table-cell office:value-type="string">
            <text:p>Urinary Tract Infect</text:p>
          </table:table-cell>
          <table:table-cell office:value-type="string">
            <text:p>Shasun Chemicals &amp; Drugs Ltd</text:p>
          </table:table-cell>
          <table:table-cell office:value-type="float" office:value="635">
            <text:p>635</text:p>
          </table:table-cell>
          <table:table-cell office:value-type="float" office:value="13262">
            <text:p>13262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213376</text:p>
          </table:table-cell>
          <table:table-cell office:value-type="string">
            <text:p>Phenazopyridine</text:p>
          </table:table-cell>
          <table:table-cell office:value-type="date" office:date-value="2020-03-06" table:style-name="DateCell">
            <text:p>2020-03-06</text:p>
          </table:table-cell>
          <table:table-cell office:value-type="string">
            <text:p>Interstitial Cystiti</text:p>
          </table:table-cell>
          <table:table-cell office:value-type="string">
            <text:p>Matrix Laboratories Ltd</text:p>
          </table:table-cell>
          <table:table-cell office:value-type="float" office:value="428">
            <text:p>428</text:p>
          </table:table-cell>
          <table:table-cell office:value-type="float" office:value="899">
            <text:p>89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13569</text:p>
          </table:table-cell>
          <table:table-cell office:value-type="string">
            <text:p>Phentermine</text:p>
          </table:table-cell>
          <table:table-cell office:value-type="date" office:date-value="2019-08-10" table:style-name="DateCell">
            <text:p>2019-08-10</text:p>
          </table:table-cell>
          <table:table-cell office:value-type="string">
            <text:p>Obesity</text:p>
          </table:table-cell>
          <table:table-cell office:value-type="string">
            <text:p>Transchem Ltd</text:p>
          </table:table-cell>
          <table:table-cell office:value-type="float" office:value="761">
            <text:p>761</text:p>
          </table:table-cell>
          <table:table-cell office:value-type="float" office:value="6154">
            <text:p>615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14067</text:p>
          </table:table-cell>
          <table:table-cell office:value-type="string">
            <text:p>Asenapine</text:p>
          </table:table-cell>
          <table:table-cell office:value-type="date" office:date-value="2019-01-06" table:style-name="DateCell">
            <text:p>2019-01-06</text:p>
          </table:table-cell>
          <table:table-cell office:value-type="string">
            <text:p>Bipolar Disorde</text:p>
          </table:table-cell>
          <table:table-cell office:value-type="string">
            <text:p>Vivimed Labs Ltd</text:p>
          </table:table-cell>
          <table:table-cell office:value-type="float" office:value="214">
            <text:p>214</text:p>
          </table:table-cell>
          <table:table-cell office:value-type="float" office:value="4269">
            <text:p>4269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214538</text:p>
          </table:table-cell>
          <table:table-cell office:value-type="string">
            <text:p>Sertraline</text:p>
          </table:table-cell>
          <table:table-cell office:value-type="date" office:date-value="2019-01-31" table:style-name="DateCell">
            <text:p>2019-01-31</text:p>
          </table:table-cell>
          <table:table-cell office:value-type="string">
            <text:p>Birth Control</text:p>
          </table:table-cell>
          <table:table-cell office:value-type="string">
            <text:p>Core Healthcare Ltd</text:p>
          </table:table-cell>
          <table:table-cell office:value-type="float" office:value="354">
            <text:p>354</text:p>
          </table:table-cell>
          <table:table-cell office:value-type="float" office:value="2491">
            <text:p>2491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214584</text:p>
          </table:table-cell>
          <table:table-cell office:value-type="string">
            <text:p>Levitra</text:p>
          </table:table-cell>
          <table:table-cell office:value-type="date" office:date-value="2019-10-09" table:style-name="DateCell">
            <text:p>2019-10-09</text:p>
          </table:table-cell>
          <table:table-cell office:value-type="string">
            <text:p>Panic Disorde</text:p>
          </table:table-cell>
          <table:table-cell office:value-type="string">
            <text:p>Dishman Pharmaceuticals &amp; Chemicals Ltd</text:p>
          </table:table-cell>
          <table:table-cell office:value-type="float" office:value="459">
            <text:p>459</text:p>
          </table:table-cell>
          <table:table-cell office:value-type="float" office:value="16433">
            <text:p>1643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14843</text:p>
          </table:table-cell>
          <table:table-cell office:value-type="string">
            <text:p>Pazopanib</text:p>
          </table:table-cell>
          <table:table-cell office:value-type="date" office:date-value="2019-04-03" table:style-name="DateCell">
            <text:p>2019-04-03</text:p>
          </table:table-cell>
          <table:table-cell office:value-type="string">
            <text:p>Soft Tissue Sarcoma</text:p>
          </table:table-cell>
          <table:table-cell office:value-type="string">
            <text:p>Li Taka Pharmaceuticals Ltd</text:p>
          </table:table-cell>
          <table:table-cell office:value-type="float" office:value="219">
            <text:p>219</text:p>
          </table:table-cell>
          <table:table-cell office:value-type="float" office:value="8754">
            <text:p>8754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215685</text:p>
          </table:table-cell>
          <table:table-cell office:value-type="string">
            <text:p>Escitalopram</text:p>
          </table:table-cell>
          <table:table-cell office:value-type="date" office:date-value="2019-11-12" table:style-name="DateCell">
            <text:p>2019-11-12</text:p>
          </table:table-cell>
          <table:table-cell office:value-type="string">
            <text:p>ADHD</text:p>
          </table:table-cell>
          <table:table-cell office:value-type="string">
            <text:p>Aventis Pharma Ltd</text:p>
          </table:table-cell>
          <table:table-cell office:value-type="float" office:value="342">
            <text:p>342</text:p>
          </table:table-cell>
          <table:table-cell office:value-type="float" office:value="15292">
            <text:p>1529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15782</text:p>
          </table:table-cell>
          <table:table-cell office:value-type="string">
            <text:p>Tylenol with Codeine</text:p>
          </table:table-cell>
          <table:table-cell office:value-type="date" office:date-value="2020-02-24" table:style-name="DateCell">
            <text:p>2020-02-24</text:p>
          </table:table-cell>
          <table:table-cell office:value-type="string">
            <text:p>Migraine Prevention</text:p>
          </table:table-cell>
          <table:table-cell office:value-type="string">
            <text:p>Alembic Ltd</text:p>
          </table:table-cell>
          <table:table-cell office:value-type="float" office:value="266">
            <text:p>266</text:p>
          </table:table-cell>
          <table:table-cell office:value-type="float" office:value="620">
            <text:p>62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15892</text:p>
          </table:table-cell>
          <table:table-cell office:value-type="string">
            <text:p>Orthovisc</text:p>
          </table:table-cell>
          <table:table-cell office:value-type="date" office:date-value="2019-09-17" table:style-name="DateCell">
            <text:p>2019-09-17</text:p>
          </table:table-cell>
          <table:table-cell office:value-type="string">
            <text:p>Osteoarthritis</text:p>
          </table:table-cell>
          <table:table-cell office:value-type="string">
            <text:p>Cadila Healthcare Ltd</text:p>
          </table:table-cell>
          <table:table-cell office:value-type="float" office:value="296">
            <text:p>296</text:p>
          </table:table-cell>
          <table:table-cell office:value-type="float" office:value="6341">
            <text:p>634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17603</text:p>
          </table:table-cell>
          <table:table-cell office:value-type="string">
            <text:p>Clotrimazole</text:p>
          </table:table-cell>
          <table:table-cell office:value-type="date" office:date-value="2019-12-30" table:style-name="DateCell">
            <text:p>2019-12-30</text:p>
          </table:table-cell>
          <table:table-cell office:value-type="string">
            <text:p>Oral Thrush</text:p>
          </table:table-cell>
          <table:table-cell office:value-type="string">
            <text:p>Suven Life Sciences Ltd</text:p>
          </table:table-cell>
          <table:table-cell office:value-type="float" office:value="68">
            <text:p>68</text:p>
          </table:table-cell>
          <table:table-cell office:value-type="float" office:value="7130">
            <text:p>713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1821</text:p>
          </table:table-cell>
          <table:table-cell office:value-type="string">
            <text:p>Tioconazole</text:p>
          </table:table-cell>
          <table:table-cell office:value-type="date" office:date-value="2020-02-13" table:style-name="DateCell">
            <text:p>2020-02-13</text:p>
          </table:table-cell>
          <table:table-cell office:value-type="string">
            <text:p>Birth Control</text:p>
          </table:table-cell>
          <table:table-cell office:value-type="string">
            <text:p>U S V Ltd</text:p>
          </table:table-cell>
          <table:table-cell office:value-type="float" office:value="379">
            <text:p>379</text:p>
          </table:table-cell>
          <table:table-cell office:value-type="float" office:value="12991">
            <text:p>1299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18886</text:p>
          </table:table-cell>
          <table:table-cell office:value-type="string">
            <text:p>Prozac</text:p>
          </table:table-cell>
          <table:table-cell office:value-type="date" office:date-value="2020-05-05" table:style-name="DateCell">
            <text:p>2020-05-05</text:p>
          </table:table-cell>
          <table:table-cell office:value-type="string">
            <text:p>Pain</text:p>
          </table:table-cell>
          <table:table-cell office:value-type="string">
            <text:p>Aurobindo Pharma Ltd</text:p>
          </table:table-cell>
          <table:table-cell office:value-type="float" office:value="619">
            <text:p>619</text:p>
          </table:table-cell>
          <table:table-cell office:value-type="float" office:value="15191">
            <text:p>1519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19567</text:p>
          </table:table-cell>
          <table:table-cell office:value-type="string">
            <text:p>Duloxetine</text:p>
          </table:table-cell>
          <table:table-cell office:value-type="date" office:date-value="2020-01-03" table:style-name="DateCell">
            <text:p>2020-01-03</text:p>
          </table:table-cell>
          <table:table-cell office:value-type="string">
            <text:p>Pain</text:p>
          </table:table-cell>
          <table:table-cell office:value-type="string">
            <text:p>Neuland Laboratories Ltd</text:p>
          </table:table-cell>
          <table:table-cell office:value-type="float" office:value="738">
            <text:p>738</text:p>
          </table:table-cell>
          <table:table-cell office:value-type="float" office:value="12417">
            <text:p>1241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19697</text:p>
          </table:table-cell>
          <table:table-cell office:value-type="string">
            <text:p>BuSpar</text:p>
          </table:table-cell>
          <table:table-cell office:value-type="date" office:date-value="2019-06-13" table:style-name="DateCell">
            <text:p>2019-06-13</text:p>
          </table:table-cell>
          <table:table-cell office:value-type="string">
            <text:p>Bipolar Disorde</text:p>
          </table:table-cell>
          <table:table-cell office:value-type="string">
            <text:p>Torrent Pharmaceuticals Ltd</text:p>
          </table:table-cell>
          <table:table-cell office:value-type="float" office:value="743">
            <text:p>743</text:p>
          </table:table-cell>
          <table:table-cell office:value-type="float" office:value="12992">
            <text:p>1299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1339</text:p>
          </table:table-cell>
          <table:table-cell office:value-type="string">
            <text:p>Vilazodone</text:p>
          </table:table-cell>
          <table:table-cell office:value-type="date" office:date-value="2019-12-12" table:style-name="DateCell">
            <text:p>2019-12-12</text:p>
          </table:table-cell>
          <table:table-cell office:value-type="string">
            <text:p>Depression</text:p>
          </table:table-cell>
          <table:table-cell office:value-type="string">
            <text:p>Wyeth Ltd</text:p>
          </table:table-cell>
          <table:table-cell office:value-type="float" office:value="532">
            <text:p>532</text:p>
          </table:table-cell>
          <table:table-cell office:value-type="float" office:value="7995">
            <text:p>799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1626</text:p>
          </table:table-cell>
          <table:table-cell office:value-type="string">
            <text:p>Clonazepam</text:p>
          </table:table-cell>
          <table:table-cell office:value-type="date" office:date-value="2019-10-04" table:style-name="DateCell">
            <text:p>2019-10-04</text:p>
          </table:table-cell>
          <table:table-cell office:value-type="string">
            <text:p>Anxiety</text:p>
          </table:table-cell>
          <table:table-cell office:value-type="string">
            <text:p>Johnson &amp; Johnson</text:p>
          </table:table-cell>
          <table:table-cell office:value-type="float" office:value="418">
            <text:p>418</text:p>
          </table:table-cell>
          <table:table-cell office:value-type="float" office:value="17702">
            <text:p>1770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2701</text:p>
          </table:table-cell>
          <table:table-cell office:value-type="string">
            <text:p>Nucynta ER</text:p>
          </table:table-cell>
          <table:table-cell office:value-type="date" office:date-value="2019-07-16" table:style-name="DateCell">
            <text:p>2019-07-16</text:p>
          </table:table-cell>
          <table:table-cell office:value-type="string">
            <text:p>Diabetes, Type 1</text:p>
          </table:table-cell>
          <table:table-cell office:value-type="string">
            <text:p>Cadila Healthcare Ltd</text:p>
          </table:table-cell>
          <table:table-cell office:value-type="float" office:value="859">
            <text:p>859</text:p>
          </table:table-cell>
          <table:table-cell office:value-type="float" office:value="15799">
            <text:p>1579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3117</text:p>
          </table:table-cell>
          <table:table-cell office:value-type="string">
            <text:p>Levonorgestrel</text:p>
          </table:table-cell>
          <table:table-cell office:value-type="date" office:date-value="2019-05-02" table:style-name="DateCell">
            <text:p>2019-05-02</text:p>
          </table:table-cell>
          <table:table-cell office:value-type="string">
            <text:p>Birth Control</text:p>
          </table:table-cell>
          <table:table-cell office:value-type="string">
            <text:p>Neuland Laboratories Ltd</text:p>
          </table:table-cell>
          <table:table-cell office:value-type="float" office:value="471">
            <text:p>471</text:p>
          </table:table-cell>
          <table:table-cell office:value-type="float" office:value="5883">
            <text:p>588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3540</text:p>
          </table:table-cell>
          <table:table-cell office:value-type="string">
            <text:p>Spironolactone</text:p>
          </table:table-cell>
          <table:table-cell office:value-type="date" office:date-value="2019-01-21" table:style-name="DateCell">
            <text:p>2019-01-21</text:p>
          </table:table-cell>
          <table:table-cell office:value-type="string">
            <text:p>Acne</text:p>
          </table:table-cell>
          <table:table-cell office:value-type="string">
            <text:p>Nicholas Piramal India Ltd</text:p>
          </table:table-cell>
          <table:table-cell office:value-type="float" office:value="404">
            <text:p>404</text:p>
          </table:table-cell>
          <table:table-cell office:value-type="float" office:value="7893">
            <text:p>789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4041</text:p>
          </table:table-cell>
          <table:table-cell office:value-type="string">
            <text:p>Symbyax</text:p>
          </table:table-cell>
          <table:table-cell office:value-type="date" office:date-value="2019-01-09" table:style-name="DateCell">
            <text:p>2019-01-09</text:p>
          </table:table-cell>
          <table:table-cell office:value-type="string">
            <text:p>Bipolar Disorde</text:p>
          </table:table-cell>
          <table:table-cell office:value-type="string">
            <text:p>Themis Medicare Ltd</text:p>
          </table:table-cell>
          <table:table-cell office:value-type="float" office:value="868">
            <text:p>868</text:p>
          </table:table-cell>
          <table:table-cell office:value-type="float" office:value="13921">
            <text:p>1392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4062</text:p>
          </table:table-cell>
          <table:table-cell office:value-type="string">
            <text:p>BuSpar</text:p>
          </table:table-cell>
          <table:table-cell office:value-type="date" office:date-value="2019-09-27" table:style-name="DateCell">
            <text:p>2019-09-27</text:p>
          </table:table-cell>
          <table:table-cell office:value-type="string">
            <text:p>Interstitial Cystiti</text:p>
          </table:table-cell>
          <table:table-cell office:value-type="string">
            <text:p>Sun Pharmaceutical Inds</text:p>
          </table:table-cell>
          <table:table-cell office:value-type="float" office:value="70">
            <text:p>70</text:p>
          </table:table-cell>
          <table:table-cell office:value-type="float" office:value="19717">
            <text:p>1971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4823</text:p>
          </table:table-cell>
          <table:table-cell office:value-type="string">
            <text:p>Liraglutide</text:p>
          </table:table-cell>
          <table:table-cell office:value-type="date" office:date-value="2020-05-02" table:style-name="DateCell">
            <text:p>2020-05-02</text:p>
          </table:table-cell>
          <table:table-cell office:value-type="string">
            <text:p>Smoking Cessation</text:p>
          </table:table-cell>
          <table:table-cell office:value-type="string">
            <text:p>Pfizer Ltd</text:p>
          </table:table-cell>
          <table:table-cell office:value-type="float" office:value="932">
            <text:p>932</text:p>
          </table:table-cell>
          <table:table-cell office:value-type="float" office:value="2271">
            <text:p>227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4904</text:p>
          </table:table-cell>
          <table:table-cell office:value-type="string">
            <text:p>Safyral</text:p>
          </table:table-cell>
          <table:table-cell office:value-type="date" office:date-value="2019-07-23" table:style-name="DateCell">
            <text:p>2019-07-23</text:p>
          </table:table-cell>
          <table:table-cell office:value-type="string">
            <text:p>Depression</text:p>
          </table:table-cell>
          <table:table-cell office:value-type="string">
            <text:p>Intas Pharmaceuticals Ltd</text:p>
          </table:table-cell>
          <table:table-cell office:value-type="float" office:value="544">
            <text:p>544</text:p>
          </table:table-cell>
          <table:table-cell office:value-type="float" office:value="16106">
            <text:p>1610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5258</text:p>
          </table:table-cell>
          <table:table-cell office:value-type="string">
            <text:p>Effexor XR</text:p>
          </table:table-cell>
          <table:table-cell office:value-type="date" office:date-value="2019-08-08" table:style-name="DateCell">
            <text:p>2019-08-08</text:p>
          </table:table-cell>
          <table:table-cell office:value-type="string">
            <text:p>Weight Loss</text:p>
          </table:table-cell>
          <table:table-cell office:value-type="string">
            <text:p>Merck Ltd</text:p>
          </table:table-cell>
          <table:table-cell office:value-type="float" office:value="790">
            <text:p>790</text:p>
          </table:table-cell>
          <table:table-cell office:value-type="float" office:value="19024">
            <text:p>1902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5775</text:p>
          </table:table-cell>
          <table:table-cell office:value-type="string">
            <text:p>Implanon</text:p>
          </table:table-cell>
          <table:table-cell office:value-type="date" office:date-value="2019-01-26" table:style-name="DateCell">
            <text:p>2019-01-26</text:p>
          </table:table-cell>
          <table:table-cell office:value-type="string">
            <text:p>Birth Control</text:p>
          </table:table-cell>
          <table:table-cell office:value-type="string">
            <text:p>Solvay Pharma India Ltd</text:p>
          </table:table-cell>
          <table:table-cell office:value-type="float" office:value="258">
            <text:p>258</text:p>
          </table:table-cell>
          <table:table-cell office:value-type="float" office:value="4080">
            <text:p>408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5793</text:p>
          </table:table-cell>
          <table:table-cell office:value-type="string">
            <text:p>Zoloft</text:p>
          </table:table-cell>
          <table:table-cell office:value-type="date" office:date-value="2019-09-17" table:style-name="DateCell">
            <text:p>2019-09-17</text:p>
          </table:table-cell>
          <table:table-cell office:value-type="string">
            <text:p>Cough and Nasal Cong</text:p>
          </table:table-cell>
          <table:table-cell office:value-type="string">
            <text:p>Shasun Chemicals &amp; Drugs Ltd</text:p>
          </table:table-cell>
          <table:table-cell office:value-type="float" office:value="466">
            <text:p>466</text:p>
          </table:table-cell>
          <table:table-cell office:value-type="float" office:value="596">
            <text:p>59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6299</text:p>
          </table:table-cell>
          <table:table-cell office:value-type="string">
            <text:p>Aubra</text:p>
          </table:table-cell>
          <table:table-cell office:value-type="date" office:date-value="2019-03-19" table:style-name="DateCell">
            <text:p>2019-03-19</text:p>
          </table:table-cell>
          <table:table-cell office:value-type="string">
            <text:p>Birth Control</text:p>
          </table:table-cell>
          <table:table-cell office:value-type="string">
            <text:p>Arvind Remedies Ltd</text:p>
          </table:table-cell>
          <table:table-cell office:value-type="float" office:value="106">
            <text:p>106</text:p>
          </table:table-cell>
          <table:table-cell office:value-type="float" office:value="22089">
            <text:p>2208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7136</text:p>
          </table:table-cell>
          <table:table-cell office:value-type="string">
            <text:p>Aviane</text:p>
          </table:table-cell>
          <table:table-cell office:value-type="date" office:date-value="2019-02-08" table:style-name="DateCell">
            <text:p>2019-02-08</text:p>
          </table:table-cell>
          <table:table-cell office:value-type="string">
            <text:p>Birth Control</text:p>
          </table:table-cell>
          <table:table-cell office:value-type="string">
            <text:p>Amrutanjan Ltd</text:p>
          </table:table-cell>
          <table:table-cell office:value-type="float" office:value="208">
            <text:p>208</text:p>
          </table:table-cell>
          <table:table-cell office:value-type="float" office:value="21234">
            <text:p>2123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756</text:p>
          </table:table-cell>
          <table:table-cell office:value-type="string">
            <text:p>Denosumab</text:p>
          </table:table-cell>
          <table:table-cell office:value-type="date" office:date-value="2020-02-20" table:style-name="DateCell">
            <text:p>2020-02-20</text:p>
          </table:table-cell>
          <table:table-cell office:value-type="string">
            <text:p>Osteoporosis</text:p>
          </table:table-cell>
          <table:table-cell office:value-type="string">
            <text:p>Cipla Ltd</text:p>
          </table:table-cell>
          <table:table-cell office:value-type="float" office:value="608">
            <text:p>608</text:p>
          </table:table-cell>
          <table:table-cell office:value-type="float" office:value="4936">
            <text:p>493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9572</text:p>
          </table:table-cell>
          <table:table-cell office:value-type="string">
            <text:p>Tamsulosin</text:p>
          </table:table-cell>
          <table:table-cell office:value-type="date" office:date-value="2019-12-30" table:style-name="DateCell">
            <text:p>2019-12-30</text:p>
          </table:table-cell>
          <table:table-cell office:value-type="string">
            <text:p>Benign Prostatic Hyp</text:p>
          </table:table-cell>
          <table:table-cell office:value-type="string">
            <text:p>Bharat Serums &amp; Vaccines Ltd</text:p>
          </table:table-cell>
          <table:table-cell office:value-type="float" office:value="766">
            <text:p>766</text:p>
          </table:table-cell>
          <table:table-cell office:value-type="float" office:value="20293">
            <text:p>2029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9587</text:p>
          </table:table-cell>
          <table:table-cell office:value-type="string">
            <text:p>Nexplanon</text:p>
          </table:table-cell>
          <table:table-cell office:value-type="date" office:date-value="2019-05-13" table:style-name="DateCell">
            <text:p>2019-05-13</text:p>
          </table:table-cell>
          <table:table-cell office:value-type="string">
            <text:p>Birth Control</text:p>
          </table:table-cell>
          <table:table-cell office:value-type="string">
            <text:p>Arvind Remedies Ltd</text:p>
          </table:table-cell>
          <table:table-cell office:value-type="float" office:value="442">
            <text:p>442</text:p>
          </table:table-cell>
          <table:table-cell office:value-type="float" office:value="8469">
            <text:p>846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9975</text:p>
          </table:table-cell>
          <table:table-cell office:value-type="string">
            <text:p>Nuvigil</text:p>
          </table:table-cell>
          <table:table-cell office:value-type="date" office:date-value="2019-09-18" table:style-name="DateCell">
            <text:p>2019-09-18</text:p>
          </table:table-cell>
          <table:table-cell office:value-type="string">
            <text:p>Narcolepsy</text:p>
          </table:table-cell>
          <table:table-cell office:value-type="string">
            <text:p>J B Chemicals &amp; Pharmaceuticals Ltd</text:p>
          </table:table-cell>
          <table:table-cell office:value-type="float" office:value="964">
            <text:p>964</text:p>
          </table:table-cell>
          <table:table-cell office:value-type="float" office:value="7499">
            <text:p>749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29996</text:p>
          </table:table-cell>
          <table:table-cell office:value-type="string">
            <text:p>Nitrofurantoin</text:p>
          </table:table-cell>
          <table:table-cell office:value-type="date" office:date-value="2019-01-26" table:style-name="DateCell">
            <text:p>2019-01-26</text:p>
          </table:table-cell>
          <table:table-cell office:value-type="string">
            <text:p>Bladder Infection</text:p>
          </table:table-cell>
          <table:table-cell office:value-type="string">
            <text:p>Core Healthcare Ltd</text:p>
          </table:table-cell>
          <table:table-cell office:value-type="float" office:value="78">
            <text:p>78</text:p>
          </table:table-cell>
          <table:table-cell office:value-type="float" office:value="23284">
            <text:p>2328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30361</text:p>
          </table:table-cell>
          <table:table-cell office:value-type="string">
            <text:p>Topiramate</text:p>
          </table:table-cell>
          <table:table-cell office:value-type="date" office:date-value="2020-01-10" table:style-name="DateCell">
            <text:p>2020-01-10</text:p>
          </table:table-cell>
          <table:table-cell office:value-type="string">
            <text:p>Migraine Prevention</text:p>
          </table:table-cell>
          <table:table-cell office:value-type="string">
            <text:p>Fulford (India) Ltd</text:p>
          </table:table-cell>
          <table:table-cell office:value-type="float" office:value="267">
            <text:p>267</text:p>
          </table:table-cell>
          <table:table-cell office:value-type="float" office:value="534">
            <text:p>534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230576</text:p>
          </table:table-cell>
          <table:table-cell office:value-type="string">
            <text:p>Motrin IB</text:p>
          </table:table-cell>
          <table:table-cell office:value-type="date" office:date-value="2020-02-12" table:style-name="DateCell">
            <text:p>2020-02-12</text:p>
          </table:table-cell>
          <table:table-cell office:value-type="string">
            <text:p>Depression</text:p>
          </table:table-cell>
          <table:table-cell office:value-type="string">
            <text:p>Themis Medicare Ltd</text:p>
          </table:table-cell>
          <table:table-cell office:value-type="float" office:value="784">
            <text:p>784</text:p>
          </table:table-cell>
          <table:table-cell office:value-type="float" office:value="9677">
            <text:p>9677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230601</text:p>
          </table:table-cell>
          <table:table-cell office:value-type="string">
            <text:p>Estradiol</text:p>
          </table:table-cell>
          <table:table-cell office:value-type="date" office:date-value="2019-11-10" table:style-name="DateCell">
            <text:p>2019-11-10</text:p>
          </table:table-cell>
          <table:table-cell office:value-type="string">
            <text:p>Postmenopausal Sympt</text:p>
          </table:table-cell>
          <table:table-cell office:value-type="string">
            <text:p>Unichem Laboratories Ltd</text:p>
          </table:table-cell>
          <table:table-cell office:value-type="float" office:value="418">
            <text:p>418</text:p>
          </table:table-cell>
          <table:table-cell office:value-type="float" office:value="15598">
            <text:p>1559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31397</text:p>
          </table:table-cell>
          <table:table-cell office:value-type="string">
            <text:p>Levonorgestrel</text:p>
          </table:table-cell>
          <table:table-cell office:value-type="date" office:date-value="2019-09-19" table:style-name="DateCell">
            <text:p>2019-09-19</text:p>
          </table:table-cell>
          <table:table-cell office:value-type="string">
            <text:p>Emergency Contracept</text:p>
          </table:table-cell>
          <table:table-cell office:value-type="string">
            <text:p>Novartis India Ltd</text:p>
          </table:table-cell>
          <table:table-cell office:value-type="float" office:value="448">
            <text:p>448</text:p>
          </table:table-cell>
          <table:table-cell office:value-type="float" office:value="8979">
            <text:p>897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3295</text:p>
          </table:table-cell>
          <table:table-cell office:value-type="string">
            <text:p>Marezine</text:p>
          </table:table-cell>
          <table:table-cell office:value-type="date" office:date-value="2020-01-13" table:style-name="DateCell">
            <text:p>2020-01-13</text:p>
          </table:table-cell>
          <table:table-cell office:value-type="string">
            <text:p>Motion Sickness</text:p>
          </table:table-cell>
          <table:table-cell office:value-type="string">
            <text:p>Sun Pharmaceutical Inds</text:p>
          </table:table-cell>
          <table:table-cell office:value-type="float" office:value="497">
            <text:p>497</text:p>
          </table:table-cell>
          <table:table-cell office:value-type="float" office:value="10901">
            <text:p>1090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4298</text:p>
          </table:table-cell>
          <table:table-cell office:value-type="string">
            <text:p>Prenatal Plus</text:p>
          </table:table-cell>
          <table:table-cell office:value-type="date" office:date-value="2019-02-19" table:style-name="DateCell">
            <text:p>2019-02-19</text:p>
          </table:table-cell>
          <table:table-cell office:value-type="string">
            <text:p>Vitamin/Mineral Supp</text:p>
          </table:table-cell>
          <table:table-cell office:value-type="string">
            <text:p>Makers Laboratories Ltd</text:p>
          </table:table-cell>
          <table:table-cell office:value-type="float" office:value="352">
            <text:p>352</text:p>
          </table:table-cell>
          <table:table-cell office:value-type="float" office:value="10319">
            <text:p>1031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4509</text:p>
          </table:table-cell>
          <table:table-cell office:value-type="string">
            <text:p>Ambien</text:p>
          </table:table-cell>
          <table:table-cell office:value-type="date" office:date-value="2019-05-09" table:style-name="DateCell">
            <text:p>2019-05-09</text:p>
          </table:table-cell>
          <table:table-cell office:value-type="string">
            <text:p>Insomnia</text:p>
          </table:table-cell>
          <table:table-cell office:value-type="string">
            <text:p>Torrent Gujarat Biotech Ltd</text:p>
          </table:table-cell>
          <table:table-cell office:value-type="float" office:value="805">
            <text:p>805</text:p>
          </table:table-cell>
          <table:table-cell office:value-type="float" office:value="12890">
            <text:p>1289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5240</text:p>
          </table:table-cell>
          <table:table-cell office:value-type="string">
            <text:p>Microgestin Fe 1.5 /</text:p>
          </table:table-cell>
          <table:table-cell office:value-type="date" office:date-value="2019-03-25" table:style-name="DateCell">
            <text:p>2019-03-25</text:p>
          </table:table-cell>
          <table:table-cell office:value-type="string">
            <text:p>Birth Control</text:p>
          </table:table-cell>
          <table:table-cell office:value-type="string">
            <text:p>Morepen Laboratories Ltd</text:p>
          </table:table-cell>
          <table:table-cell office:value-type="float" office:value="197">
            <text:p>197</text:p>
          </table:table-cell>
          <table:table-cell office:value-type="float" office:value="5071">
            <text:p>5071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26989</text:p>
          </table:table-cell>
          <table:table-cell office:value-type="string">
            <text:p>Zoloft</text:p>
          </table:table-cell>
          <table:table-cell office:value-type="date" office:date-value="2019-09-28" table:style-name="DateCell">
            <text:p>2019-09-28</text:p>
          </table:table-cell>
          <table:table-cell office:value-type="string">
            <text:p>Depression</text:p>
          </table:table-cell>
          <table:table-cell office:value-type="string">
            <text:p>Hiran Orgochem Ltd</text:p>
          </table:table-cell>
          <table:table-cell office:value-type="float" office:value="858">
            <text:p>858</text:p>
          </table:table-cell>
          <table:table-cell office:value-type="float" office:value="1263">
            <text:p>126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7607</text:p>
          </table:table-cell>
          <table:table-cell office:value-type="string">
            <text:p>EnteraGam</text:p>
          </table:table-cell>
          <table:table-cell office:value-type="date" office:date-value="2019-03-06" table:style-name="DateCell">
            <text:p>2019-03-06</text:p>
          </table:table-cell>
          <table:table-cell office:value-type="string">
            <text:p>Irritable Bowel Synd</text:p>
          </table:table-cell>
          <table:table-cell office:value-type="string">
            <text:p>Elder Pharmaceuticals Ltd</text:p>
          </table:table-cell>
          <table:table-cell office:value-type="float" office:value="107">
            <text:p>107</text:p>
          </table:table-cell>
          <table:table-cell office:value-type="float" office:value="22357">
            <text:p>22357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28898</text:p>
          </table:table-cell>
          <table:table-cell office:value-type="string">
            <text:p>Microgestin Fe 1 / 2</text:p>
          </table:table-cell>
          <table:table-cell office:value-type="date" office:date-value="2019-09-27" table:style-name="DateCell">
            <text:p>2019-09-27</text:p>
          </table:table-cell>
          <table:table-cell office:value-type="string">
            <text:p>Birth Control</text:p>
          </table:table-cell>
          <table:table-cell office:value-type="string">
            <text:p>Albert David Ltd</text:p>
          </table:table-cell>
          <table:table-cell office:value-type="float" office:value="834">
            <text:p>834</text:p>
          </table:table-cell>
          <table:table-cell office:value-type="float" office:value="8354">
            <text:p>835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9210</text:p>
          </table:table-cell>
          <table:table-cell office:value-type="string">
            <text:p>Serzone</text:p>
          </table:table-cell>
          <table:table-cell office:value-type="date" office:date-value="2020-05-07" table:style-name="DateCell">
            <text:p>2020-05-07</text:p>
          </table:table-cell>
          <table:table-cell office:value-type="string">
            <text:p>Depression</text:p>
          </table:table-cell>
          <table:table-cell office:value-type="string">
            <text:p>Kopran Ltd</text:p>
          </table:table-cell>
          <table:table-cell office:value-type="float" office:value="233">
            <text:p>233</text:p>
          </table:table-cell>
          <table:table-cell office:value-type="float" office:value="2661">
            <text:p>266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29756</text:p>
          </table:table-cell>
          <table:table-cell office:value-type="string">
            <text:p>Sprintec</text:p>
          </table:table-cell>
          <table:table-cell office:value-type="date" office:date-value="2019-03-03" table:style-name="DateCell">
            <text:p>2019-03-03</text:p>
          </table:table-cell>
          <table:table-cell office:value-type="string">
            <text:p>Ovarian Cysts</text:p>
          </table:table-cell>
          <table:table-cell office:value-type="string">
            <text:p>Lupin Ltd</text:p>
          </table:table-cell>
          <table:table-cell office:value-type="float" office:value="943">
            <text:p>943</text:p>
          </table:table-cell>
          <table:table-cell office:value-type="float" office:value="8226">
            <text:p>822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0401</text:p>
          </table:table-cell>
          <table:table-cell office:value-type="string">
            <text:p>Ethinyl estradiol / </text:p>
          </table:table-cell>
          <table:table-cell office:value-type="date" office:date-value="2019-07-05" table:style-name="DateCell">
            <text:p>2019-07-05</text:p>
          </table:table-cell>
          <table:table-cell office:value-type="string">
            <text:p>Birth Control</text:p>
          </table:table-cell>
          <table:table-cell office:value-type="string">
            <text:p>Glenmark Pharmaceuticals Ltd</text:p>
          </table:table-cell>
          <table:table-cell office:value-type="float" office:value="278">
            <text:p>278</text:p>
          </table:table-cell>
          <table:table-cell office:value-type="float" office:value="16001">
            <text:p>1600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1465</text:p>
          </table:table-cell>
          <table:table-cell office:value-type="string">
            <text:p>Tinidazole</text:p>
          </table:table-cell>
          <table:table-cell office:value-type="date" office:date-value="2019-04-01" table:style-name="DateCell">
            <text:p>2019-04-01</text:p>
          </table:table-cell>
          <table:table-cell office:value-type="string">
            <text:p>Bacterial Vaginitis</text:p>
          </table:table-cell>
          <table:table-cell office:value-type="string">
            <text:p>Fulford (India) Ltd</text:p>
          </table:table-cell>
          <table:table-cell office:value-type="float" office:value="236">
            <text:p>236</text:p>
          </table:table-cell>
          <table:table-cell office:value-type="float" office:value="24089">
            <text:p>2408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1908</text:p>
          </table:table-cell>
          <table:table-cell office:value-type="string">
            <text:p>Gabapentin</text:p>
          </table:table-cell>
          <table:table-cell office:value-type="date" office:date-value="2020-03-21" table:style-name="DateCell">
            <text:p>2020-03-21</text:p>
          </table:table-cell>
          <table:table-cell office:value-type="string">
            <text:p>Bipolar Disorde</text:p>
          </table:table-cell>
          <table:table-cell office:value-type="string">
            <text:p>Marksans Pharma Ltd</text:p>
          </table:table-cell>
          <table:table-cell office:value-type="float" office:value="842">
            <text:p>842</text:p>
          </table:table-cell>
          <table:table-cell office:value-type="float" office:value="13293">
            <text:p>1329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1947</text:p>
          </table:table-cell>
          <table:table-cell office:value-type="string">
            <text:p>Minoxidil</text:p>
          </table:table-cell>
          <table:table-cell office:value-type="date" office:date-value="2020-02-21" table:style-name="DateCell">
            <text:p>2020-02-21</text:p>
          </table:table-cell>
          <table:table-cell office:value-type="string">
            <text:p>High Blood Pressure</text:p>
          </table:table-cell>
          <table:table-cell office:value-type="string">
            <text:p>Ipca Laboratories Ltd</text:p>
          </table:table-cell>
          <table:table-cell office:value-type="float" office:value="428">
            <text:p>428</text:p>
          </table:table-cell>
          <table:table-cell office:value-type="float" office:value="4074">
            <text:p>407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2246</text:p>
          </table:table-cell>
          <table:table-cell office:value-type="string">
            <text:p>Depo-Provera</text:p>
          </table:table-cell>
          <table:table-cell office:value-type="date" office:date-value="2019-12-13" table:style-name="DateCell">
            <text:p>2019-12-13</text:p>
          </table:table-cell>
          <table:table-cell office:value-type="string">
            <text:p>Endometriosis</text:p>
          </table:table-cell>
          <table:table-cell office:value-type="string">
            <text:p>Li Taka Pharmaceuticals Ltd</text:p>
          </table:table-cell>
          <table:table-cell office:value-type="float" office:value="304">
            <text:p>304</text:p>
          </table:table-cell>
          <table:table-cell office:value-type="float" office:value="6411">
            <text:p>641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3173</text:p>
          </table:table-cell>
          <table:table-cell office:value-type="string">
            <text:p>Clonidine</text:p>
          </table:table-cell>
          <table:table-cell office:value-type="date" office:date-value="2019-01-19" table:style-name="DateCell">
            <text:p>2019-01-19</text:p>
          </table:table-cell>
          <table:table-cell office:value-type="string">
            <text:p>ADHD</text:p>
          </table:table-cell>
          <table:table-cell office:value-type="string">
            <text:p>Torrent Pharmaceuticals Ltd</text:p>
          </table:table-cell>
          <table:table-cell office:value-type="float" office:value="316">
            <text:p>316</text:p>
          </table:table-cell>
          <table:table-cell office:value-type="float" office:value="18993">
            <text:p>1899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3395</text:p>
          </table:table-cell>
          <table:table-cell office:value-type="string">
            <text:p>Genvoya</text:p>
          </table:table-cell>
          <table:table-cell office:value-type="date" office:date-value="2020-01-10" table:style-name="DateCell">
            <text:p>2020-01-10</text:p>
          </table:table-cell>
          <table:table-cell office:value-type="string">
            <text:p>HIV Infection</text:p>
          </table:table-cell>
          <table:table-cell office:value-type="string">
            <text:p>Lyka Labs Ltd</text:p>
          </table:table-cell>
          <table:table-cell office:value-type="float" office:value="933">
            <text:p>933</text:p>
          </table:table-cell>
          <table:table-cell office:value-type="float" office:value="10349">
            <text:p>1034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350</text:p>
          </table:table-cell>
          <table:table-cell office:value-type="string">
            <text:p>Levonorgestrel</text:p>
          </table:table-cell>
          <table:table-cell office:value-type="date" office:date-value="2019-04-28" table:style-name="DateCell">
            <text:p>2019-04-28</text:p>
          </table:table-cell>
          <table:table-cell office:value-type="string">
            <text:p>Emergency Contracept</text:p>
          </table:table-cell>
          <table:table-cell office:value-type="string">
            <text:p>R P G Life Sciences Ltd</text:p>
          </table:table-cell>
          <table:table-cell office:value-type="float" office:value="226">
            <text:p>226</text:p>
          </table:table-cell>
          <table:table-cell office:value-type="float" office:value="10993">
            <text:p>1099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3560</text:p>
          </table:table-cell>
          <table:table-cell office:value-type="string">
            <text:p>Miconazole</text:p>
          </table:table-cell>
          <table:table-cell office:value-type="date" office:date-value="2019-09-06" table:style-name="DateCell">
            <text:p>2019-09-06</text:p>
          </table:table-cell>
          <table:table-cell office:value-type="string">
            <text:p>Birth Control</text:p>
          </table:table-cell>
          <table:table-cell office:value-type="string">
            <text:p>Dr. Reddy's Laboratories Ltd</text:p>
          </table:table-cell>
          <table:table-cell office:value-type="float" office:value="231">
            <text:p>231</text:p>
          </table:table-cell>
          <table:table-cell office:value-type="float" office:value="9885">
            <text:p>988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4479</text:p>
          </table:table-cell>
          <table:table-cell office:value-type="string">
            <text:p>Venlafaxine</text:p>
          </table:table-cell>
          <table:table-cell office:value-type="date" office:date-value="2019-09-24" table:style-name="DateCell">
            <text:p>2019-09-24</text:p>
          </table:table-cell>
          <table:table-cell office:value-type="string">
            <text:p>Depression</text:p>
          </table:table-cell>
          <table:table-cell office:value-type="string">
            <text:p>J K Pharmachem Ltd</text:p>
          </table:table-cell>
          <table:table-cell office:value-type="float" office:value="78">
            <text:p>78</text:p>
          </table:table-cell>
          <table:table-cell office:value-type="float" office:value="9362">
            <text:p>936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5120</text:p>
          </table:table-cell>
          <table:table-cell office:value-type="string">
            <text:p>Enbrel</text:p>
          </table:table-cell>
          <table:table-cell office:value-type="date" office:date-value="2020-01-25" table:style-name="DateCell">
            <text:p>2020-01-25</text:p>
          </table:table-cell>
          <table:table-cell office:value-type="string">
            <text:p>Psoriatic Arthritis</text:p>
          </table:table-cell>
          <table:table-cell office:value-type="string">
            <text:p>Fulford (India) Ltd</text:p>
          </table:table-cell>
          <table:table-cell office:value-type="float" office:value="444">
            <text:p>444</text:p>
          </table:table-cell>
          <table:table-cell office:value-type="float" office:value="17232">
            <text:p>1723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5608</text:p>
          </table:table-cell>
          <table:table-cell office:value-type="string">
            <text:p>Microgestin Fe 1 / 2</text:p>
          </table:table-cell>
          <table:table-cell office:value-type="date" office:date-value="2019-05-16" table:style-name="DateCell">
            <text:p>2019-05-16</text:p>
          </table:table-cell>
          <table:table-cell office:value-type="string">
            <text:p>Acne</text:p>
          </table:table-cell>
          <table:table-cell office:value-type="string">
            <text:p>F D C Ltd</text:p>
          </table:table-cell>
          <table:table-cell office:value-type="float" office:value="549">
            <text:p>549</text:p>
          </table:table-cell>
          <table:table-cell office:value-type="float" office:value="16980">
            <text:p>1698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6268</text:p>
          </table:table-cell>
          <table:table-cell office:value-type="string">
            <text:p>Desvenlafaxine</text:p>
          </table:table-cell>
          <table:table-cell office:value-type="date" office:date-value="2019-09-20" table:style-name="DateCell">
            <text:p>2019-09-20</text:p>
          </table:table-cell>
          <table:table-cell office:value-type="string">
            <text:p>Depression</text:p>
          </table:table-cell>
          <table:table-cell office:value-type="string">
            <text:p>East India Pharmaceutical Works Ltd</text:p>
          </table:table-cell>
          <table:table-cell office:value-type="float" office:value="323">
            <text:p>323</text:p>
          </table:table-cell>
          <table:table-cell office:value-type="float" office:value="7300">
            <text:p>730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7326</text:p>
          </table:table-cell>
          <table:table-cell office:value-type="string">
            <text:p>Ethinyl estradiol / </text:p>
          </table:table-cell>
          <table:table-cell office:value-type="date" office:date-value="2019-09-24" table:style-name="DateCell">
            <text:p>2019-09-24</text:p>
          </table:table-cell>
          <table:table-cell office:value-type="string">
            <text:p>Birth Control</text:p>
          </table:table-cell>
          <table:table-cell office:value-type="string">
            <text:p>Albert David Ltd</text:p>
          </table:table-cell>
          <table:table-cell office:value-type="float" office:value="589">
            <text:p>589</text:p>
          </table:table-cell>
          <table:table-cell office:value-type="float" office:value="2525">
            <text:p>252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7351</text:p>
          </table:table-cell>
          <table:table-cell office:value-type="string">
            <text:p>Hyoscyamine / methen</text:p>
          </table:table-cell>
          <table:table-cell office:value-type="date" office:date-value="2019-10-31" table:style-name="DateCell">
            <text:p>2019-10-31</text:p>
          </table:table-cell>
          <table:table-cell office:value-type="string">
            <text:p>Urinary Tract Infect</text:p>
          </table:table-cell>
          <table:table-cell office:value-type="string">
            <text:p>Themis Medicare Ltd</text:p>
          </table:table-cell>
          <table:table-cell office:value-type="float" office:value="808">
            <text:p>808</text:p>
          </table:table-cell>
          <table:table-cell office:value-type="float" office:value="21966">
            <text:p>2196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8116</text:p>
          </table:table-cell>
          <table:table-cell office:value-type="string">
            <text:p>Celecoxib</text:p>
          </table:table-cell>
          <table:table-cell office:value-type="date" office:date-value="2019-04-16" table:style-name="DateCell">
            <text:p>2019-04-16</text:p>
          </table:table-cell>
          <table:table-cell office:value-type="string">
            <text:p>Osteoarthritis</text:p>
          </table:table-cell>
          <table:table-cell office:value-type="string">
            <text:p>Abbott India Ltd</text:p>
          </table:table-cell>
          <table:table-cell office:value-type="float" office:value="627">
            <text:p>627</text:p>
          </table:table-cell>
          <table:table-cell office:value-type="float" office:value="15889">
            <text:p>1588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8461</text:p>
          </table:table-cell>
          <table:table-cell office:value-type="string">
            <text:p>Brisdelle</text:p>
          </table:table-cell>
          <table:table-cell office:value-type="date" office:date-value="2019-06-28" table:style-name="DateCell">
            <text:p>2019-06-28</text:p>
          </table:table-cell>
          <table:table-cell office:value-type="string">
            <text:p>Vaginal Yeast Infect</text:p>
          </table:table-cell>
          <table:table-cell office:value-type="string">
            <text:p>Venkat Pharma Ltd</text:p>
          </table:table-cell>
          <table:table-cell office:value-type="float" office:value="792">
            <text:p>792</text:p>
          </table:table-cell>
          <table:table-cell office:value-type="float" office:value="5454">
            <text:p>545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39293</text:p>
          </table:table-cell>
          <table:table-cell office:value-type="string">
            <text:p>Inderal</text:p>
          </table:table-cell>
          <table:table-cell office:value-type="date" office:date-value="2019-04-20" table:style-name="DateCell">
            <text:p>2019-04-20</text:p>
          </table:table-cell>
          <table:table-cell office:value-type="string">
            <text:p>Migraine Prevention</text:p>
          </table:table-cell>
          <table:table-cell office:value-type="string">
            <text:p>GlaxoSmithKline Pharmaceuticals Ltd</text:p>
          </table:table-cell>
          <table:table-cell office:value-type="float" office:value="957">
            <text:p>957</text:p>
          </table:table-cell>
          <table:table-cell office:value-type="float" office:value="14405">
            <text:p>14405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41991</text:p>
          </table:table-cell>
          <table:table-cell office:value-type="string">
            <text:p>Beyaz</text:p>
          </table:table-cell>
          <table:table-cell office:value-type="date" office:date-value="2019-07-25" table:style-name="DateCell">
            <text:p>2019-07-25</text:p>
          </table:table-cell>
          <table:table-cell office:value-type="string">
            <text:p>Birth Control</text:p>
          </table:table-cell>
          <table:table-cell office:value-type="string">
            <text:p>Johnson &amp; Johnson</text:p>
          </table:table-cell>
          <table:table-cell office:value-type="float" office:value="421">
            <text:p>421</text:p>
          </table:table-cell>
          <table:table-cell office:value-type="float" office:value="9271">
            <text:p>927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44179</text:p>
          </table:table-cell>
          <table:table-cell office:value-type="string">
            <text:p>Escitalopram</text:p>
          </table:table-cell>
          <table:table-cell office:value-type="date" office:date-value="2020-04-21" table:style-name="DateCell">
            <text:p>2020-04-21</text:p>
          </table:table-cell>
          <table:table-cell office:value-type="string">
            <text:p>ibromyalgia</text:p>
          </table:table-cell>
          <table:table-cell office:value-type="string">
            <text:p>F D C Ltd</text:p>
          </table:table-cell>
          <table:table-cell office:value-type="float" office:value="307">
            <text:p>307</text:p>
          </table:table-cell>
          <table:table-cell office:value-type="float" office:value="19280">
            <text:p>1928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45260</text:p>
          </table:table-cell>
          <table:table-cell office:value-type="string">
            <text:p>Zoloft</text:p>
          </table:table-cell>
          <table:table-cell office:value-type="date" office:date-value="2019-10-28" table:style-name="DateCell">
            <text:p>2019-10-28</text:p>
          </table:table-cell>
          <table:table-cell office:value-type="string">
            <text:p>Psoriatic Arthritis</text:p>
          </table:table-cell>
          <table:table-cell office:value-type="string">
            <text:p>Lupin Ltd</text:p>
          </table:table-cell>
          <table:table-cell office:value-type="float" office:value="215">
            <text:p>215</text:p>
          </table:table-cell>
          <table:table-cell office:value-type="float" office:value="1735">
            <text:p>173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4554</text:p>
          </table:table-cell>
          <table:table-cell office:value-type="string">
            <text:p>Tessalon Perles</text:p>
          </table:table-cell>
          <table:table-cell office:value-type="date" office:date-value="2019-09-12" table:style-name="DateCell">
            <text:p>2019-09-12</text:p>
          </table:table-cell>
          <table:table-cell office:value-type="string">
            <text:p>Cough</text:p>
          </table:table-cell>
          <table:table-cell office:value-type="string">
            <text:p>Bharat Immunologicals &amp; Biologicals Corp</text:p>
          </table:table-cell>
          <table:table-cell office:value-type="float" office:value="871">
            <text:p>871</text:p>
          </table:table-cell>
          <table:table-cell office:value-type="float" office:value="6900">
            <text:p>690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46619</text:p>
          </table:table-cell>
          <table:table-cell office:value-type="string">
            <text:p>Keflex</text:p>
          </table:table-cell>
          <table:table-cell office:value-type="date" office:date-value="2019-08-17" table:style-name="DateCell">
            <text:p>2019-08-17</text:p>
          </table:table-cell>
          <table:table-cell office:value-type="string">
            <text:p>Bacterial Infection</text:p>
          </table:table-cell>
          <table:table-cell office:value-type="string">
            <text:p>Ahlcon Parenterals (India) Ltd</text:p>
          </table:table-cell>
          <table:table-cell office:value-type="float" office:value="930">
            <text:p>930</text:p>
          </table:table-cell>
          <table:table-cell office:value-type="float" office:value="4068">
            <text:p>406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46742</text:p>
          </table:table-cell>
          <table:table-cell office:value-type="string">
            <text:p>Benzoyl peroxide / c</text:p>
          </table:table-cell>
          <table:table-cell office:value-type="date" office:date-value="2019-03-15" table:style-name="DateCell">
            <text:p>2019-03-15</text:p>
          </table:table-cell>
          <table:table-cell office:value-type="string">
            <text:p>Acne</text:p>
          </table:table-cell>
          <table:table-cell office:value-type="string">
            <text:p>Albert David Ltd</text:p>
          </table:table-cell>
          <table:table-cell office:value-type="float" office:value="439">
            <text:p>439</text:p>
          </table:table-cell>
          <table:table-cell office:value-type="float" office:value="20388">
            <text:p>20388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4907</text:p>
          </table:table-cell>
          <table:table-cell office:value-type="string">
            <text:p>Humira</text:p>
          </table:table-cell>
          <table:table-cell office:value-type="date" office:date-value="2019-08-28" table:style-name="DateCell">
            <text:p>2019-08-28</text:p>
          </table:table-cell>
          <table:table-cell office:value-type="string">
            <text:p>Psoriatic Arthritis</text:p>
          </table:table-cell>
          <table:table-cell office:value-type="string">
            <text:p>Pfizer Ltd</text:p>
          </table:table-cell>
          <table:table-cell office:value-type="float" office:value="306">
            <text:p>306</text:p>
          </table:table-cell>
          <table:table-cell office:value-type="float" office:value="10850">
            <text:p>1085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50229</text:p>
          </table:table-cell>
          <table:table-cell office:value-type="string">
            <text:p>Ivermectin</text:p>
          </table:table-cell>
          <table:table-cell office:value-type="date" office:date-value="2019-04-27" table:style-name="DateCell">
            <text:p>2019-04-27</text:p>
          </table:table-cell>
          <table:table-cell office:value-type="string">
            <text:p>Rosacea</text:p>
          </table:table-cell>
          <table:table-cell office:value-type="string">
            <text:p>Ajanta Pharma Ltd</text:p>
          </table:table-cell>
          <table:table-cell office:value-type="float" office:value="203">
            <text:p>203</text:p>
          </table:table-cell>
          <table:table-cell office:value-type="float" office:value="12690">
            <text:p>1269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50635</text:p>
          </table:table-cell>
          <table:table-cell office:value-type="string">
            <text:p>Fluorouracil</text:p>
          </table:table-cell>
          <table:table-cell office:value-type="date" office:date-value="2019-07-08" table:style-name="DateCell">
            <text:p>2019-07-08</text:p>
          </table:table-cell>
          <table:table-cell office:value-type="string">
            <text:p>Actinic Keratosis</text:p>
          </table:table-cell>
          <table:table-cell office:value-type="string">
            <text:p>Gufic Biosciences Ltd</text:p>
          </table:table-cell>
          <table:table-cell office:value-type="float" office:value="472">
            <text:p>472</text:p>
          </table:table-cell>
          <table:table-cell office:value-type="float" office:value="11014">
            <text:p>1101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51992</text:p>
          </table:table-cell>
          <table:table-cell office:value-type="string">
            <text:p>Naprosyn</text:p>
          </table:table-cell>
          <table:table-cell office:value-type="date" office:date-value="2020-04-22" table:style-name="DateCell">
            <text:p>2020-04-22</text:p>
          </table:table-cell>
          <table:table-cell office:value-type="string">
            <text:p>Back Pain</text:p>
          </table:table-cell>
          <table:table-cell office:value-type="string">
            <text:p>Krebs Biochemicals &amp; Inds</text:p>
          </table:table-cell>
          <table:table-cell office:value-type="float" office:value="159">
            <text:p>159</text:p>
          </table:table-cell>
          <table:table-cell office:value-type="float" office:value="22197">
            <text:p>2219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53409</text:p>
          </table:table-cell>
          <table:table-cell office:value-type="string">
            <text:p>Acetaminophen / buta</text:p>
          </table:table-cell>
          <table:table-cell office:value-type="date" office:date-value="2019-11-28" table:style-name="DateCell">
            <text:p>2019-11-28</text:p>
          </table:table-cell>
          <table:table-cell office:value-type="string">
            <text:p>Headache</text:p>
          </table:table-cell>
          <table:table-cell office:value-type="string">
            <text:p>Zandu Pharmaceutical Works Ltd</text:p>
          </table:table-cell>
          <table:table-cell office:value-type="float" office:value="949">
            <text:p>949</text:p>
          </table:table-cell>
          <table:table-cell office:value-type="float" office:value="8250">
            <text:p>825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5357</text:p>
          </table:table-cell>
          <table:table-cell office:value-type="string">
            <text:p>Wellbutrin</text:p>
          </table:table-cell>
          <table:table-cell office:value-type="date" office:date-value="2020-02-18" table:style-name="DateCell">
            <text:p>2020-02-18</text:p>
          </table:table-cell>
          <table:table-cell office:value-type="string">
            <text:p>Major Depressive Dis</text:p>
          </table:table-cell>
          <table:table-cell office:value-type="string">
            <text:p>Solvay Pharma India Ltd</text:p>
          </table:table-cell>
          <table:table-cell office:value-type="float" office:value="296">
            <text:p>296</text:p>
          </table:table-cell>
          <table:table-cell office:value-type="float" office:value="7000">
            <text:p>700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53685</text:p>
          </table:table-cell>
          <table:table-cell office:value-type="string">
            <text:p>Vyvanse</text:p>
          </table:table-cell>
          <table:table-cell office:value-type="date" office:date-value="2019-06-27" table:style-name="DateCell">
            <text:p>2019-06-27</text:p>
          </table:table-cell>
          <table:table-cell office:value-type="string">
            <text:p>Diabetic Peripheral </text:p>
          </table:table-cell>
          <table:table-cell office:value-type="string">
            <text:p>Albert David Ltd</text:p>
          </table:table-cell>
          <table:table-cell office:value-type="float" office:value="274">
            <text:p>274</text:p>
          </table:table-cell>
          <table:table-cell office:value-type="float" office:value="21484">
            <text:p>2148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5486</text:p>
          </table:table-cell>
          <table:table-cell office:value-type="string">
            <text:p>Gabapentin</text:p>
          </table:table-cell>
          <table:table-cell office:value-type="date" office:date-value="2019-02-12" table:style-name="DateCell">
            <text:p>2019-02-12</text:p>
          </table:table-cell>
          <table:table-cell office:value-type="string">
            <text:p>ibromyalgia</text:p>
          </table:table-cell>
          <table:table-cell office:value-type="string">
            <text:p>Merck Ltd</text:p>
          </table:table-cell>
          <table:table-cell office:value-type="float" office:value="444">
            <text:p>444</text:p>
          </table:table-cell>
          <table:table-cell office:value-type="float" office:value="13589">
            <text:p>1358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56193</text:p>
          </table:table-cell>
          <table:table-cell office:value-type="string">
            <text:p>Oxycodone</text:p>
          </table:table-cell>
          <table:table-cell office:value-type="date" office:date-value="2020-01-21" table:style-name="DateCell">
            <text:p>2020-01-21</text:p>
          </table:table-cell>
          <table:table-cell office:value-type="string">
            <text:p>Birth Control</text:p>
          </table:table-cell>
          <table:table-cell office:value-type="string">
            <text:p>Kudos Chemie Ltd</text:p>
          </table:table-cell>
          <table:table-cell office:value-type="float" office:value="820">
            <text:p>820</text:p>
          </table:table-cell>
          <table:table-cell office:value-type="float" office:value="5420">
            <text:p>5420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57137</text:p>
          </table:table-cell>
          <table:table-cell office:value-type="string">
            <text:p>Belviq</text:p>
          </table:table-cell>
          <table:table-cell office:value-type="date" office:date-value="2019-11-12" table:style-name="DateCell">
            <text:p>2019-11-12</text:p>
          </table:table-cell>
          <table:table-cell office:value-type="string">
            <text:p>Weight Loss</text:p>
          </table:table-cell>
          <table:table-cell office:value-type="string">
            <text:p>Parenteral Drugs (India) Ltd</text:p>
          </table:table-cell>
          <table:table-cell office:value-type="float" office:value="543">
            <text:p>543</text:p>
          </table:table-cell>
          <table:table-cell office:value-type="float" office:value="20128">
            <text:p>2012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58200</text:p>
          </table:table-cell>
          <table:table-cell office:value-type="string">
            <text:p>ParaGard</text:p>
          </table:table-cell>
          <table:table-cell office:value-type="date" office:date-value="2019-09-09" table:style-name="DateCell">
            <text:p>2019-09-09</text:p>
          </table:table-cell>
          <table:table-cell office:value-type="string">
            <text:p>Birth Control</text:p>
          </table:table-cell>
          <table:table-cell office:value-type="string">
            <text:p>Lyka Labs Ltd</text:p>
          </table:table-cell>
          <table:table-cell office:value-type="float" office:value="684">
            <text:p>684</text:p>
          </table:table-cell>
          <table:table-cell office:value-type="float" office:value="7464">
            <text:p>7464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58280</text:p>
          </table:table-cell>
          <table:table-cell office:value-type="string">
            <text:p>Bupropion</text:p>
          </table:table-cell>
          <table:table-cell office:value-type="date" office:date-value="2020-03-27" table:style-name="DateCell">
            <text:p>2020-03-27</text:p>
          </table:table-cell>
          <table:table-cell office:value-type="string">
            <text:p>Nausea/Vomiting</text:p>
          </table:table-cell>
          <table:table-cell office:value-type="string">
            <text:p>Lincoln Pharmaceuticals Ltd</text:p>
          </table:table-cell>
          <table:table-cell office:value-type="float" office:value="889">
            <text:p>889</text:p>
          </table:table-cell>
          <table:table-cell office:value-type="float" office:value="11421">
            <text:p>1142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58995</text:p>
          </table:table-cell>
          <table:table-cell office:value-type="string">
            <text:p>Restoril</text:p>
          </table:table-cell>
          <table:table-cell office:value-type="date" office:date-value="2019-01-02" table:style-name="DateCell">
            <text:p>2019-01-02</text:p>
          </table:table-cell>
          <table:table-cell office:value-type="string">
            <text:p>Constipation</text:p>
          </table:table-cell>
          <table:table-cell office:value-type="string">
            <text:p>Neuland Laboratories Ltd</text:p>
          </table:table-cell>
          <table:table-cell office:value-type="float" office:value="548">
            <text:p>548</text:p>
          </table:table-cell>
          <table:table-cell office:value-type="float" office:value="24737">
            <text:p>2473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60341</text:p>
          </table:table-cell>
          <table:table-cell office:value-type="string">
            <text:p>Ciclopirox</text:p>
          </table:table-cell>
          <table:table-cell office:value-type="date" office:date-value="2020-01-27" table:style-name="DateCell">
            <text:p>2020-01-27</text:p>
          </table:table-cell>
          <table:table-cell office:value-type="string">
            <text:p>Onychomycosis, Finge</text:p>
          </table:table-cell>
          <table:table-cell office:value-type="string">
            <text:p>Nectar Lifesciences Ltd</text:p>
          </table:table-cell>
          <table:table-cell office:value-type="float" office:value="993">
            <text:p>993</text:p>
          </table:table-cell>
          <table:table-cell office:value-type="float" office:value="7586">
            <text:p>758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62652</text:p>
          </table:table-cell>
          <table:table-cell office:value-type="string">
            <text:p>Ethinyl estradiol / </text:p>
          </table:table-cell>
          <table:table-cell office:value-type="date" office:date-value="2019-02-02" table:style-name="DateCell">
            <text:p>2019-02-02</text:p>
          </table:table-cell>
          <table:table-cell office:value-type="string">
            <text:p>Birth Control</text:p>
          </table:table-cell>
          <table:table-cell office:value-type="string">
            <text:p>Dr. Reddy's Laboratories Ltd</text:p>
          </table:table-cell>
          <table:table-cell office:value-type="float" office:value="52">
            <text:p>52</text:p>
          </table:table-cell>
          <table:table-cell office:value-type="float" office:value="6805">
            <text:p>6805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64109</text:p>
          </table:table-cell>
          <table:table-cell office:value-type="string">
            <text:p>ParaGard</text:p>
          </table:table-cell>
          <table:table-cell office:value-type="date" office:date-value="2019-01-14" table:style-name="DateCell">
            <text:p>2019-01-14</text:p>
          </table:table-cell>
          <table:table-cell office:value-type="string">
            <text:p>Birth Control</text:p>
          </table:table-cell>
          <table:table-cell office:value-type="string">
            <text:p>J B Chemicals &amp; Pharmaceuticals Ltd</text:p>
          </table:table-cell>
          <table:table-cell office:value-type="float" office:value="601">
            <text:p>601</text:p>
          </table:table-cell>
          <table:table-cell office:value-type="float" office:value="17841">
            <text:p>1784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65334</text:p>
          </table:table-cell>
          <table:table-cell office:value-type="string">
            <text:p>Aldesleukin</text:p>
          </table:table-cell>
          <table:table-cell office:value-type="date" office:date-value="2019-02-20" table:style-name="DateCell">
            <text:p>2019-02-20</text:p>
          </table:table-cell>
          <table:table-cell office:value-type="string">
            <text:p>Birth Control</text:p>
          </table:table-cell>
          <table:table-cell office:value-type="string">
            <text:p>Panacea Biotec Ltd</text:p>
          </table:table-cell>
          <table:table-cell office:value-type="float" office:value="840">
            <text:p>840</text:p>
          </table:table-cell>
          <table:table-cell office:value-type="float" office:value="18620">
            <text:p>1862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66036</text:p>
          </table:table-cell>
          <table:table-cell office:value-type="string">
            <text:p>Ayr Saline Nasal</text:p>
          </table:table-cell>
          <table:table-cell office:value-type="date" office:date-value="2019-11-09" table:style-name="DateCell">
            <text:p>2019-11-09</text:p>
          </table:table-cell>
          <table:table-cell office:value-type="string">
            <text:p>Nasal Congestion</text:p>
          </table:table-cell>
          <table:table-cell office:value-type="string">
            <text:p>Marksans Pharma Ltd</text:p>
          </table:table-cell>
          <table:table-cell office:value-type="float" office:value="809">
            <text:p>809</text:p>
          </table:table-cell>
          <table:table-cell office:value-type="float" office:value="20877">
            <text:p>2087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66458</text:p>
          </table:table-cell>
          <table:table-cell office:value-type="string">
            <text:p>Depo-Provera</text:p>
          </table:table-cell>
          <table:table-cell office:value-type="date" office:date-value="2019-05-07" table:style-name="DateCell">
            <text:p>2019-05-07</text:p>
          </table:table-cell>
          <table:table-cell office:value-type="string">
            <text:p>Birth Control</text:p>
          </table:table-cell>
          <table:table-cell office:value-type="string">
            <text:p>F D C Ltd</text:p>
          </table:table-cell>
          <table:table-cell office:value-type="float" office:value="608">
            <text:p>608</text:p>
          </table:table-cell>
          <table:table-cell office:value-type="float" office:value="14348">
            <text:p>1434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66736</text:p>
          </table:table-cell>
          <table:table-cell office:value-type="string">
            <text:p>Insulin inhalation, </text:p>
          </table:table-cell>
          <table:table-cell office:value-type="date" office:date-value="2019-03-12" table:style-name="DateCell">
            <text:p>2019-03-12</text:p>
          </table:table-cell>
          <table:table-cell office:value-type="string">
            <text:p>Diabetes, Type 1</text:p>
          </table:table-cell>
          <table:table-cell office:value-type="string">
            <text:p>Biocon Ltd</text:p>
          </table:table-cell>
          <table:table-cell office:value-type="float" office:value="906">
            <text:p>906</text:p>
          </table:table-cell>
          <table:table-cell office:value-type="float" office:value="19922">
            <text:p>1992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6760</text:p>
          </table:table-cell>
          <table:table-cell office:value-type="string">
            <text:p>Desyrel</text:p>
          </table:table-cell>
          <table:table-cell office:value-type="date" office:date-value="2020-04-27" table:style-name="DateCell">
            <text:p>2020-04-27</text:p>
          </table:table-cell>
          <table:table-cell office:value-type="string">
            <text:p>Birth Control</text:p>
          </table:table-cell>
          <table:table-cell office:value-type="string">
            <text:p>J B Chemicals &amp; Pharmaceuticals Ltd</text:p>
          </table:table-cell>
          <table:table-cell office:value-type="float" office:value="782">
            <text:p>782</text:p>
          </table:table-cell>
          <table:table-cell office:value-type="float" office:value="1387">
            <text:p>138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68412</text:p>
          </table:table-cell>
          <table:table-cell office:value-type="string">
            <text:p>Gabapentin</text:p>
          </table:table-cell>
          <table:table-cell office:value-type="date" office:date-value="2020-04-24" table:style-name="DateCell">
            <text:p>2020-04-24</text:p>
          </table:table-cell>
          <table:table-cell office:value-type="string">
            <text:p>Pain</text:p>
          </table:table-cell>
          <table:table-cell office:value-type="string">
            <text:p>Zandu Pharmaceutical Works Ltd</text:p>
          </table:table-cell>
          <table:table-cell office:value-type="float" office:value="683">
            <text:p>683</text:p>
          </table:table-cell>
          <table:table-cell office:value-type="float" office:value="17272">
            <text:p>1727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6971</text:p>
          </table:table-cell>
          <table:table-cell office:value-type="string">
            <text:p>Lastacaft</text:p>
          </table:table-cell>
          <table:table-cell office:value-type="date" office:date-value="2020-04-14" table:style-name="DateCell">
            <text:p>2020-04-14</text:p>
          </table:table-cell>
          <table:table-cell office:value-type="string">
            <text:p>Conjunctivitis, Alle</text:p>
          </table:table-cell>
          <table:table-cell office:value-type="string">
            <text:p>Amrutanjan Ltd</text:p>
          </table:table-cell>
          <table:table-cell office:value-type="float" office:value="611">
            <text:p>611</text:p>
          </table:table-cell>
          <table:table-cell office:value-type="float" office:value="9518">
            <text:p>951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70424</text:p>
          </table:table-cell>
          <table:table-cell office:value-type="string">
            <text:p>Propofol</text:p>
          </table:table-cell>
          <table:table-cell office:value-type="date" office:date-value="2019-02-27" table:style-name="DateCell">
            <text:p>2019-02-27</text:p>
          </table:table-cell>
          <table:table-cell office:value-type="string">
            <text:p>Anesthesia</text:p>
          </table:table-cell>
          <table:table-cell office:value-type="string">
            <text:p>Divi'S Laboratories Ltd</text:p>
          </table:table-cell>
          <table:table-cell office:value-type="float" office:value="330">
            <text:p>330</text:p>
          </table:table-cell>
          <table:table-cell office:value-type="float" office:value="15179">
            <text:p>1517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70808</text:p>
          </table:table-cell>
          <table:table-cell office:value-type="string">
            <text:p>Sovaldi</text:p>
          </table:table-cell>
          <table:table-cell office:value-type="date" office:date-value="2019-12-04" table:style-name="DateCell">
            <text:p>2019-12-04</text:p>
          </table:table-cell>
          <table:table-cell office:value-type="string">
            <text:p>Anxiety</text:p>
          </table:table-cell>
          <table:table-cell office:value-type="string">
            <text:p>Parenteral Drugs (India) Ltd</text:p>
          </table:table-cell>
          <table:table-cell office:value-type="float" office:value="703">
            <text:p>703</text:p>
          </table:table-cell>
          <table:table-cell office:value-type="float" office:value="5706">
            <text:p>570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71206</text:p>
          </table:table-cell>
          <table:table-cell office:value-type="string">
            <text:p>Methotrexate</text:p>
          </table:table-cell>
          <table:table-cell office:value-type="date" office:date-value="2019-10-15" table:style-name="DateCell">
            <text:p>2019-10-15</text:p>
          </table:table-cell>
          <table:table-cell office:value-type="string">
            <text:p>Psoriasis</text:p>
          </table:table-cell>
          <table:table-cell office:value-type="string">
            <text:p>Nicholas Piramal India Ltd</text:p>
          </table:table-cell>
          <table:table-cell office:value-type="float" office:value="970">
            <text:p>970</text:p>
          </table:table-cell>
          <table:table-cell office:value-type="float" office:value="24195">
            <text:p>2419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71428</text:p>
          </table:table-cell>
          <table:table-cell office:value-type="string">
            <text:p>Levonorgestrel</text:p>
          </table:table-cell>
          <table:table-cell office:value-type="date" office:date-value="2019-12-17" table:style-name="DateCell">
            <text:p>2019-12-17</text:p>
          </table:table-cell>
          <table:table-cell office:value-type="string">
            <text:p>Birth Control</text:p>
          </table:table-cell>
          <table:table-cell office:value-type="string">
            <text:p>Wockhardt Ltd</text:p>
          </table:table-cell>
          <table:table-cell office:value-type="float" office:value="312">
            <text:p>312</text:p>
          </table:table-cell>
          <table:table-cell office:value-type="float" office:value="14841">
            <text:p>1484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72043</text:p>
          </table:table-cell>
          <table:table-cell office:value-type="string">
            <text:p>Demerol</text:p>
          </table:table-cell>
          <table:table-cell office:value-type="date" office:date-value="2019-04-08" table:style-name="DateCell">
            <text:p>2019-04-08</text:p>
          </table:table-cell>
          <table:table-cell office:value-type="string">
            <text:p>Depression</text:p>
          </table:table-cell>
          <table:table-cell office:value-type="string">
            <text:p>Cadila Healthcare Ltd</text:p>
          </table:table-cell>
          <table:table-cell office:value-type="float" office:value="413">
            <text:p>413</text:p>
          </table:table-cell>
          <table:table-cell office:value-type="float" office:value="8829">
            <text:p>882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72178</text:p>
          </table:table-cell>
          <table:table-cell office:value-type="string">
            <text:p>Monistat 3-Day Combi</text:p>
          </table:table-cell>
          <table:table-cell office:value-type="date" office:date-value="2019-04-09" table:style-name="DateCell">
            <text:p>2019-04-09</text:p>
          </table:table-cell>
          <table:table-cell office:value-type="string">
            <text:p>Vaginal Yeast Infect</text:p>
          </table:table-cell>
          <table:table-cell office:value-type="string">
            <text:p>Mangalam Drugs &amp; Organics Ltd</text:p>
          </table:table-cell>
          <table:table-cell office:value-type="float" office:value="992">
            <text:p>992</text:p>
          </table:table-cell>
          <table:table-cell office:value-type="float" office:value="19012">
            <text:p>1901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72195</text:p>
          </table:table-cell>
          <table:table-cell office:value-type="string">
            <text:p>Tretinoin</text:p>
          </table:table-cell>
          <table:table-cell office:value-type="date" office:date-value="2019-08-09" table:style-name="DateCell">
            <text:p>2019-08-09</text:p>
          </table:table-cell>
          <table:table-cell office:value-type="string">
            <text:p>Acne</text:p>
          </table:table-cell>
          <table:table-cell office:value-type="string">
            <text:p>Alchem International Ltd</text:p>
          </table:table-cell>
          <table:table-cell office:value-type="float" office:value="974">
            <text:p>974</text:p>
          </table:table-cell>
          <table:table-cell office:value-type="float" office:value="12051">
            <text:p>12051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75416</text:p>
          </table:table-cell>
          <table:table-cell office:value-type="string">
            <text:p>Nalbuphine</text:p>
          </table:table-cell>
          <table:table-cell office:value-type="date" office:date-value="2019-11-19" table:style-name="DateCell">
            <text:p>2019-11-19</text:p>
          </table:table-cell>
          <table:table-cell office:value-type="string">
            <text:p>Pain</text:p>
          </table:table-cell>
          <table:table-cell office:value-type="string">
            <text:p>Shilpa Medicare Ltd</text:p>
          </table:table-cell>
          <table:table-cell office:value-type="float" office:value="967">
            <text:p>967</text:p>
          </table:table-cell>
          <table:table-cell office:value-type="float" office:value="10540">
            <text:p>1054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77164</text:p>
          </table:table-cell>
          <table:table-cell office:value-type="string">
            <text:p>Oxybutynin</text:p>
          </table:table-cell>
          <table:table-cell office:value-type="date" office:date-value="2019-07-26" table:style-name="DateCell">
            <text:p>2019-07-26</text:p>
          </table:table-cell>
          <table:table-cell office:value-type="string">
            <text:p>Hyperhidrosis</text:p>
          </table:table-cell>
          <table:table-cell office:value-type="string">
            <text:p>Ind-Swift Ltd</text:p>
          </table:table-cell>
          <table:table-cell office:value-type="float" office:value="824">
            <text:p>824</text:p>
          </table:table-cell>
          <table:table-cell office:value-type="float" office:value="19137">
            <text:p>1913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7777777</text:p>
          </table:table-cell>
          <table:table-cell office:value-type="string">
            <text:p>melbin</text:p>
          </table:table-cell>
          <table:table-cell office:value-type="date" office:date-value="2019-05-08" table:style-name="DateCell">
            <text:p>2019-05-08</text:p>
          </table:table-cell>
          <table:table-cell office:value-type="string">
            <text:p>head ache</text:p>
          </table:table-cell>
          <table:table-cell office:value-type="string">
            <text:p>aurobindo ltd</text:p>
          </table:table-cell>
          <table:table-cell office:value-type="float" office:value="200">
            <text:p>200</text:p>
          </table:table-cell>
          <table:table-cell office:value-type="float" office:value="15000">
            <text:p>15000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79569</text:p>
          </table:table-cell>
          <table:table-cell office:value-type="string">
            <text:p>Lorcaserin</text:p>
          </table:table-cell>
          <table:table-cell office:value-type="date" office:date-value="2020-02-19" table:style-name="DateCell">
            <text:p>2020-02-19</text:p>
          </table:table-cell>
          <table:table-cell office:value-type="string">
            <text:p>NULL</text:p>
          </table:table-cell>
          <table:table-cell office:value-type="string">
            <text:p>Organon (India) Ltd</text:p>
          </table:table-cell>
          <table:table-cell office:value-type="float" office:value="276">
            <text:p>276</text:p>
          </table:table-cell>
          <table:table-cell office:value-type="float" office:value="3402">
            <text:p>340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79865</text:p>
          </table:table-cell>
          <table:table-cell office:value-type="string">
            <text:p>Trazodone</text:p>
          </table:table-cell>
          <table:table-cell office:value-type="date" office:date-value="2020-05-05" table:style-name="DateCell">
            <text:p>2020-05-05</text:p>
          </table:table-cell>
          <table:table-cell office:value-type="string">
            <text:p>Insomnia</text:p>
          </table:table-cell>
          <table:table-cell office:value-type="string">
            <text:p>Strides Arcolab Ltd</text:p>
          </table:table-cell>
          <table:table-cell office:value-type="float" office:value="408">
            <text:p>408</text:p>
          </table:table-cell>
          <table:table-cell office:value-type="float" office:value="5828">
            <text:p>582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80198</text:p>
          </table:table-cell>
          <table:table-cell office:value-type="string">
            <text:p>Gabapentin</text:p>
          </table:table-cell>
          <table:table-cell office:value-type="date" office:date-value="2019-02-16" table:style-name="DateCell">
            <text:p>2019-02-16</text:p>
          </table:table-cell>
          <table:table-cell office:value-type="string">
            <text:p>Anxiety</text:p>
          </table:table-cell>
          <table:table-cell office:value-type="string">
            <text:p>Jupiter Bioscience Ltd</text:p>
          </table:table-cell>
          <table:table-cell office:value-type="float" office:value="591">
            <text:p>591</text:p>
          </table:table-cell>
          <table:table-cell office:value-type="float" office:value="14561">
            <text:p>14561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81226</text:p>
          </table:table-cell>
          <table:table-cell office:value-type="string">
            <text:p>Tramadol</text:p>
          </table:table-cell>
          <table:table-cell office:value-type="date" office:date-value="2019-06-16" table:style-name="DateCell">
            <text:p>2019-06-16</text:p>
          </table:table-cell>
          <table:table-cell office:value-type="string">
            <text:p>Major Depressive Dis</text:p>
          </table:table-cell>
          <table:table-cell office:value-type="string">
            <text:p>Matrix Laboratories Ltd</text:p>
          </table:table-cell>
          <table:table-cell office:value-type="float" office:value="381">
            <text:p>381</text:p>
          </table:table-cell>
          <table:table-cell office:value-type="float" office:value="9545">
            <text:p>954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81808</text:p>
          </table:table-cell>
          <table:table-cell office:value-type="string">
            <text:p>Acamprosate</text:p>
          </table:table-cell>
          <table:table-cell office:value-type="date" office:date-value="2020-04-04" table:style-name="DateCell">
            <text:p>2020-04-04</text:p>
          </table:table-cell>
          <table:table-cell office:value-type="string">
            <text:p>Birth Control</text:p>
          </table:table-cell>
          <table:table-cell office:value-type="string">
            <text:p>GlaxoSmithKline Pharmaceuticals Ltd</text:p>
          </table:table-cell>
          <table:table-cell office:value-type="float" office:value="302">
            <text:p>302</text:p>
          </table:table-cell>
          <table:table-cell office:value-type="float" office:value="12297">
            <text:p>12297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83706</text:p>
          </table:table-cell>
          <table:table-cell office:value-type="string">
            <text:p>Zofran</text:p>
          </table:table-cell>
          <table:table-cell office:value-type="date" office:date-value="2019-11-12" table:style-name="DateCell">
            <text:p>2019-11-12</text:p>
          </table:table-cell>
          <table:table-cell office:value-type="string">
            <text:p>Nausea/Vomiting</text:p>
          </table:table-cell>
          <table:table-cell office:value-type="string">
            <text:p>Zandu Pharmaceutical Works Ltd</text:p>
          </table:table-cell>
          <table:table-cell office:value-type="float" office:value="169">
            <text:p>169</text:p>
          </table:table-cell>
          <table:table-cell office:value-type="float" office:value="1559">
            <text:p>155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85618</text:p>
          </table:table-cell>
          <table:table-cell office:value-type="string">
            <text:p>Lo Loestrin Fe</text:p>
          </table:table-cell>
          <table:table-cell office:value-type="date" office:date-value="2019-01-31" table:style-name="DateCell">
            <text:p>2019-01-31</text:p>
          </table:table-cell>
          <table:table-cell office:value-type="string">
            <text:p>Motion Sickness</text:p>
          </table:table-cell>
          <table:table-cell office:value-type="string">
            <text:p>Cipla Ltd</text:p>
          </table:table-cell>
          <table:table-cell office:value-type="float" office:value="737">
            <text:p>737</text:p>
          </table:table-cell>
          <table:table-cell office:value-type="float" office:value="17989">
            <text:p>17989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95748</text:p>
          </table:table-cell>
          <table:table-cell office:value-type="string">
            <text:p>Skyla</text:p>
          </table:table-cell>
          <table:table-cell office:value-type="date" office:date-value="2019-07-18" table:style-name="DateCell">
            <text:p>2019-07-18</text:p>
          </table:table-cell>
          <table:table-cell office:value-type="string">
            <text:p>Birth Control</text:p>
          </table:table-cell>
          <table:table-cell office:value-type="string">
            <text:p>Wanbury Ltd</text:p>
          </table:table-cell>
          <table:table-cell office:value-type="float" office:value="542">
            <text:p>542</text:p>
          </table:table-cell>
          <table:table-cell office:value-type="float" office:value="17228">
            <text:p>1722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9695</text:p>
          </table:table-cell>
          <table:table-cell office:value-type="string">
            <text:p>Glyburide</text:p>
          </table:table-cell>
          <table:table-cell office:value-type="date" office:date-value="2020-01-24" table:style-name="DateCell">
            <text:p>2020-01-24</text:p>
          </table:table-cell>
          <table:table-cell office:value-type="string">
            <text:p>Birth Control</text:p>
          </table:table-cell>
          <table:table-cell office:value-type="string">
            <text:p>Divi'S Laboratories Ltd</text:p>
          </table:table-cell>
          <table:table-cell office:value-type="float" office:value="726">
            <text:p>726</text:p>
          </table:table-cell>
          <table:table-cell office:value-type="float" office:value="10255">
            <text:p>1025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96970</text:p>
          </table:table-cell>
          <table:table-cell office:value-type="string">
            <text:p>Zoloft</text:p>
          </table:table-cell>
          <table:table-cell office:value-type="date" office:date-value="2019-10-03" table:style-name="DateCell">
            <text:p>2019-10-03</text:p>
          </table:table-cell>
          <table:table-cell office:value-type="string">
            <text:p>Depression</text:p>
          </table:table-cell>
          <table:table-cell office:value-type="string">
            <text:p>Core Healthcare Ltd</text:p>
          </table:table-cell>
          <table:table-cell office:value-type="float" office:value="407">
            <text:p>407</text:p>
          </table:table-cell>
          <table:table-cell office:value-type="float" office:value="24030">
            <text:p>24030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97013</text:p>
          </table:table-cell>
          <table:table-cell office:value-type="string">
            <text:p>Acetaminophen / hydr</text:p>
          </table:table-cell>
          <table:table-cell office:value-type="date" office:date-value="2019-02-23" table:style-name="DateCell">
            <text:p>2019-02-23</text:p>
          </table:table-cell>
          <table:table-cell office:value-type="string">
            <text:p>Pain</text:p>
          </table:table-cell>
          <table:table-cell office:value-type="string">
            <text:p>Orchid Chemicals &amp; Pharmaceuticals Ltd</text:p>
          </table:table-cell>
          <table:table-cell office:value-type="float" office:value="667">
            <text:p>667</text:p>
          </table:table-cell>
          <table:table-cell office:value-type="float" office:value="5556">
            <text:p>5556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9723</text:p>
          </table:table-cell>
          <table:table-cell office:value-type="string">
            <text:p>Kariva</text:p>
          </table:table-cell>
          <table:table-cell office:value-type="date" office:date-value="2019-08-16" table:style-name="DateCell">
            <text:p>2019-08-16</text:p>
          </table:table-cell>
          <table:table-cell office:value-type="string">
            <text:p>Birth Control</text:p>
          </table:table-cell>
          <table:table-cell office:value-type="string">
            <text:p>Wockhardt Ltd</text:p>
          </table:table-cell>
          <table:table-cell office:value-type="float" office:value="299">
            <text:p>299</text:p>
          </table:table-cell>
          <table:table-cell office:value-type="float" office:value="5155">
            <text:p>515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97768</text:p>
          </table:table-cell>
          <table:table-cell office:value-type="string">
            <text:p>Promethazine</text:p>
          </table:table-cell>
          <table:table-cell office:value-type="date" office:date-value="2019-04-12" table:style-name="DateCell">
            <text:p>2019-04-12</text:p>
          </table:table-cell>
          <table:table-cell office:value-type="string">
            <text:p>Nausea/Vomiting</text:p>
          </table:table-cell>
          <table:table-cell office:value-type="string">
            <text:p>Nicholas Piramal India Ltd</text:p>
          </table:table-cell>
          <table:table-cell office:value-type="float" office:value="235">
            <text:p>235</text:p>
          </table:table-cell>
          <table:table-cell office:value-type="float" office:value="19895">
            <text:p>1989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98320</text:p>
          </table:table-cell>
          <table:table-cell office:value-type="string">
            <text:p>Flexeril</text:p>
          </table:table-cell>
          <table:table-cell office:value-type="date" office:date-value="2019-04-18" table:style-name="DateCell">
            <text:p>2019-04-18</text:p>
          </table:table-cell>
          <table:table-cell office:value-type="string">
            <text:p>Sciatica</text:p>
          </table:table-cell>
          <table:table-cell office:value-type="string">
            <text:p>Kudos Chemie Ltd</text:p>
          </table:table-cell>
          <table:table-cell office:value-type="float" office:value="806">
            <text:p>806</text:p>
          </table:table-cell>
          <table:table-cell office:value-type="float" office:value="19865">
            <text:p>1986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99363</text:p>
          </table:table-cell>
          <table:table-cell office:value-type="string">
            <text:p>Minocycline</text:p>
          </table:table-cell>
          <table:table-cell office:value-type="date" office:date-value="2020-02-06" table:style-name="DateCell">
            <text:p>2020-02-06</text:p>
          </table:table-cell>
          <table:table-cell office:value-type="string">
            <text:p>Rheumatoid Arthritis</text:p>
          </table:table-cell>
          <table:table-cell office:value-type="string">
            <text:p>Bharat Serums &amp; Vaccines Ltd</text:p>
          </table:table-cell>
          <table:table-cell office:value-type="float" office:value="66">
            <text:p>66</text:p>
          </table:table-cell>
          <table:table-cell office:value-type="float" office:value="2801">
            <text:p>2801</text:p>
          </table:table-cell>
          <table:table-cell office:value-type="string">
            <text:p>yes</text:p>
          </table:table-cell>
        </table:table-row>
      </table:table>
      <table:table table:name="users">
        <table:table-row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$2y$10$Pu8finangT7JPWiS/tEaXubBRZuw816yMKKcgbncHtNxSCfR.U/DG</text:p>
          </table:table-cell>
          <table:table-cell office:value-type="date" office:date-value="2020-05-13T14:24:11" table:style-name="DateTimeCell">
            <text:p>2020-05-13 14:24:11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pharmacist</text:p>
          </table:table-cell>
          <table:table-cell office:value-type="string">
            <text:p>$2y$10$d9ncYsL8FAjhdLlBVQUH..ZTzLInkTwUrkTvZ/lVkTfJC0SNjQ0xO</text:p>
          </table:table-cell>
          <table:table-cell office:value-type="date" office:date-value="2020-05-16T13:46:32" table:style-name="DateTimeCell">
            <text:p>2020-05-16 13:46:32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priya</text:p>
          </table:table-cell>
          <table:table-cell office:value-type="string">
            <text:p>$2y$10$2LW2GKO9dQjlyPLgU0T79.p4JiVJp6B7GMBVpN3PNvbwbXj5Yl/Pi</text:p>
          </table:table-cell>
          <table:table-cell office:value-type="date" office:date-value="2020-06-06T10:27:18" table:style-name="DateTimeCell">
            <text:p>2020-06-06 10:27:18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1</meta:generator>
    <meta:initial-creator>phpMyAdmin 5.0.1</meta:initial-creator>
    <meta:creation-date>2020-06-06T07:09:31</meta:creation-date>
  </office:meta>
</office:document-meta>
</file>